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d5228e" officeooo:paragraph-rsid="016757a3"/>
    </style:style>
    <style:style style:name="P117" style:family="paragraph" style:parent-style-name="Text_20_body">
      <style:text-properties officeooo:rsid="00d5228e" officeooo:paragraph-rsid="0178edec"/>
    </style:style>
    <style:style style:name="P118" style:family="paragraph" style:parent-style-name="Text_20_body">
      <style:text-properties officeooo:rsid="00d51d2c" officeooo:paragraph-rsid="016757a3"/>
    </style:style>
    <style:style style:name="P119" style:family="paragraph" style:parent-style-name="Text_20_body">
      <style:text-properties officeooo:rsid="00d781d0" officeooo:paragraph-rsid="0168dd62"/>
    </style:style>
    <style:style style:name="P120" style:family="paragraph" style:parent-style-name="Text_20_body">
      <style:text-properties officeooo:rsid="00d5c214" officeooo:paragraph-rsid="016a7ea0"/>
    </style:style>
    <style:style style:name="P121" style:family="paragraph" style:parent-style-name="Text_20_body">
      <style:text-properties officeooo:paragraph-rsid="004a8ddf"/>
    </style:style>
    <style:style style:name="P122" style:family="paragraph" style:parent-style-name="Text_20_body">
      <style:text-properties officeooo:rsid="016f2a92" officeooo:paragraph-rsid="016f2a92"/>
    </style:style>
    <style:style style:name="P123" style:family="paragraph" style:parent-style-name="Text_20_body">
      <style:text-properties officeooo:rsid="00d6d5ce" officeooo:paragraph-rsid="016a7ea0"/>
    </style:style>
    <style:style style:name="P124" style:family="paragraph" style:parent-style-name="Text_20_body">
      <style:text-properties officeooo:rsid="00dce7ba" officeooo:paragraph-rsid="016fd4b0"/>
    </style:style>
    <style:style style:name="P125" style:family="paragraph" style:parent-style-name="Text_20_body">
      <style:text-properties officeooo:rsid="00dce7ba" officeooo:paragraph-rsid="0173e309"/>
    </style:style>
    <style:style style:name="P126" style:family="paragraph" style:parent-style-name="Text_20_body">
      <style:text-properties officeooo:rsid="00e577e4" officeooo:paragraph-rsid="0173e309"/>
    </style:style>
    <style:style style:name="P127" style:family="paragraph" style:parent-style-name="Text_20_body">
      <style:text-properties officeooo:rsid="00e577e4" officeooo:paragraph-rsid="0174b04b"/>
    </style:style>
    <style:style style:name="P128" style:family="paragraph" style:parent-style-name="Text_20_body">
      <style:text-properties officeooo:rsid="0168dd62" officeooo:paragraph-rsid="0168dd62"/>
    </style:style>
    <style:style style:name="P129" style:family="paragraph" style:parent-style-name="Text_20_body">
      <style:text-properties officeooo:rsid="01742d23" officeooo:paragraph-rsid="01742d23"/>
    </style:style>
    <style:style style:name="P130" style:family="paragraph" style:parent-style-name="Text_20_body">
      <style:text-properties officeooo:rsid="00d77829" officeooo:paragraph-rsid="0177d0a3"/>
    </style:style>
    <style:style style:name="P131" style:family="paragraph" style:parent-style-name="Text_20_body">
      <style:text-properties officeooo:rsid="0177d0a3" officeooo:paragraph-rsid="0177d0a3"/>
    </style:style>
    <style:style style:name="P132" style:family="paragraph" style:parent-style-name="Text_20_body">
      <style:text-properties officeooo:rsid="017a8fbb" officeooo:paragraph-rsid="017a8fbb"/>
    </style:style>
    <style:style style:name="P133" style:family="paragraph" style:parent-style-name="Text_20_body">
      <style:text-properties officeooo:rsid="017c7be3" officeooo:paragraph-rsid="017c7be3"/>
    </style:style>
    <style:style style:name="P134" style:family="paragraph" style:parent-style-name="Text_20_body">
      <style:text-properties officeooo:rsid="00f7ef49" officeooo:paragraph-rsid="017e793b"/>
    </style:style>
    <style:style style:name="P135" style:family="paragraph" style:parent-style-name="Text_20_body">
      <style:text-properties officeooo:rsid="0180e5b8" officeooo:paragraph-rsid="0180e5b8"/>
    </style:style>
    <style:style style:name="P136" style:family="paragraph" style:parent-style-name="Text_20_body">
      <style:text-properties officeooo:paragraph-rsid="0180e5b8"/>
    </style:style>
    <style:style style:name="P137" style:family="paragraph" style:parent-style-name="Text_20_body">
      <style:text-properties officeooo:rsid="01825ad8" officeooo:paragraph-rsid="01825ad8"/>
    </style:style>
    <style:style style:name="P138" style:family="paragraph" style:parent-style-name="Text_20_body">
      <style:text-properties officeooo:paragraph-rsid="0011c299"/>
    </style:style>
    <style:style style:name="P139" style:family="paragraph" style:parent-style-name="Text_20_body">
      <style:text-properties officeooo:rsid="0187ee61" officeooo:paragraph-rsid="0187ee61"/>
    </style:style>
    <style:style style:name="P140" style:family="paragraph" style:parent-style-name="Text_20_body">
      <style:text-properties officeooo:rsid="018845e6" officeooo:paragraph-rsid="018845e6"/>
    </style:style>
    <style:style style:name="P141" style:family="paragraph" style:parent-style-name="Text_20_body">
      <style:text-properties officeooo:rsid="018845e6" officeooo:paragraph-rsid="018a880c"/>
    </style:style>
    <style:style style:name="P142" style:family="paragraph" style:parent-style-name="Text_20_body">
      <style:text-properties officeooo:rsid="0189d9ce" officeooo:paragraph-rsid="0189d9ce"/>
    </style:style>
    <style:style style:name="P143" style:family="paragraph" style:parent-style-name="Text_20_body">
      <style:text-properties officeooo:rsid="018a880c" officeooo:paragraph-rsid="018a880c"/>
    </style:style>
    <style:style style:name="P144" style:family="paragraph" style:parent-style-name="Text_20_body">
      <style:text-properties officeooo:rsid="018c6f03" officeooo:paragraph-rsid="018c6f03"/>
    </style:style>
    <style:style style:name="P145" style:family="paragraph" style:parent-style-name="Text_20_body">
      <style:text-properties officeooo:rsid="018c6f03" officeooo:paragraph-rsid="019029b1"/>
    </style:style>
    <style:style style:name="P146" style:family="paragraph" style:parent-style-name="Text_20_body">
      <style:text-properties officeooo:rsid="018cf397" officeooo:paragraph-rsid="018cf397"/>
    </style:style>
    <style:style style:name="P147" style:family="paragraph" style:parent-style-name="Text_20_body">
      <style:text-properties officeooo:rsid="00f01de9" officeooo:paragraph-rsid="00f01de9"/>
    </style:style>
    <style:style style:name="P148" style:family="paragraph" style:parent-style-name="Text_20_body">
      <style:text-properties officeooo:rsid="018d669c" officeooo:paragraph-rsid="018d669c"/>
    </style:style>
    <style:style style:name="P149" style:family="paragraph" style:parent-style-name="Text_20_body">
      <style:text-properties officeooo:rsid="018ee5cb" officeooo:paragraph-rsid="018ee5cb"/>
    </style:style>
    <style:style style:name="P150" style:family="paragraph" style:parent-style-name="Text_20_body">
      <style:text-properties officeooo:rsid="019172b1" officeooo:paragraph-rsid="019172b1"/>
    </style:style>
    <style:style style:name="P151" style:family="paragraph" style:parent-style-name="Text_20_body">
      <style:text-properties officeooo:rsid="019029b1" officeooo:paragraph-rsid="019029b1"/>
    </style:style>
    <style:style style:name="P152" style:family="paragraph" style:parent-style-name="Text_20_body">
      <style:text-properties officeooo:rsid="01924165" officeooo:paragraph-rsid="01924165"/>
    </style:style>
    <style:style style:name="P153" style:family="paragraph" style:parent-style-name="Text_20_body">
      <style:text-properties officeooo:rsid="0194554c" officeooo:paragraph-rsid="0194554c"/>
    </style:style>
    <style:style style:name="P154" style:family="paragraph" style:parent-style-name="Text_20_body">
      <style:text-properties officeooo:rsid="01955d33" officeooo:paragraph-rsid="01955d33"/>
    </style:style>
    <style:style style:name="P155" style:family="paragraph" style:parent-style-name="Text_20_body">
      <style:text-properties officeooo:rsid="01955d33" officeooo:paragraph-rsid="0197291b"/>
    </style:style>
    <style:style style:name="P156" style:family="paragraph" style:parent-style-name="Text_20_body">
      <style:text-properties officeooo:paragraph-rsid="01955d33"/>
    </style:style>
    <style:style style:name="P157" style:family="paragraph" style:parent-style-name="Text_20_body">
      <style:text-properties officeooo:rsid="0197291b" officeooo:paragraph-rsid="0197291b"/>
    </style:style>
    <style:style style:name="P158" style:family="paragraph" style:parent-style-name="Text_20_body">
      <style:text-properties officeooo:rsid="01997314" officeooo:paragraph-rsid="01997314"/>
    </style:style>
    <style:style style:name="P159" style:family="paragraph" style:parent-style-name="Text_20_body">
      <style:text-properties officeooo:paragraph-rsid="01997314"/>
    </style:style>
    <style:style style:name="P160" style:family="paragraph" style:parent-style-name="Text_20_body">
      <style:text-properties officeooo:rsid="00c27a23" officeooo:paragraph-rsid="019c4110"/>
    </style:style>
    <style:style style:name="P161" style:family="paragraph" style:parent-style-name="Text_20_body">
      <style:text-properties officeooo:rsid="00c27a23" officeooo:paragraph-rsid="01635699"/>
    </style:style>
    <style:style style:name="P162" style:family="paragraph" style:parent-style-name="Title">
      <style:text-properties officeooo:rsid="000b7895" officeooo:paragraph-rsid="000b7895"/>
    </style:style>
    <style:style style:name="P163" style:family="paragraph" style:parent-style-name="Table_20_Contents">
      <style:text-properties officeooo:rsid="004a8ddf"/>
    </style:style>
    <style:style style:name="P164" style:family="paragraph" style:parent-style-name="Table_20_Contents">
      <style:text-properties style:font-name="Liberation Serif" fo:font-size="12pt" style:font-size-asian="12pt" style:font-size-complex="12pt"/>
    </style:style>
    <style:style style:name="P165" style:family="paragraph" style:parent-style-name="Table_20_Contents">
      <style:text-properties officeooo:rsid="00f0136d" officeooo:paragraph-rsid="00f0136d"/>
    </style:style>
    <style:style style:name="P166" style:family="paragraph" style:parent-style-name="Table_20_Contents">
      <style:text-properties officeooo:rsid="00f0136d" officeooo:paragraph-rsid="017c7be3"/>
    </style:style>
    <style:style style:name="P167" style:family="paragraph" style:parent-style-name="Table_20_Contents">
      <style:text-properties officeooo:rsid="00bee800" officeooo:paragraph-rsid="010705ab"/>
    </style:style>
    <style:style style:name="P168" style:family="paragraph" style:parent-style-name="Table_20_Contents">
      <style:text-properties officeooo:rsid="00b2402e" officeooo:paragraph-rsid="01093483"/>
    </style:style>
    <style:style style:name="P169" style:family="paragraph" style:parent-style-name="Table_20_Contents">
      <style:text-properties officeooo:rsid="00ec4c35" officeooo:paragraph-rsid="010b02ee"/>
    </style:style>
    <style:style style:name="P170" style:family="paragraph" style:parent-style-name="Table_20_Contents">
      <style:text-properties officeooo:rsid="00eccd4f" officeooo:paragraph-rsid="010b02ee"/>
    </style:style>
    <style:style style:name="P171" style:family="paragraph" style:parent-style-name="Table_20_Contents">
      <style:text-properties fo:font-weight="normal" officeooo:rsid="005e9fef" officeooo:paragraph-rsid="010df24e" style:font-weight-asian="normal" style:font-weight-complex="normal"/>
    </style:style>
    <style:style style:name="P172" style:family="paragraph" style:parent-style-name="Table_20_Contents">
      <style:text-properties fo:font-weight="normal" officeooo:rsid="01635699" officeooo:paragraph-rsid="01635699" style:font-weight-asian="normal" style:font-weight-complex="normal"/>
    </style:style>
    <style:style style:name="P173" style:family="paragraph" style:parent-style-name="Table_20_Contents">
      <style:text-properties fo:font-weight="normal" officeooo:rsid="00d77829" officeooo:paragraph-rsid="0177d0a3" style:font-weight-asian="normal" style:font-weight-complex="normal"/>
    </style:style>
    <style:style style:name="P174" style:family="paragraph" style:parent-style-name="Table_20_Contents">
      <style:text-properties fo:font-weight="normal" officeooo:rsid="00c65f55" officeooo:paragraph-rsid="019c4110" style:font-weight-asian="normal" style:font-weight-complex="normal"/>
    </style:style>
    <style:style style:name="P175" style:family="paragraph" style:parent-style-name="Table_20_Contents">
      <style:text-properties officeooo:rsid="004a37ab" officeooo:paragraph-rsid="010df24e"/>
    </style:style>
    <style:style style:name="P176" style:family="paragraph" style:parent-style-name="Table_20_Contents">
      <style:text-properties officeooo:rsid="007e01fd" officeooo:paragraph-rsid="010df24e"/>
    </style:style>
    <style:style style:name="P177" style:family="paragraph" style:parent-style-name="Table_20_Contents">
      <style:text-properties officeooo:rsid="005f379e" officeooo:paragraph-rsid="010df24e"/>
    </style:style>
    <style:style style:name="P178" style:family="paragraph" style:parent-style-name="Table_20_Contents">
      <style:text-properties officeooo:rsid="005f6194" officeooo:paragraph-rsid="010df24e"/>
    </style:style>
    <style:style style:name="P179" style:family="paragraph" style:parent-style-name="Table_20_Contents">
      <style:text-properties officeooo:rsid="007d7c2a" officeooo:paragraph-rsid="010df24e"/>
    </style:style>
    <style:style style:name="P180" style:family="paragraph" style:parent-style-name="Table_20_Contents">
      <style:text-properties officeooo:rsid="01171b33" officeooo:paragraph-rsid="01171b33"/>
    </style:style>
    <style:style style:name="P181" style:family="paragraph" style:parent-style-name="Table_20_Contents">
      <style:text-properties officeooo:rsid="00ca9cea" officeooo:paragraph-rsid="01235ea9"/>
    </style:style>
    <style:style style:name="P182" style:family="paragraph" style:parent-style-name="Table_20_Contents">
      <style:text-properties officeooo:rsid="00cc1eff" officeooo:paragraph-rsid="01235ea9"/>
    </style:style>
    <style:style style:name="P183" style:family="paragraph" style:parent-style-name="Table_20_Contents">
      <style:text-properties officeooo:rsid="00cdc40d" officeooo:paragraph-rsid="01235ea9"/>
    </style:style>
    <style:style style:name="P184" style:family="paragraph" style:parent-style-name="Table_20_Contents">
      <style:text-properties officeooo:rsid="00cfc568" officeooo:paragraph-rsid="01235ea9"/>
    </style:style>
    <style:style style:name="P185" style:family="paragraph" style:parent-style-name="Table_20_Contents">
      <style:text-properties officeooo:rsid="00d13c21" officeooo:paragraph-rsid="01235ea9"/>
    </style:style>
    <style:style style:name="P186" style:family="paragraph" style:parent-style-name="Table_20_Contents">
      <style:text-properties officeooo:rsid="01248754" officeooo:paragraph-rsid="01248754"/>
    </style:style>
    <style:style style:name="P187" style:family="paragraph" style:parent-style-name="Table_20_Contents">
      <style:text-properties officeooo:rsid="0124e953" officeooo:paragraph-rsid="0124e953"/>
    </style:style>
    <style:style style:name="P188" style:family="paragraph" style:parent-style-name="Table_20_Contents">
      <style:text-properties officeooo:rsid="00a1648e" officeooo:paragraph-rsid="0128dd59"/>
    </style:style>
    <style:style style:name="P189" style:family="paragraph" style:parent-style-name="Table_20_Contents">
      <style:text-properties officeooo:rsid="00a2e375" officeooo:paragraph-rsid="0128dd59"/>
    </style:style>
    <style:style style:name="P190" style:family="paragraph" style:parent-style-name="Table_20_Contents">
      <style:text-properties officeooo:rsid="00a350cf" officeooo:paragraph-rsid="0128dd59"/>
    </style:style>
    <style:style style:name="P191" style:family="paragraph" style:parent-style-name="Table_20_Contents">
      <style:text-properties officeooo:rsid="00a4e960" officeooo:paragraph-rsid="0128dd59"/>
    </style:style>
    <style:style style:name="P192" style:family="paragraph" style:parent-style-name="Table_20_Contents">
      <style:text-properties officeooo:rsid="012ce83a" officeooo:paragraph-rsid="012ce83a"/>
    </style:style>
    <style:style style:name="P193" style:family="paragraph" style:parent-style-name="Table_20_Contents">
      <style:text-properties officeooo:rsid="00655185" officeooo:paragraph-rsid="01378ef0"/>
    </style:style>
    <style:style style:name="P194" style:family="paragraph" style:parent-style-name="Table_20_Contents">
      <style:text-properties officeooo:rsid="00655185" officeooo:paragraph-rsid="016f2a92"/>
    </style:style>
    <style:style style:name="P195" style:family="paragraph" style:parent-style-name="Table_20_Contents">
      <style:text-properties officeooo:rsid="0065f9b2" officeooo:paragraph-rsid="0138ba30"/>
    </style:style>
    <style:style style:name="P196" style:family="paragraph" style:parent-style-name="Table_20_Contents">
      <style:text-properties officeooo:rsid="00e01f8a" officeooo:paragraph-rsid="013b9698"/>
    </style:style>
    <style:style style:name="P197" style:family="paragraph" style:parent-style-name="Table_20_Contents">
      <style:text-properties officeooo:rsid="00693555" officeooo:paragraph-rsid="013ec85c"/>
    </style:style>
    <style:style style:name="P198" style:family="paragraph" style:parent-style-name="Table_20_Contents">
      <style:text-properties officeooo:rsid="0092c83e" officeooo:paragraph-rsid="013ec85c"/>
    </style:style>
    <style:style style:name="P199" style:family="paragraph" style:parent-style-name="Table_20_Contents">
      <style:text-properties officeooo:rsid="007137e2" officeooo:paragraph-rsid="013ec85c"/>
    </style:style>
    <style:style style:name="P200" style:family="paragraph" style:parent-style-name="Table_20_Contents">
      <style:text-properties officeooo:rsid="00ae82da" officeooo:paragraph-rsid="013ec85c"/>
    </style:style>
    <style:style style:name="P201" style:family="paragraph" style:parent-style-name="Table_20_Contents">
      <style:text-properties officeooo:rsid="006b3769" officeooo:paragraph-rsid="0141778a"/>
    </style:style>
    <style:style style:name="P202" style:family="paragraph" style:parent-style-name="Table_20_Contents">
      <style:text-properties officeooo:rsid="00ba4a65" officeooo:paragraph-rsid="0142eef3"/>
    </style:style>
    <style:style style:name="P203" style:family="paragraph" style:parent-style-name="Table_20_Contents">
      <style:text-properties officeooo:rsid="006f052a" officeooo:paragraph-rsid="01445e7d"/>
    </style:style>
    <style:style style:name="P204" style:family="paragraph" style:parent-style-name="Table_20_Contents">
      <style:text-properties officeooo:rsid="00afa728" officeooo:paragraph-rsid="01445e7d"/>
    </style:style>
    <style:style style:name="P205" style:family="paragraph" style:parent-style-name="Table_20_Contents">
      <style:text-properties officeooo:rsid="00aa9f2c" officeooo:paragraph-rsid="01474880"/>
    </style:style>
    <style:style style:name="P206" style:family="paragraph" style:parent-style-name="Table_20_Contents">
      <style:text-properties officeooo:rsid="00830e01" officeooo:paragraph-rsid="014b8495"/>
    </style:style>
    <style:style style:name="P207" style:family="paragraph" style:parent-style-name="Table_20_Contents">
      <style:text-properties officeooo:rsid="00888371" officeooo:paragraph-rsid="014b8495"/>
    </style:style>
    <style:style style:name="P208" style:family="paragraph" style:parent-style-name="Table_20_Contents">
      <style:text-properties officeooo:rsid="008bd238" officeooo:paragraph-rsid="014c6700"/>
    </style:style>
    <style:style style:name="P209" style:family="paragraph" style:parent-style-name="Table_20_Contents">
      <style:text-properties officeooo:rsid="014c6700" officeooo:paragraph-rsid="014c6700"/>
    </style:style>
    <style:style style:name="P210" style:family="paragraph" style:parent-style-name="Table_20_Contents">
      <style:text-properties officeooo:rsid="008e6c62" officeooo:paragraph-rsid="014f64b1"/>
    </style:style>
    <style:style style:name="P211" style:family="paragraph" style:parent-style-name="Table_20_Contents">
      <style:text-properties officeooo:rsid="0085cd7a" officeooo:paragraph-rsid="014fd4b8"/>
    </style:style>
    <style:style style:name="P212" style:family="paragraph" style:parent-style-name="Table_20_Contents">
      <style:text-properties officeooo:rsid="0150fc03" officeooo:paragraph-rsid="0150fc03"/>
    </style:style>
    <style:style style:name="P213" style:family="paragraph" style:parent-style-name="Table_20_Contents">
      <style:text-properties officeooo:rsid="00901411" officeooo:paragraph-rsid="0155024a"/>
    </style:style>
    <style:style style:name="P214" style:family="paragraph" style:parent-style-name="Table_20_Contents">
      <style:text-properties officeooo:rsid="0036e120" officeooo:paragraph-rsid="0155024a"/>
    </style:style>
    <style:style style:name="P215" style:family="paragraph" style:parent-style-name="Table_20_Contents">
      <style:text-properties officeooo:rsid="00919c04" officeooo:paragraph-rsid="0155024a"/>
    </style:style>
    <style:style style:name="P216" style:family="paragraph" style:parent-style-name="Table_20_Contents">
      <style:text-properties officeooo:rsid="0155024a" officeooo:paragraph-rsid="0155024a"/>
    </style:style>
    <style:style style:name="P217" style:family="paragraph" style:parent-style-name="Table_20_Contents">
      <style:text-properties officeooo:rsid="00ac6ed5" officeooo:paragraph-rsid="01567191"/>
    </style:style>
    <style:style style:name="P218" style:family="paragraph" style:parent-style-name="Table_20_Contents">
      <style:text-properties officeooo:rsid="01567191" officeooo:paragraph-rsid="01567191"/>
    </style:style>
    <style:style style:name="P219" style:family="paragraph" style:parent-style-name="Table_20_Contents">
      <style:text-properties officeooo:rsid="0054c911" officeooo:paragraph-rsid="015799e1"/>
    </style:style>
    <style:style style:name="P220" style:family="paragraph" style:parent-style-name="Table_20_Contents">
      <style:text-properties officeooo:rsid="015799e1" officeooo:paragraph-rsid="015799e1"/>
    </style:style>
    <style:style style:name="P221" style:family="paragraph" style:parent-style-name="Table_20_Contents">
      <style:text-properties officeooo:rsid="008000e7" officeooo:paragraph-rsid="015a30a2"/>
    </style:style>
    <style:style style:name="P222" style:family="paragraph" style:parent-style-name="Table_20_Contents">
      <style:text-properties officeooo:rsid="00b88427" officeooo:paragraph-rsid="015a30a2"/>
    </style:style>
    <style:style style:name="P223" style:family="paragraph" style:parent-style-name="Table_20_Contents">
      <style:text-properties officeooo:rsid="0053ad02" officeooo:paragraph-rsid="015a5c69"/>
    </style:style>
    <style:style style:name="P224" style:family="paragraph" style:parent-style-name="Table_20_Contents">
      <style:text-properties officeooo:rsid="00a6bcc0" officeooo:paragraph-rsid="015a5c69"/>
    </style:style>
    <style:style style:name="P225" style:family="paragraph" style:parent-style-name="Table_20_Contents">
      <style:text-properties officeooo:rsid="015ba479" officeooo:paragraph-rsid="015ba479"/>
    </style:style>
    <style:style style:name="P226" style:family="paragraph" style:parent-style-name="Table_20_Contents">
      <style:text-properties officeooo:rsid="00b63062" officeooo:paragraph-rsid="015d85cb"/>
    </style:style>
    <style:style style:name="P227" style:family="paragraph" style:parent-style-name="Table_20_Contents">
      <style:text-properties officeooo:rsid="015d85cb" officeooo:paragraph-rsid="015d85cb"/>
    </style:style>
    <style:style style:name="P228" style:family="paragraph" style:parent-style-name="Table_20_Contents">
      <style:text-properties officeooo:rsid="0076a0f9" officeooo:paragraph-rsid="0160bac8"/>
    </style:style>
    <style:style style:name="P229" style:family="paragraph" style:parent-style-name="Table_20_Contents">
      <style:text-properties officeooo:rsid="0160bac8" officeooo:paragraph-rsid="0160bac8"/>
    </style:style>
    <style:style style:name="P230" style:family="paragraph" style:parent-style-name="Table_20_Contents">
      <style:text-properties officeooo:rsid="00b7db5c" officeooo:paragraph-rsid="01617a36"/>
    </style:style>
    <style:style style:name="P231" style:family="paragraph" style:parent-style-name="Table_20_Contents">
      <style:text-properties officeooo:rsid="01617a36" officeooo:paragraph-rsid="01617a36"/>
    </style:style>
    <style:style style:name="P232" style:family="paragraph" style:parent-style-name="Table_20_Contents">
      <style:text-properties officeooo:rsid="01635699" officeooo:paragraph-rsid="01635699"/>
    </style:style>
    <style:style style:name="P233" style:family="paragraph" style:parent-style-name="Table_20_Contents">
      <style:text-properties officeooo:rsid="016a7ea0" officeooo:paragraph-rsid="016a7ea0"/>
    </style:style>
    <style:style style:name="P234" style:family="paragraph" style:parent-style-name="Table_20_Contents">
      <style:text-properties officeooo:rsid="016f2a92" officeooo:paragraph-rsid="016f2a92"/>
    </style:style>
    <style:style style:name="P235" style:family="paragraph" style:parent-style-name="Table_20_Contents">
      <style:text-properties officeooo:rsid="00dce7ba" officeooo:paragraph-rsid="016fd4b0"/>
    </style:style>
    <style:style style:name="P236" style:family="paragraph" style:parent-style-name="Table_20_Contents">
      <style:text-properties officeooo:rsid="00dce7ba" officeooo:paragraph-rsid="0173e309"/>
    </style:style>
    <style:style style:name="P237" style:family="paragraph" style:parent-style-name="Table_20_Contents">
      <style:text-properties officeooo:rsid="016fd4b0" officeooo:paragraph-rsid="016fd4b0"/>
    </style:style>
    <style:style style:name="P238" style:family="paragraph" style:parent-style-name="Table_20_Contents">
      <style:text-properties officeooo:rsid="0173e309" officeooo:paragraph-rsid="0173e309"/>
    </style:style>
    <style:style style:name="P239" style:family="paragraph" style:parent-style-name="Table_20_Contents">
      <style:text-properties officeooo:rsid="01742d23" officeooo:paragraph-rsid="01742d23"/>
    </style:style>
    <style:style style:name="P240" style:family="paragraph" style:parent-style-name="Table_20_Contents">
      <style:text-properties officeooo:rsid="0174b04b" officeooo:paragraph-rsid="0174b04b"/>
    </style:style>
    <style:style style:name="P241" style:family="paragraph" style:parent-style-name="Table_20_Contents">
      <style:text-properties officeooo:rsid="016757a3" officeooo:paragraph-rsid="0178edec"/>
    </style:style>
    <style:style style:name="P242" style:family="paragraph" style:parent-style-name="Table_20_Contents">
      <style:text-properties officeooo:rsid="00d53ee3" officeooo:paragraph-rsid="0178edec"/>
    </style:style>
    <style:style style:name="P243" style:family="paragraph" style:parent-style-name="Table_20_Contents">
      <style:text-properties officeooo:rsid="017a8fbb" officeooo:paragraph-rsid="017a8fbb"/>
    </style:style>
    <style:style style:name="P244" style:family="paragraph" style:parent-style-name="Table_20_Contents">
      <style:text-properties officeooo:rsid="017cbe1b" officeooo:paragraph-rsid="017cbe1b"/>
    </style:style>
    <style:style style:name="P245" style:family="paragraph" style:parent-style-name="Table_20_Contents">
      <style:text-properties officeooo:rsid="00f7ef49" officeooo:paragraph-rsid="017e793b"/>
    </style:style>
    <style:style style:name="P246" style:family="paragraph" style:parent-style-name="Table_20_Contents">
      <style:text-properties officeooo:rsid="0180e5b8" officeooo:paragraph-rsid="0180e5b8"/>
    </style:style>
    <style:style style:name="P247" style:family="paragraph" style:parent-style-name="Table_20_Contents">
      <style:text-properties officeooo:rsid="0180e5b8" officeooo:paragraph-rsid="0184b625"/>
    </style:style>
    <style:style style:name="P248" style:family="paragraph" style:parent-style-name="Table_20_Contents">
      <style:text-properties officeooo:rsid="0187ee61" officeooo:paragraph-rsid="0187ee61"/>
    </style:style>
    <style:style style:name="P249" style:family="paragraph" style:parent-style-name="Table_20_Contents">
      <style:text-properties officeooo:rsid="0189d9ce" officeooo:paragraph-rsid="0189d9ce"/>
    </style:style>
    <style:style style:name="P250" style:family="paragraph" style:parent-style-name="Table_20_Contents">
      <style:text-properties officeooo:rsid="018a880c" officeooo:paragraph-rsid="018a880c"/>
    </style:style>
    <style:style style:name="P251" style:family="paragraph" style:parent-style-name="Table_20_Contents">
      <style:text-properties officeooo:rsid="018c6f03" officeooo:paragraph-rsid="018c6f03"/>
    </style:style>
    <style:style style:name="P252" style:family="paragraph" style:parent-style-name="Table_20_Contents">
      <style:text-properties officeooo:rsid="018c6f03" officeooo:paragraph-rsid="019029b1"/>
    </style:style>
    <style:style style:name="P253" style:family="paragraph" style:parent-style-name="Table_20_Contents">
      <style:text-properties officeooo:paragraph-rsid="013fe7e7"/>
    </style:style>
    <style:style style:name="P254" style:family="paragraph" style:parent-style-name="Table_20_Contents">
      <style:text-properties officeooo:rsid="018ee5cb" officeooo:paragraph-rsid="018ee5cb"/>
    </style:style>
    <style:style style:name="P255" style:family="paragraph" style:parent-style-name="Table_20_Contents">
      <style:text-properties officeooo:rsid="01924165" officeooo:paragraph-rsid="01924165"/>
    </style:style>
    <style:style style:name="P256" style:family="paragraph" style:parent-style-name="Table_20_Contents">
      <style:text-properties officeooo:rsid="0197291b" officeooo:paragraph-rsid="0197291b"/>
    </style:style>
    <style:style style:name="P257" style:family="paragraph" style:parent-style-name="Table_20_Contents">
      <style:text-properties officeooo:paragraph-rsid="01997314"/>
    </style:style>
    <style:style style:name="P258" style:family="paragraph" style:parent-style-name="Table_20_Contents">
      <style:text-properties officeooo:paragraph-rsid="019c4110"/>
    </style:style>
    <style:style style:name="P259" style:family="paragraph" style:parent-style-name="Text_20_body">
      <style:paragraph-properties fo:break-before="page"/>
      <style:text-properties officeooo:rsid="007137e2" officeooo:paragraph-rsid="013ec85c"/>
    </style:style>
    <style:style style:name="P260" style:family="paragraph" style:parent-style-name="Text_20_body" style:list-style-name="L1">
      <style:text-properties officeooo:rsid="00e6164c" officeooo:paragraph-rsid="00e6164c"/>
    </style:style>
    <style:style style:name="P261" style:family="paragraph" style:parent-style-name="Text_20_body" style:list-style-name="L1">
      <style:text-properties officeooo:rsid="00fbebad" officeooo:paragraph-rsid="00fbebad"/>
    </style:style>
    <style:style style:name="P262" style:family="paragraph" style:parent-style-name="Text_20_body" style:list-style-name="L2">
      <style:text-properties officeooo:rsid="00132f0c" officeooo:paragraph-rsid="00132f0c"/>
    </style:style>
    <style:style style:name="P26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6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6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6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67"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6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69"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70"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71"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72" style:family="paragraph" style:parent-style-name="Text_20_body" style:list-style-name="L2">
      <style:text-properties fo:font-variant="normal" fo:text-transform="none" fo:color="#333333" fo:letter-spacing="normal" officeooo:rsid="00b52f72" officeooo:paragraph-rsid="00b52f72"/>
    </style:style>
    <style:style style:name="P273"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74" style:family="paragraph" style:parent-style-name="Text_20_body" style:list-style-name="L2">
      <style:text-properties officeooo:rsid="0043d94a" officeooo:paragraph-rsid="0043d94a"/>
    </style:style>
    <style:style style:name="P275" style:family="paragraph" style:parent-style-name="Text_20_body" style:list-style-name="L3">
      <style:text-properties officeooo:rsid="0011c299" officeooo:paragraph-rsid="0011c299"/>
    </style:style>
    <style:style style:name="P276" style:family="paragraph" style:parent-style-name="Text_20_body" style:list-style-name="">
      <style:text-properties officeooo:rsid="00d13c21" officeooo:paragraph-rsid="01235ea9"/>
    </style:style>
    <style:style style:name="P277" style:family="paragraph" style:parent-style-name="Text_20_body" style:list-style-name="L6">
      <style:text-properties officeooo:rsid="018d669c" officeooo:paragraph-rsid="018d669c"/>
    </style:style>
    <style:style style:name="P278" style:family="paragraph" style:parent-style-name="Text_20_body" style:list-style-name="L6">
      <style:text-properties officeooo:rsid="018d669c" officeooo:paragraph-rsid="018ee5cb"/>
    </style:style>
    <style:style style:name="P279" style:family="paragraph" style:parent-style-name="Text_20_body" style:list-style-name="L7">
      <style:text-properties officeooo:rsid="00d51d2c" officeooo:paragraph-rsid="016757a3"/>
    </style:style>
    <style:style style:name="P280" style:family="paragraph" style:parent-style-name="Text_20_body" style:list-style-name="L7">
      <style:text-properties officeooo:rsid="01765f38" officeooo:paragraph-rsid="01765f38"/>
    </style:style>
    <style:style style:name="P281" style:family="paragraph" style:parent-style-name="Text_20_body">
      <style:text-properties officeooo:rsid="01997314" officeooo:paragraph-rsid="01997314"/>
    </style:style>
    <style:style style:name="P282" style:family="paragraph" style:parent-style-name="Text_20_body">
      <style:text-properties officeooo:rsid="019eb862" officeooo:paragraph-rsid="019eb862"/>
    </style:style>
    <style:style style:name="P283" style:family="paragraph" style:parent-style-name="Text_20_body">
      <style:text-properties officeooo:rsid="01a0b023" officeooo:paragraph-rsid="01a0b023"/>
    </style:style>
    <style:style style:name="P284" style:family="paragraph" style:parent-style-name="Heading_20_1" style:list-style-name=""/>
    <style:style style:name="P285" style:family="paragraph" style:parent-style-name="Heading_20_1" style:list-style-name="">
      <style:text-properties officeooo:rsid="0043c693" officeooo:paragraph-rsid="0043c693"/>
    </style:style>
    <style:style style:name="P286" style:family="paragraph" style:parent-style-name="Heading_20_1" style:list-style-name="">
      <style:text-properties officeooo:rsid="0011c299" officeooo:paragraph-rsid="0011c299"/>
    </style:style>
    <style:style style:name="P287" style:family="paragraph" style:parent-style-name="Heading_20_1" style:list-style-name="">
      <style:text-properties officeooo:rsid="000b7895" officeooo:paragraph-rsid="000b7895"/>
    </style:style>
    <style:style style:name="P288" style:family="paragraph" style:parent-style-name="Heading_20_1" style:list-style-name="">
      <style:text-properties officeooo:rsid="00c30183" officeooo:paragraph-rsid="00c30183"/>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officeooo:rsid="0043c693" officeooo:paragraph-rsid="0043c693"/>
    </style:style>
    <style:style style:name="P291" style:family="paragraph" style:parent-style-name="Heading_20_1">
      <style:paragraph-properties fo:break-before="page"/>
      <style:text-properties officeooo:rsid="0011c299" officeooo:paragraph-rsid="0011c299"/>
    </style:style>
    <style:style style:name="P292" style:family="paragraph" style:parent-style-name="Heading_20_1">
      <style:paragraph-properties fo:break-before="page"/>
      <style:text-properties officeooo:rsid="000b7895" officeooo:paragraph-rsid="000b7895"/>
    </style:style>
    <style:style style:name="P293" style:family="paragraph" style:parent-style-name="Heading_20_1" style:list-style-name="">
      <style:paragraph-properties fo:break-before="page"/>
      <style:text-properties officeooo:rsid="00c30183" officeooo:paragraph-rsid="00c30183"/>
    </style:style>
    <style:style style:name="P294" style:family="paragraph" style:parent-style-name="Heading_20_1">
      <style:paragraph-properties fo:break-before="page"/>
      <style:text-properties officeooo:rsid="00134fd0" officeooo:paragraph-rsid="00134fd0"/>
    </style:style>
    <style:style style:name="P295" style:family="paragraph" style:parent-style-name="Heading_20_2">
      <style:text-properties officeooo:rsid="00aa181f" officeooo:paragraph-rsid="00aa181f"/>
    </style:style>
    <style:style style:name="P296" style:family="paragraph" style:parent-style-name="Heading_20_2">
      <style:text-properties officeooo:rsid="003892d3" officeooo:paragraph-rsid="003dca8f"/>
    </style:style>
    <style:style style:name="P297" style:family="paragraph" style:parent-style-name="Heading_20_2" style:list-style-name="">
      <style:text-properties officeooo:rsid="00ec4c35" officeooo:paragraph-rsid="010b02ee"/>
    </style:style>
    <style:style style:name="P298" style:family="paragraph" style:parent-style-name="Heading_20_2">
      <style:text-properties officeooo:rsid="01825ad8" officeooo:paragraph-rsid="01825ad8"/>
    </style:style>
    <style:style style:name="P299" style:family="paragraph" style:parent-style-name="Heading_20_2" style:list-style-name="">
      <style:text-properties officeooo:rsid="00655185" officeooo:paragraph-rsid="00655185"/>
    </style:style>
    <style:style style:name="P300" style:family="paragraph" style:parent-style-name="Heading_20_2">
      <style:paragraph-properties fo:break-before="page"/>
      <style:text-properties officeooo:rsid="0194554c" officeooo:paragraph-rsid="0194554c"/>
    </style:style>
    <style:style style:name="P301" style:family="paragraph" style:parent-style-name="Heading_20_2">
      <style:paragraph-properties fo:break-before="page"/>
      <style:text-properties officeooo:rsid="00ec4c35" officeooo:paragraph-rsid="010b02ee"/>
    </style:style>
    <style:style style:name="P302" style:family="paragraph" style:parent-style-name="Heading_20_2">
      <style:paragraph-properties fo:break-before="page"/>
      <style:text-properties officeooo:rsid="004574fe" officeooo:paragraph-rsid="010df24e"/>
    </style:style>
    <style:style style:name="P303" style:family="paragraph" style:parent-style-name="Heading_20_2">
      <style:paragraph-properties fo:break-before="page"/>
      <style:text-properties officeooo:rsid="009e2b7a" officeooo:paragraph-rsid="0128dd59"/>
    </style:style>
    <style:style style:name="P304" style:family="paragraph" style:parent-style-name="Heading_20_2">
      <style:paragraph-properties fo:break-before="page"/>
      <style:text-properties officeooo:rsid="00ca9cea" officeooo:paragraph-rsid="01235ea9"/>
    </style:style>
    <style:style style:name="P305" style:family="paragraph" style:parent-style-name="Heading_20_2">
      <style:paragraph-properties fo:break-before="page"/>
      <style:text-properties officeooo:rsid="00655185" officeooo:paragraph-rsid="00655185"/>
    </style:style>
    <style:style style:name="P306" style:family="paragraph" style:parent-style-name="Heading_20_2">
      <style:paragraph-properties fo:break-before="page"/>
      <style:text-properties officeooo:rsid="004e4358" officeooo:paragraph-rsid="01567191"/>
    </style:style>
    <style:style style:name="P307" style:family="paragraph" style:parent-style-name="Heading_20_2">
      <style:paragraph-properties fo:break-before="page"/>
      <style:text-properties officeooo:rsid="00d51d2c" officeooo:paragraph-rsid="016757a3"/>
    </style:style>
    <style:style style:name="P308" style:family="paragraph" style:parent-style-name="Heading_20_3">
      <style:text-properties officeooo:rsid="003dca8f" officeooo:paragraph-rsid="003dca8f"/>
    </style:style>
    <style:style style:name="P309" style:family="paragraph" style:parent-style-name="Heading_20_3">
      <style:text-properties officeooo:rsid="004a8ddf" officeooo:paragraph-rsid="004a8ddf"/>
    </style:style>
    <style:style style:name="P310" style:family="paragraph" style:parent-style-name="Heading_20_3">
      <style:text-properties officeooo:rsid="002ec711" officeooo:paragraph-rsid="00274e77"/>
    </style:style>
    <style:style style:name="P311" style:family="paragraph" style:parent-style-name="Heading_20_3">
      <style:text-properties officeooo:rsid="0189d9ce" officeooo:paragraph-rsid="0189d9ce"/>
    </style:style>
    <style:style style:name="P312" style:family="paragraph" style:parent-style-name="Heading_20_3">
      <style:text-properties officeooo:rsid="018a880c" officeooo:paragraph-rsid="018a880c"/>
    </style:style>
    <style:style style:name="P313" style:family="paragraph" style:parent-style-name="Heading_20_3">
      <style:text-properties officeooo:rsid="018c6f03" officeooo:paragraph-rsid="018c6f03"/>
    </style:style>
    <style:style style:name="P314" style:family="paragraph" style:parent-style-name="Heading_20_3">
      <style:text-properties officeooo:rsid="019029b1" officeooo:paragraph-rsid="019029b1"/>
    </style:style>
    <style:style style:name="P315" style:family="paragraph" style:parent-style-name="Heading_20_3">
      <style:text-properties officeooo:rsid="019c4110" officeooo:paragraph-rsid="019c4110"/>
    </style:style>
    <style:style style:name="P316" style:family="paragraph" style:parent-style-name="Heading_20_3">
      <style:text-properties officeooo:rsid="01997314" officeooo:paragraph-rsid="01997314"/>
    </style:style>
    <style:style style:name="P317" style:family="paragraph" style:parent-style-name="Heading_20_3">
      <style:text-properties officeooo:rsid="01955d33" officeooo:paragraph-rsid="01955d33"/>
    </style:style>
    <style:style style:name="P318" style:family="paragraph" style:parent-style-name="Heading_20_3">
      <style:text-properties officeooo:rsid="00ec4c35" officeooo:paragraph-rsid="010b02ee"/>
    </style:style>
    <style:style style:name="P319" style:family="paragraph" style:parent-style-name="Heading_20_3">
      <style:text-properties officeooo:rsid="0180e5b8" officeooo:paragraph-rsid="0180e5b8"/>
    </style:style>
    <style:style style:name="P320" style:family="paragraph" style:parent-style-name="Heading_20_3">
      <style:text-properties officeooo:rsid="00eccd4f" officeooo:paragraph-rsid="010b02ee"/>
    </style:style>
    <style:style style:name="P321" style:family="paragraph" style:parent-style-name="Heading_20_3">
      <style:text-properties officeooo:rsid="004574fe" officeooo:paragraph-rsid="010df24e"/>
    </style:style>
    <style:style style:name="P322" style:family="paragraph" style:parent-style-name="Heading_20_3">
      <style:text-properties fo:font-weight="normal" officeooo:rsid="004574fe" officeooo:paragraph-rsid="010df24e" style:font-weight-asian="normal" style:font-weight-complex="normal"/>
    </style:style>
    <style:style style:name="P323" style:family="paragraph" style:parent-style-name="Heading_20_3">
      <style:text-properties fo:font-weight="normal" officeooo:rsid="0047e7fd" officeooo:paragraph-rsid="010df24e" style:font-weight-asian="normal" style:font-weight-complex="normal"/>
    </style:style>
    <style:style style:name="P324" style:family="paragraph" style:parent-style-name="Heading_20_3">
      <style:text-properties fo:font-weight="normal" officeooo:rsid="00b56b9a" officeooo:paragraph-rsid="015d85cb" style:font-weight-asian="normal" style:font-weight-complex="normal"/>
    </style:style>
    <style:style style:name="P325" style:family="paragraph" style:parent-style-name="Heading_20_3">
      <style:text-properties fo:font-weight="normal" officeooo:rsid="0076a0f9" officeooo:paragraph-rsid="0160bac8" style:font-weight-asian="normal" style:font-weight-complex="normal"/>
    </style:style>
    <style:style style:name="P326" style:family="paragraph" style:parent-style-name="Heading_20_3">
      <style:text-properties officeooo:rsid="007d7c2a" officeooo:paragraph-rsid="010df24e"/>
    </style:style>
    <style:style style:name="P327" style:family="paragraph" style:parent-style-name="Heading_20_3">
      <style:text-properties officeooo:rsid="00a1648e" officeooo:paragraph-rsid="0128dd59"/>
    </style:style>
    <style:style style:name="P328" style:family="paragraph" style:parent-style-name="Heading_20_3">
      <style:text-properties officeooo:rsid="00a2e375" officeooo:paragraph-rsid="0128dd59"/>
    </style:style>
    <style:style style:name="P329" style:family="paragraph" style:parent-style-name="Heading_20_3">
      <style:text-properties officeooo:rsid="00a4e960" officeooo:paragraph-rsid="0128dd59"/>
    </style:style>
    <style:style style:name="P330" style:family="paragraph" style:parent-style-name="Heading_20_3">
      <style:text-properties officeooo:paragraph-rsid="01235ea9"/>
    </style:style>
    <style:style style:name="P331" style:family="paragraph" style:parent-style-name="Heading_20_3">
      <style:text-properties officeooo:rsid="00d052dc" officeooo:paragraph-rsid="01235ea9"/>
    </style:style>
    <style:style style:name="P332" style:family="paragraph" style:parent-style-name="Heading_20_3">
      <style:text-properties officeooo:rsid="00efb10b" officeooo:paragraph-rsid="00efb10b"/>
    </style:style>
    <style:style style:name="P333" style:family="paragraph" style:parent-style-name="Heading_20_3" style:list-style-name="">
      <style:text-properties officeooo:rsid="018d669c" officeooo:paragraph-rsid="018d669c"/>
    </style:style>
    <style:style style:name="P334" style:family="paragraph" style:parent-style-name="Heading_20_3">
      <style:text-properties officeooo:rsid="00bee800" officeooo:paragraph-rsid="010705ab"/>
    </style:style>
    <style:style style:name="P335" style:family="paragraph" style:parent-style-name="Heading_20_3">
      <style:text-properties officeooo:rsid="00b2402e" officeooo:paragraph-rsid="01093483"/>
    </style:style>
    <style:style style:name="P336" style:family="paragraph" style:parent-style-name="Heading_20_3">
      <style:text-properties officeooo:rsid="00655185" officeooo:paragraph-rsid="01378ef0"/>
    </style:style>
    <style:style style:name="P337" style:family="paragraph" style:parent-style-name="Heading_20_3">
      <style:text-properties officeooo:rsid="0065f9b2" officeooo:paragraph-rsid="0138ba30"/>
    </style:style>
    <style:style style:name="P338" style:family="paragraph" style:parent-style-name="Heading_20_3" style:list-style-name="">
      <style:text-properties officeooo:rsid="00693555" officeooo:paragraph-rsid="013ec85c"/>
    </style:style>
    <style:style style:name="P339" style:family="paragraph" style:parent-style-name="Heading_20_3">
      <style:text-properties officeooo:rsid="00e13af0" officeooo:paragraph-rsid="013fe7e7"/>
    </style:style>
    <style:style style:name="P340" style:family="paragraph" style:parent-style-name="Heading_20_3">
      <style:text-properties officeooo:rsid="006b3769" officeooo:paragraph-rsid="0141778a"/>
    </style:style>
    <style:style style:name="P341" style:family="paragraph" style:parent-style-name="Heading_20_3">
      <style:text-properties officeooo:rsid="00ba4a65" officeooo:paragraph-rsid="0142eef3"/>
    </style:style>
    <style:style style:name="P342" style:family="paragraph" style:parent-style-name="Heading_20_3" style:list-style-name="">
      <style:text-properties officeooo:rsid="006f052a" officeooo:paragraph-rsid="01445e7d"/>
    </style:style>
    <style:style style:name="P343" style:family="paragraph" style:parent-style-name="Heading_20_3">
      <style:text-properties officeooo:rsid="00f7ef49" officeooo:paragraph-rsid="017e793b"/>
    </style:style>
    <style:style style:name="P344" style:family="paragraph" style:parent-style-name="Heading_20_3">
      <style:text-properties officeooo:rsid="00aa9f2c" officeooo:paragraph-rsid="01474880"/>
    </style:style>
    <style:style style:name="P345" style:family="paragraph" style:parent-style-name="Heading_20_3" style:list-style-name="">
      <style:text-properties officeooo:rsid="00830e01" officeooo:paragraph-rsid="014b8495"/>
    </style:style>
    <style:style style:name="P346" style:family="paragraph" style:parent-style-name="Heading_20_3">
      <style:text-properties officeooo:rsid="008bd238" officeooo:paragraph-rsid="014c6700"/>
    </style:style>
    <style:style style:name="P347" style:family="paragraph" style:parent-style-name="Heading_20_3">
      <style:text-properties officeooo:rsid="008e6c62" officeooo:paragraph-rsid="014f64b1"/>
    </style:style>
    <style:style style:name="P348" style:family="paragraph" style:parent-style-name="Heading_20_3">
      <style:text-properties officeooo:rsid="008552a4" officeooo:paragraph-rsid="014fd4b8"/>
    </style:style>
    <style:style style:name="P349" style:family="paragraph" style:parent-style-name="Heading_20_3" style:list-style-name="">
      <style:text-properties officeooo:rsid="00901411" officeooo:paragraph-rsid="0155024a"/>
    </style:style>
    <style:style style:name="P350" style:family="paragraph" style:parent-style-name="Heading_20_3">
      <style:text-properties officeooo:rsid="0051d535" officeooo:paragraph-rsid="01567191"/>
    </style:style>
    <style:style style:name="P351" style:family="paragraph" style:parent-style-name="Heading_20_3">
      <style:text-properties officeooo:rsid="0054c911" officeooo:paragraph-rsid="015799e1"/>
    </style:style>
    <style:style style:name="P352" style:family="paragraph" style:parent-style-name="Heading_20_3">
      <style:text-properties officeooo:rsid="008000e7" officeooo:paragraph-rsid="015a30a2"/>
    </style:style>
    <style:style style:name="P353" style:family="paragraph" style:parent-style-name="Heading_20_3">
      <style:text-properties officeooo:rsid="0053a457" officeooo:paragraph-rsid="015ba479"/>
    </style:style>
    <style:style style:name="P354" style:family="paragraph" style:parent-style-name="Heading_20_3">
      <style:text-properties officeooo:rsid="00ac6ed5" officeooo:paragraph-rsid="01617a36"/>
    </style:style>
    <style:style style:name="P355" style:family="paragraph" style:parent-style-name="Heading_20_3">
      <style:text-properties officeooo:rsid="004ef366" officeooo:paragraph-rsid="01635699"/>
    </style:style>
    <style:style style:name="P356" style:family="paragraph" style:parent-style-name="Heading_20_3">
      <style:text-properties officeooo:rsid="00d5228e" officeooo:paragraph-rsid="016757a3"/>
    </style:style>
    <style:style style:name="P357" style:family="paragraph" style:parent-style-name="Heading_20_3">
      <style:text-properties officeooo:rsid="00d5228e" officeooo:paragraph-rsid="0178edec"/>
    </style:style>
    <style:style style:name="P358" style:family="paragraph" style:parent-style-name="Heading_20_3" style:list-style-name="">
      <style:text-properties officeooo:rsid="00d781d0" officeooo:paragraph-rsid="0168dd62"/>
    </style:style>
    <style:style style:name="P359" style:family="paragraph" style:parent-style-name="Heading_20_3">
      <style:text-properties officeooo:rsid="017a8fbb" officeooo:paragraph-rsid="017a8fbb"/>
    </style:style>
    <style:style style:name="P360" style:family="paragraph" style:parent-style-name="Heading_20_3">
      <style:text-properties officeooo:rsid="00d5c214" officeooo:paragraph-rsid="016a7ea0"/>
    </style:style>
    <style:style style:name="P361" style:family="paragraph" style:parent-style-name="Heading_20_3">
      <style:text-properties officeooo:rsid="00dce7ba" officeooo:paragraph-rsid="016fd4b0"/>
    </style:style>
    <style:style style:name="P362" style:family="paragraph" style:parent-style-name="Heading_20_3">
      <style:text-properties officeooo:paragraph-rsid="0173e309"/>
    </style:style>
    <style:style style:name="P363" style:family="paragraph" style:parent-style-name="Heading_20_3">
      <style:text-properties officeooo:rsid="00e577e4" officeooo:paragraph-rsid="0174b04b"/>
    </style:style>
    <style:style style:name="P364" style:family="paragraph" style:parent-style-name="Heading_20_3">
      <style:text-properties officeooo:rsid="00d77829" officeooo:paragraph-rsid="0177d0a3"/>
    </style:style>
    <style:style style:name="P365" style:family="paragraph" style:parent-style-name="Heading_20_3">
      <style:paragraph-properties fo:break-before="page"/>
      <style:text-properties officeooo:rsid="00cdc40d" officeooo:paragraph-rsid="01235ea9"/>
    </style:style>
    <style:style style:name="P366" style:family="paragraph" style:parent-style-name="Heading_20_3">
      <style:paragraph-properties fo:break-before="page"/>
      <style:text-properties officeooo:paragraph-rsid="01235ea9"/>
    </style:style>
    <style:style style:name="P367" style:family="paragraph" style:parent-style-name="Heading_20_3">
      <style:paragraph-properties fo:break-before="page"/>
      <style:text-properties officeooo:rsid="00d13c21" officeooo:paragraph-rsid="01235ea9"/>
    </style:style>
    <style:style style:name="P368" style:family="paragraph" style:parent-style-name="Heading_20_3">
      <style:paragraph-properties fo:break-before="page"/>
      <style:text-properties officeooo:rsid="018d669c" officeooo:paragraph-rsid="018d669c"/>
    </style:style>
    <style:style style:name="P369" style:family="paragraph" style:parent-style-name="Heading_20_3">
      <style:paragraph-properties fo:break-before="page"/>
      <style:text-properties officeooo:rsid="00e01f8a" officeooo:paragraph-rsid="013b9698"/>
    </style:style>
    <style:style style:name="P370" style:family="paragraph" style:parent-style-name="Heading_20_3">
      <style:paragraph-properties fo:break-before="page"/>
      <style:text-properties officeooo:rsid="00693555" officeooo:paragraph-rsid="013ec85c"/>
    </style:style>
    <style:style style:name="P371" style:family="paragraph" style:parent-style-name="Heading_20_3">
      <style:paragraph-properties fo:break-before="page"/>
      <style:text-properties officeooo:rsid="006f052a" officeooo:paragraph-rsid="01445e7d"/>
    </style:style>
    <style:style style:name="P372" style:family="paragraph" style:parent-style-name="Heading_20_3">
      <style:paragraph-properties fo:break-before="page"/>
      <style:text-properties officeooo:rsid="00830e01" officeooo:paragraph-rsid="014b8495"/>
    </style:style>
    <style:style style:name="P373" style:family="paragraph" style:parent-style-name="Heading_20_3">
      <style:paragraph-properties fo:break-before="page"/>
      <style:text-properties officeooo:rsid="00901411" officeooo:paragraph-rsid="0155024a"/>
    </style:style>
    <style:style style:name="P374" style:family="paragraph" style:parent-style-name="Heading_20_3">
      <style:paragraph-properties fo:break-before="page"/>
      <style:text-properties officeooo:rsid="0053ad02" officeooo:paragraph-rsid="015a5c69"/>
    </style:style>
    <style:style style:name="P375" style:family="paragraph" style:parent-style-name="Heading_20_3">
      <style:paragraph-properties fo:break-before="page"/>
      <style:text-properties officeooo:rsid="00d781d0" officeooo:paragraph-rsid="0168dd62"/>
    </style:style>
    <style:style style:name="P376" style:family="paragraph" style:parent-style-name="Contents_20_1">
      <style:paragraph-properties>
        <style:tab-stops>
          <style:tab-stop style:position="6.9252in" style:type="right" style:leader-style="dotted" style:leader-text="."/>
        </style:tab-stops>
      </style:paragraph-properties>
    </style:style>
    <style:style style:name="P377" style:family="paragraph" style:parent-style-name="Contents_20_2">
      <style:paragraph-properties>
        <style:tab-stops>
          <style:tab-stop style:position="6.7283in" style:type="right" style:leader-style="dotted" style:leader-text="."/>
        </style:tab-stops>
      </style:paragraph-properties>
    </style:style>
    <style:style style:name="P378" style:family="paragraph" style:parent-style-name="Contents_20_3">
      <style:paragraph-properties>
        <style:tab-stops>
          <style:tab-stop style:position="6.5319in" style:type="right" style:leader-style="dotted" style:leader-text="."/>
        </style:tab-stops>
      </style:paragraph-properties>
    </style:style>
    <style:style style:name="P379" style:family="paragraph" style:parent-style-name="Table_20_Contents">
      <style:text-properties officeooo:paragraph-rsid="01a0b023"/>
    </style:style>
    <style:style style:name="P380" style:family="paragraph" style:parent-style-name="Table_20_Contents">
      <style:text-properties officeooo:rsid="01a0b023" officeooo:paragraph-rsid="01a0b023"/>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3" style:family="text">
      <style:text-properties officeooo:rsid="0041839e"/>
    </style:style>
    <style:style style:name="T24" style:family="text">
      <style:text-properties officeooo:rsid="004278dc"/>
    </style:style>
    <style:style style:name="T25" style:family="text">
      <style:text-properties officeooo:rsid="0043c693"/>
    </style:style>
    <style:style style:name="T26" style:family="text">
      <style:text-properties officeooo:rsid="0049689b"/>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92c83e"/>
    </style:style>
    <style:style style:name="T33" style:family="text">
      <style:text-properties officeooo:rsid="0097bdf9"/>
    </style:style>
    <style:style style:name="T34" style:family="text">
      <style:text-properties officeooo:rsid="00b12f7c"/>
    </style:style>
    <style:style style:name="T35" style:family="text">
      <style:text-properties officeooo:rsid="00c408a3"/>
    </style:style>
    <style:style style:name="T36" style:family="text">
      <style:text-properties officeooo:rsid="00d18a84"/>
    </style:style>
    <style:style style:name="T37" style:family="text">
      <style:text-properties officeooo:rsid="00d2b1a0"/>
    </style:style>
    <style:style style:name="T38" style:family="text">
      <style:text-properties officeooo:rsid="00e51646"/>
    </style:style>
    <style:style style:name="T39" style:family="text">
      <style:text-properties officeooo:rsid="00e982cb"/>
    </style:style>
    <style:style style:name="T40" style:family="text">
      <style:text-properties officeooo:rsid="00f66eda"/>
    </style:style>
    <style:style style:name="T41" style:family="text">
      <style:text-properties officeooo:rsid="01009e10"/>
    </style:style>
    <style:style style:name="T42" style:family="text">
      <style:text-properties officeooo:rsid="01058ed3"/>
    </style:style>
    <style:style style:name="T43" style:family="text">
      <style:text-properties officeooo:rsid="00f0136d"/>
    </style:style>
    <style:style style:name="T44" style:family="text">
      <style:text-properties officeooo:rsid="01093483"/>
    </style:style>
    <style:style style:name="T45" style:family="text">
      <style:text-properties officeooo:rsid="010b02ee"/>
    </style:style>
    <style:style style:name="T46" style:family="text">
      <style:text-properties officeooo:rsid="010b2c9c"/>
    </style:style>
    <style:style style:name="T47" style:family="text">
      <style:text-properties officeooo:rsid="010cdb76"/>
    </style:style>
    <style:style style:name="T48" style:family="text">
      <style:text-properties officeooo:rsid="01113ef5"/>
    </style:style>
    <style:style style:name="T49" style:family="text">
      <style:text-properties officeooo:rsid="01158b77"/>
    </style:style>
    <style:style style:name="T50" style:family="text">
      <style:text-properties officeooo:rsid="01171b33"/>
    </style:style>
    <style:style style:name="T51" style:family="text">
      <style:text-properties officeooo:rsid="0119b307"/>
    </style:style>
    <style:style style:name="T52" style:family="text">
      <style:text-properties officeooo:rsid="011b04f4"/>
    </style:style>
    <style:style style:name="T53" style:family="text">
      <style:text-properties officeooo:rsid="011bf5b6"/>
    </style:style>
    <style:style style:name="T54" style:family="text">
      <style:text-properties officeooo:rsid="011ed1ca"/>
    </style:style>
    <style:style style:name="T55" style:family="text">
      <style:text-properties officeooo:rsid="01205214"/>
    </style:style>
    <style:style style:name="T56" style:family="text">
      <style:text-properties officeooo:rsid="01221d69"/>
    </style:style>
    <style:style style:name="T57" style:family="text">
      <style:text-properties officeooo:rsid="00cfc568"/>
    </style:style>
    <style:style style:name="T58" style:family="text">
      <style:text-properties officeooo:rsid="00d13c21"/>
    </style:style>
    <style:style style:name="T59" style:family="text">
      <style:text-properties officeooo:rsid="01235ea9"/>
    </style:style>
    <style:style style:name="T60" style:family="text">
      <style:text-properties officeooo:rsid="01248754"/>
    </style:style>
    <style:style style:name="T61" style:family="text">
      <style:text-properties officeooo:rsid="0124e953"/>
    </style:style>
    <style:style style:name="T62" style:family="text">
      <style:text-properties officeooo:rsid="01266fb9"/>
    </style:style>
    <style:style style:name="T63" style:family="text">
      <style:text-properties officeooo:rsid="0129c0a4"/>
    </style:style>
    <style:style style:name="T64" style:family="text">
      <style:text-properties officeooo:rsid="012a9cff"/>
    </style:style>
    <style:style style:name="T65" style:family="text">
      <style:text-properties officeooo:rsid="012c2306"/>
    </style:style>
    <style:style style:name="T66" style:family="text">
      <style:text-properties officeooo:rsid="012ce83a"/>
    </style:style>
    <style:style style:name="T67" style:family="text">
      <style:text-properties officeooo:rsid="0136121d"/>
    </style:style>
    <style:style style:name="T68" style:family="text">
      <style:text-properties officeooo:rsid="00ff6567"/>
    </style:style>
    <style:style style:name="T69" style:family="text">
      <style:text-properties officeooo:rsid="01392250"/>
    </style:style>
    <style:style style:name="T70" style:family="text">
      <style:text-properties officeooo:rsid="013b9698"/>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T129" style:family="text">
      <style:text-properties officeooo:rsid="019029b1"/>
    </style:style>
    <style:style style:name="T130" style:family="text">
      <style:text-properties officeooo:rsid="0194554c"/>
    </style:style>
    <style:style style:name="T131" style:family="text">
      <style:text-properties officeooo:rsid="0197291b"/>
    </style:style>
    <style:style style:name="T132" style:family="text">
      <style:text-properties officeooo:rsid="019c4110"/>
    </style:style>
    <style:style style:name="T133" style:family="text">
      <style:text-properties officeooo:rsid="019eb86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WebTools <text:span text:style-name="T42">REST </text:span>API <text:span text:style-name="T41">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6"><text:a xlink:type="simple" xlink:href="#__RefHeading__1149_221192023" text:style-name="Index_20_Link" text:visited-style-name="Index_20_Link">About WebTools<text:tab/>3</text:a></text:p>
          <text:p text:style-name="P377"><text:a xlink:type="simple" xlink:href="#__RefHeading___Toc2871_114428507" text:style-name="Index_20_Link" text:visited-style-name="Index_20_Link">Functions<text:tab/>3</text:a></text:p>
          <text:p text:style-name="P377"><text:a xlink:type="simple" xlink:href="#__RefHeading__1973_2070553860" text:style-name="Index_20_Link" text:visited-style-name="Index_20_Link">Known Issues<text:tab/>3</text:a></text:p>
          <text:p text:style-name="P376"><text:a xlink:type="simple" xlink:href="#__RefHeading__131_1252382565" text:style-name="Index_20_Link" text:visited-style-name="Index_20_Link">About the API<text:tab/>4</text:a></text:p>
          <text:p text:style-name="P376"><text:a xlink:type="simple" xlink:href="#__RefHeading__133_1252382565" text:style-name="Index_20_Link" text:visited-style-name="Index_20_Link">Credits<text:tab/>5</text:a></text:p>
          <text:p text:style-name="P376"><text:a xlink:type="simple" xlink:href="#__RefHeading__135_1252382565" text:style-name="Index_20_Link" text:visited-style-name="Index_20_Link">License<text:tab/>6</text:a></text:p>
          <text:p text:style-name="P376"><text:a xlink:type="simple" xlink:href="#__RefHeading__107_1252382565" text:style-name="Index_20_Link" text:visited-style-name="Index_20_Link">Preword<text:tab/>7</text:a></text:p>
          <text:p text:style-name="P376"><text:a xlink:type="simple" xlink:href="#__RefHeading__129_1252382565" text:style-name="Index_20_Link" text:visited-style-name="Index_20_Link">Storage<text:tab/>8</text:a></text:p>
          <text:p text:style-name="P376"><text:a xlink:type="simple" xlink:href="#__RefHeading__2296_917900238" text:style-name="Index_20_Link" text:visited-style-name="Index_20_Link">Debug<text:tab/>9</text:a></text:p>
          <text:p text:style-name="P376"><text:a xlink:type="simple" xlink:href="#__RefHeading__137_1252382565" text:style-name="Index_20_Link" text:visited-style-name="Index_20_Link">API Usage<text:tab/>10</text:a></text:p>
          <text:p text:style-name="P377"><text:a xlink:type="simple" xlink:href="#__RefHeading__105_1252382565" text:style-name="Index_20_Link" text:visited-style-name="Index_20_Link">Get the Secret Info<text:tab/>10</text:a></text:p>
          <text:p text:style-name="P377"><text:a xlink:type="simple" xlink:href="#__RefHeading__1140_221192023" text:style-name="Index_20_Link" text:visited-style-name="Index_20_Link">Authentication<text:tab/>10</text:a></text:p>
          <text:p text:style-name="P378"><text:a xlink:type="simple" xlink:href="#__RefHeading__1142_221192023" text:style-name="Index_20_Link" text:visited-style-name="Index_20_Link">Local authentication<text:tab/>11</text:a></text:p>
          <text:p text:style-name="P378"><text:a xlink:type="simple" xlink:href="#__RefHeading__1144_221192023" text:style-name="Index_20_Link" text:visited-style-name="Index_20_Link">PlexTV authentication<text:tab/>11</text:a></text:p>
          <text:p text:style-name="P378"><text:a xlink:type="simple" xlink:href="#__RefHeading__1376_360856256" text:style-name="Index_20_Link" text:visited-style-name="Index_20_Link">Logout<text:tab/>11</text:a></text:p>
          <text:p text:style-name="P377"><text:a xlink:type="simple" xlink:href="#__RefHeading___Toc3669_3543837064" text:style-name="Index_20_Link" text:visited-style-name="Index_20_Link">Localication<text:tab/>13</text:a></text:p>
          <text:p text:style-name="P377"><text:a xlink:type="simple" xlink:href="#__RefHeading___Toc3480_2093512064" text:style-name="Index_20_Link" text:visited-style-name="Index_20_Link">PlayList Module<text:tab/>13</text:a></text:p>
          <text:p text:style-name="P378"><text:a xlink:type="simple" xlink:href="#__RefHeading___Toc3482_2093512064" text:style-name="Index_20_Link" text:visited-style-name="Index_20_Link">List<text:tab/>13</text:a></text:p>
          <text:p text:style-name="P378"><text:a xlink:type="simple" xlink:href="#__RefHeading___Toc3540_34690773" text:style-name="Index_20_Link" text:visited-style-name="Index_20_Link">Delete<text:tab/>13</text:a></text:p>
          <text:p text:style-name="P378"><text:a xlink:type="simple" xlink:href="#__RefHeading___Toc3559_68051256" text:style-name="Index_20_Link" text:visited-style-name="Index_20_Link">Download<text:tab/>14</text:a></text:p>
          <text:p text:style-name="P378"><text:a xlink:type="simple" xlink:href="#__RefHeading___Toc3576_1865417307" text:style-name="Index_20_Link" text:visited-style-name="Index_20_Link">Copy<text:tab/>14</text:a></text:p>
          <text:p text:style-name="P378"><text:a xlink:type="simple" xlink:href="#__RefHeading___Toc3639_47623270" text:style-name="Index_20_Link" text:visited-style-name="Index_20_Link">Import<text:tab/>14</text:a></text:p>
          <text:p text:style-name="P377"><text:a xlink:type="simple" xlink:href="#__RefHeading___Toc6260_1879030306" text:style-name="Index_20_Link" text:visited-style-name="Index_20_Link">WT Module<text:tab/>15</text:a></text:p>
          <text:p text:style-name="P378"><text:a xlink:type="simple" xlink:href="#__RefHeading___Toc3861_1520921649" text:style-name="Index_20_Link" text:visited-style-name="Index_20_Link">upgradeWT<text:tab/>15</text:a></text:p>
          <text:p text:style-name="P378"><text:a xlink:type="simple" xlink:href="#__RefHeading___Toc3831_4155088317" text:style-name="Index_20_Link" text:visited-style-name="Index_20_Link">updateLanguage<text:tab/>15</text:a></text:p>
          <text:p text:style-name="P378"><text:a xlink:type="simple" xlink:href="#__RefHeading___Toc3874_1970867923" text:style-name="Index_20_Link" text:visited-style-name="Index_20_Link">getTranslatorList<text:tab/>16</text:a></text:p>
          <text:p text:style-name="P378"><text:a xlink:type="simple" xlink:href="#__RefHeading___Toc3680_3489263003" text:style-name="Index_20_Link" text:visited-style-name="Index_20_Link">getLanguageList<text:tab/>16</text:a></text:p>
          <text:p text:style-name="P378"><text:a xlink:type="simple" xlink:href="#__RefHeading___Toc2893_1866656145" text:style-name="Index_20_Link" text:visited-style-name="Index_20_Link">getCSS<text:tab/>18</text:a></text:p>
          <text:p text:style-name="P378"><text:a xlink:type="simple" xlink:href="#__RefHeading___Toc3349_1718128708" text:style-name="Index_20_Link" text:visited-style-name="Index_20_Link">getUsers<text:tab/>18</text:a></text:p>
          <text:p text:style-name="P378"><text:a xlink:type="simple" xlink:href="#__RefHeading___Toc2939_1803620939" text:style-name="Index_20_Link" text:visited-style-name="Index_20_Link">reset<text:tab/>19</text:a></text:p>
          <text:p text:style-name="P377"><text:a xlink:type="simple" xlink:href="#__RefHeading___Toc6275_1879030306" text:style-name="Index_20_Link" text:visited-style-name="Index_20_Link">Logs Module<text:tab/>20</text:a></text:p>
          <text:p text:style-name="P378"><text:a xlink:type="simple" xlink:href="#__RefHeading__1243_372334599" text:style-name="Index_20_Link" text:visited-style-name="Index_20_Link">Listing<text:tab/>20</text:a></text:p>
          <text:p text:style-name="P378"><text:a xlink:type="simple" xlink:href="#__RefHeading__1245_372334599" text:style-name="Index_20_Link" text:visited-style-name="Index_20_Link">Show<text:tab/>20</text:a></text:p>
          <text:p text:style-name="P378"><text:a xlink:type="simple" xlink:href="#__RefHeading__1247_372334599" text:style-name="Index_20_Link" text:visited-style-name="Index_20_Link">Download<text:tab/>21</text:a></text:p>
          <text:p text:style-name="P378"><text:a xlink:type="simple" xlink:href="#__RefHeading__1249_372334599" text:style-name="Index_20_Link" text:visited-style-name="Index_20_Link">Download entire log directory as a zip<text:tab/>21</text:a></text:p>
          <text:p text:style-name="P378"><text:a xlink:type="simple" xlink:href="#__RefHeading__3155_2138859710" text:style-name="Index_20_Link" text:visited-style-name="Index_20_Link">Entry<text:tab/>21</text:a></text:p>
          <text:p text:style-name="P377"><text:a xlink:type="simple" xlink:href="#__RefHeading___Toc4073_754688734" text:style-name="Index_20_Link" text:visited-style-name="Index_20_Link">Settings Module<text:tab/>22</text:a></text:p>
          <text:p text:style-name="P378"><text:a xlink:type="simple" xlink:href="#__RefHeading__1847_1969542338" text:style-name="Index_20_Link" text:visited-style-name="Index_20_Link">getSettings<text:tab/>22</text:a></text:p>
          <text:p text:style-name="P378"><text:a xlink:type="simple" xlink:href="#__RefHeading__1849_1969542338" text:style-name="Index_20_Link" text:visited-style-name="Index_20_Link">setSetting<text:tab/>22</text:a></text:p>
          <text:p text:style-name="P378"><text:a xlink:type="simple" xlink:href="#__RefHeading__1966_1323427390" text:style-name="Index_20_Link" text:visited-style-name="Index_20_Link">Change Password<text:tab/>23</text:a></text:p>
          <text:p text:style-name="P377"><text:a xlink:type="simple" xlink:href="#__RefHeading___Toc4058_754688734" text:style-name="Index_20_Link" text:visited-style-name="Index_20_Link">Language Module<text:tab/>24</text:a></text:p>
          <text:p text:style-name="P378"><text:soft-page-break/><text:a xlink:type="simple" xlink:href="#__RefHeading___Toc2341_2133117721" text:style-name="Index_20_Link" text:visited-style-name="Index_20_Link">getCountryCodes<text:tab/>24</text:a></text:p>
          <text:p text:style-name="P378"><text:a xlink:type="simple" xlink:href="#__RefHeading___Toc2343_2133117721" text:style-name="Index_20_Link" text:visited-style-name="Index_20_Link">getMatch<text:tab/>24</text:a></text:p>
          <text:p text:style-name="P378"><text:a xlink:type="simple" xlink:href="#__RefHeading___Toc2345_2133117721" text:style-name="Index_20_Link" text:visited-style-name="Index_20_Link">getLangCodeList<text:tab/>25</text:a></text:p>
          <text:p text:style-name="P378"><text:a xlink:type="simple" xlink:href="#__RefHeading___Toc2349_2133117721" text:style-name="Index_20_Link" text:visited-style-name="Index_20_Link">getCodeLangList<text:tab/>26</text:a></text:p>
          <text:p text:style-name="P378"><text:a xlink:type="simple" xlink:href="#__RefHeading___Toc2466_1859005996" text:style-name="Index_20_Link" text:visited-style-name="Index_20_Link">getLangCode3List<text:tab/>27</text:a></text:p>
          <text:p text:style-name="P378"><text:a xlink:type="simple" xlink:href="#__RefHeading___Toc2468_1859005996" text:style-name="Index_20_Link" text:visited-style-name="Index_20_Link">get3CodeLangList<text:tab/>28</text:a></text:p>
          <text:p text:style-name="P377"><text:a xlink:type="simple" xlink:href="#__RefHeading__1760_1533813955" text:style-name="Index_20_Link" text:visited-style-name="Index_20_Link">PMS Module<text:tab/>29</text:a></text:p>
          <text:p text:style-name="P378"><text:a xlink:type="simple" xlink:href="#__RefHeading___Toc2959_2022608021" text:style-name="Index_20_Link" text:visited-style-name="Index_20_Link">search<text:tab/>29</text:a></text:p>
          <text:p text:style-name="P378"><text:a xlink:type="simple" xlink:href="#__RefHeading___Toc3610_1464697378" text:style-name="Index_20_Link" text:visited-style-name="Index_20_Link">uploadSub<text:tab/>30</text:a></text:p>
          <text:p text:style-name="P378"><text:a xlink:type="simple" xlink:href="#__RefHeading___Toc6249_1879030306" text:style-name="Index_20_Link" text:visited-style-name="Index_20_Link">uploadFile<text:tab/>30</text:a></text:p>
          <text:p text:style-name="P378"><text:a xlink:type="simple" xlink:href="#__RefHeading___Toc6253_1879030306" text:style-name="Index_20_Link" text:visited-style-name="Index_20_Link">getAllBundleInfo<text:tab/>31</text:a></text:p>
          <text:p text:style-name="P378"><text:a xlink:type="simple" xlink:href="#__RefHeading___Toc4085_754688734" text:style-name="Index_20_Link" text:visited-style-name="Index_20_Link">getSectionsList<text:tab/>31</text:a></text:p>
          <text:p text:style-name="P378"><text:a xlink:type="simple" xlink:href="#__RefHeading___Toc4089_754688734" text:style-name="Index_20_Link" text:visited-style-name="Index_20_Link">getSectionSize<text:tab/>32</text:a></text:p>
          <text:p text:style-name="P378"><text:a xlink:type="simple" xlink:href="#__RefHeading___Toc4093_754688734" text:style-name="Index_20_Link" text:visited-style-name="Index_20_Link">getSectionLetterList<text:tab/>33</text:a></text:p>
          <text:p text:style-name="P378"><text:a xlink:type="simple" xlink:href="#__RefHeading___Toc4097_754688734" text:style-name="Index_20_Link" text:visited-style-name="Index_20_Link">getSection<text:tab/>34</text:a></text:p>
          <text:p text:style-name="P378"><text:a xlink:type="simple" xlink:href="#__RefHeading___Toc4102_754688734" text:style-name="Index_20_Link" text:visited-style-name="Index_20_Link">getSectionByLetter<text:tab/>36</text:a></text:p>
          <text:p text:style-name="P378"><text:a xlink:type="simple" xlink:href="#__RefHeading___Toc4108_754688734" text:style-name="Index_20_Link" text:visited-style-name="Index_20_Link">getSubtitles<text:tab/>36</text:a></text:p>
          <text:p text:style-name="P378"><text:a xlink:type="simple" xlink:href="#__RefHeading___Toc4112_754688734" text:style-name="Index_20_Link" text:visited-style-name="Index_20_Link">getParts<text:tab/>37</text:a></text:p>
          <text:p text:style-name="P378"><text:a xlink:type="simple" xlink:href="#__RefHeading___Toc4115_754688734" text:style-name="Index_20_Link" text:visited-style-name="Index_20_Link">showSubtitle<text:tab/>38</text:a></text:p>
          <text:p text:style-name="P378"><text:a xlink:type="simple" xlink:href="#__RefHeading___Toc6315_645251985" text:style-name="Index_20_Link" text:visited-style-name="Index_20_Link">Download Subtitle<text:tab/>38</text:a></text:p>
          <text:p text:style-name="P378"><text:a xlink:type="simple" xlink:href="#__RefHeading___Toc4118_754688734" text:style-name="Index_20_Link" text:visited-style-name="Index_20_Link">delBundle<text:tab/>38</text:a></text:p>
          <text:p text:style-name="P378"><text:a xlink:type="simple" xlink:href="#__RefHeading___Toc4122_754688734" text:style-name="Index_20_Link" text:visited-style-name="Index_20_Link">TV-Show Size<text:tab/>39</text:a></text:p>
          <text:p text:style-name="P378"><text:a xlink:type="simple" xlink:href="#__RefHeading___Toc4126_754688734" text:style-name="Index_20_Link" text:visited-style-name="Index_20_Link">TV-Shows Seasons<text:tab/>39</text:a></text:p>
          <text:p text:style-name="P378"><text:a xlink:type="simple" xlink:href="#__RefHeading___Toc4130_754688734" text:style-name="Index_20_Link" text:visited-style-name="Index_20_Link">TV-Shows Season<text:tab/>40</text:a></text:p>
          <text:p text:style-name="P378"><text:a xlink:type="simple" xlink:href="#__RefHeading___Toc4134_754688734" text:style-name="Index_20_Link" text:visited-style-name="Index_20_Link">TV-Show Contents<text:tab/>41</text:a></text:p>
          <text:p text:style-name="P378"><text:a xlink:type="simple" xlink:href="#__RefHeading___Toc4139_754688734" text:style-name="Index_20_Link" text:visited-style-name="Index_20_Link">Delete Subtitle<text:tab/>42</text:a></text:p>
          <text:p text:style-name="P377"><text:a xlink:type="simple" xlink:href="#__RefHeading___Toc5272_270343148" text:style-name="Index_20_Link" text:visited-style-name="Index_20_Link">Git module<text:tab/>43</text:a></text:p>
          <text:p text:style-name="P378"><text:a xlink:type="simple" xlink:href="#__RefHeading___Toc5274_270343148" text:style-name="Index_20_Link" text:visited-style-name="Index_20_Link">List<text:tab/>43</text:a></text:p>
          <text:p text:style-name="P378"><text:a xlink:type="simple" xlink:href="#__RefHeading___Toc5278_270343148" text:style-name="Index_20_Link" text:visited-style-name="Index_20_Link">getReleaseInfo<text:tab/>44</text:a></text:p>
          <text:p text:style-name="P378"><text:a xlink:type="simple" xlink:href="#__RefHeading___Toc5281_270343148" text:style-name="Index_20_Link" text:visited-style-name="Index_20_Link">uasTypes<text:tab/>45</text:a></text:p>
          <text:p text:style-name="P378"><text:a xlink:type="simple" xlink:href="#__RefHeading___Toc5284_270343148" text:style-name="Index_20_Link" text:visited-style-name="Index_20_Link">getListofBundles<text:tab/>47</text:a></text:p>
          <text:p text:style-name="P378"><text:a xlink:type="simple" xlink:href="#__RefHeading___Toc5289_270343148" text:style-name="Index_20_Link" text:visited-style-name="Index_20_Link">getLastUpdateTime<text:tab/>47</text:a></text:p>
          <text:p text:style-name="P378"><text:a xlink:type="simple" xlink:href="#__RefHeading___Toc5292_270343148" text:style-name="Index_20_Link" text:visited-style-name="Index_20_Link">getUpdateList<text:tab/>48</text:a></text:p>
          <text:p text:style-name="P378"><text:a xlink:type="simple" xlink:href="#__RefHeading___Toc18724_270343148" text:style-name="Index_20_Link" text:visited-style-name="Index_20_Link">updateUASCache<text:tab/>49</text:a></text:p>
          <text:p text:style-name="P378"><text:a xlink:type="simple" xlink:href="#__RefHeading___Toc18727_270343148" text:style-name="Index_20_Link" text:visited-style-name="Index_20_Link">Migrate<text:tab/>49</text:a></text:p>
          <text:p text:style-name="P378"><text:a xlink:type="simple" xlink:href="#__RefHeading___Toc18732_270343148" text:style-name="Index_20_Link" text:visited-style-name="Index_20_Link">Install/Update<text:tab/>50</text:a></text:p>
          <text:p text:style-name="P377"><text:a xlink:type="simple" xlink:href="#__RefHeading___Toc18940_270343148" text:style-name="Index_20_Link" text:visited-style-name="Index_20_Link">findMedia Module<text:tab/>51</text:a></text:p>
          <text:p text:style-name="P378"><text:a xlink:type="simple" xlink:href="#__RefHeading___Toc18943_270343148" text:style-name="Index_20_Link" text:visited-style-name="Index_20_Link">getSectionsList<text:tab/>52</text:a></text:p>
          <text:p text:style-name="P378"><text:a xlink:type="simple" xlink:href="#__RefHeading___Toc6203_645251985" text:style-name="Index_20_Link" text:visited-style-name="Index_20_Link">getSettings<text:tab/>53</text:a></text:p>
          <text:p text:style-name="P378"><text:a xlink:type="simple" xlink:href="#__RefHeading___Toc6205_645251985" text:style-name="Index_20_Link" text:visited-style-name="Index_20_Link">setSettings<text:tab/>53</text:a></text:p>
          <text:p text:style-name="P378"><text:a xlink:type="simple" xlink:href="#__RefHeading___Toc18946_270343148" text:style-name="Index_20_Link" text:visited-style-name="Index_20_Link">resetSettings<text:tab/>53</text:a></text:p>
          <text:p text:style-name="P378"><text:a xlink:type="simple" xlink:href="#__RefHeading___Toc6190_645251985" text:style-name="Index_20_Link" text:visited-style-name="Index_20_Link">getStatus<text:tab/>54</text:a></text:p>
          <text:p text:style-name="P378"><text:a xlink:type="simple" xlink:href="#__RefHeading___Toc6193_645251985" text:style-name="Index_20_Link" text:visited-style-name="Index_20_Link">getResult<text:tab/>54</text:a></text:p>
          <text:p text:style-name="P378"><text:a xlink:type="simple" xlink:href="#__RefHeading___Toc6196_645251985" text:style-name="Index_20_Link" text:visited-style-name="Index_20_Link">Abort<text:tab/>54</text:a></text:p>
          <text:p text:style-name="P378"><text:a xlink:type="simple" xlink:href="#__RefHeading___Toc6200_645251985" text:style-name="Index_20_Link" text:visited-style-name="Index_20_Link">scanSection<text:tab/>55</text:a></text:p>
        </text:index-body>
      </text:table-of-content>
      <text:p text:style-name="P1"/>
      <text:h text:style-name="P285" text:outline-level="1"/>
      <text:h text:style-name="P29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2639737368" text:style-name="L1">
        <text:list-item>
          <text:p text:style-name="P260">Logs</text:p>
          <text:list>
            <text:list-item>
              <text:p text:style-name="P260">This module allows management and downloads of log files</text:p>
            </text:list-item>
          </text:list>
        </text:list-item>
        <text:list-item>
          <text:p text:style-name="P260">Subtitles</text:p>
          <text:list>
            <text:list-item>
              <text:p text:style-name="P260">Subtitles can be manipulated via the combo of the PMS and the Language module</text:p>
            </text:list-item>
          </text:list>
        </text:list-item>
        <text:list-item>
          <text:p text:style-name="P260">UAS2</text:p>
          <text:list>
            <text:list-item>
              <text:p text:style-name="P260">UAS2 is mostly handled by the GIT module</text:p>
            </text:list-item>
          </text:list>
        </text:list-item>
        <text:list-item>
          <text:p text:style-name="P260">FindMedia</text:p>
          <text:list>
            <text:list-item>
              <text:p text:style-name="P260">FindMedia function is handled by the combo of FindMedia and PMS modules</text:p>
            </text:list-item>
          </text:list>
        </text:list-item>
        <text:list-item>
          <text:p text:style-name="P261">JsonExport</text:p>
          <text:list>
            <text:list-item>
              <text:p text:style-name="P261">JsonExport will export media info into a json file located right next to the media</text:p>
            </text:list-item>
            <text:list-item>
              <text:p text:style-name="P261">Selected Fan-Art and Poster will also be extracted, and put next to the media</text:p>
            </text:list-item>
          </text:list>
        </text:list-item>
      </text:list>
      <text:h text:style-name="P295"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6">on some platforms</text:span>, and <text:span text:style-name="T36">the</text:span> PMS restart is sadly needed.</text:p>
      <text:p text:style-name="P18">Settings will however be saved, <text:span text:style-name="T36">and work after that.</text:span></text:p>
      <text:h text:style-name="P286" text:outline-level="1"/>
      <text:h text:style-name="P291" text:outline-level="1"><text:bookmark-start text:name="__RefHeading__131_1252382565"/>About <text:span text:style-name="T25">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86" text:outline-level="1"/>
      <text:h text:style-name="P291" text:outline-level="1"><text:bookmark-start text:name="__RefHeading__133_1252382565"/>Credits<text:bookmark-end text:name="__RefHeading__133_1252382565"/></text:h>
      <text:p text:style-name="P8">WebTools.bundle was made by the following Plex community members:</text:p>
      <text:list xml:id="list2092645568" text:style-name="L2">
        <text:list-item>
          <text:p text:style-name="P262">Dagalufth <text:span text:style-name="T32">(Frontend)</text:span></text:p>
        </text:list-item>
        <text:list-item>
          <text:p text:style-name="P263">omc1000 (Frontend)</text:p>
        </text:list-item>
        <text:list-item>
          <text:p text:style-name="P274">dane22 <text:span text:style-name="T32">(Backend)</text:span></text:p>
        </text:list-item>
        <text:list-item>
          <text:p text:style-name="P272">mikedm139 on GitHub (The original author of UAS)</text:p>
        </text:list-item>
        <text:list-item>
          <text:p text:style-name="P273"><text:span text:style-name="T108">trumpy81 </text:span><text:span text:style-name="T109">for providing custom CSS files, as well as the author of the helpfile</text:span></text:p>
        </text:list-item>
      </text:list>
      <text:h text:style-name="P286" text:outline-level="1"/>
      <text:h text:style-name="P291" text:outline-level="1"><text:bookmark-start text:name="__RefHeading__135_1252382565"/>License<text:bookmark-end text:name="__RefHeading__135_1252382565"/></text:h>
      <text:p text:style-name="P138"><text:span text:style-name="T16">The WebTools bundle is licensed under </text:span><text:span text:style-name="T22">Mozilla Public License 2.0</text:span></text:p>
      <text:list xml:id="list3410090760" text:style-name="L3">
        <text:list-item>
          <text:p text:style-name="P275"><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87" text:outline-level="1"/>
      <text:h text:style-name="P292" text:outline-level="1"><text:bookmark-start text:name="__RefHeading__107_1252382565"/>Preword<text:bookmark-end text:name="__RefHeading__107_1252382565"/></text:h>
      <text:p text:style-name="P7">It's important when coding against the WebTools API to always check the return code!</text:p>
      <text:h text:style-name="P284" text:outline-level="1"/>
      <text:h text:style-name="P289" text:outline-level="1"><text:bookmark-start text:name="__RefHeading__129_1252382565"/>Storage<text:bookmark-end text:name="__RefHeading__129_1252382565"/></text:h>
      <text:p text:style-name="P138">All settings are stored within Plex, in the framework dict, so if there's a need to start all over, then remember to delete the file named: “<text:span text:style-name="T16">Library/Plex Media Server/Plug-in Support/Data/com.plexapp.plugins.WebTools/Dict”</text:span></text:p>
      <text:p text:style-name="P139">Configured ports for the WebServer is stored in the file named “<text:span text:style-name="T16">Library/Plex Media Server/Plug-in Support/</text:span>Preferences/com.plexapp.plugins.WebTools.xml”</text:p>
      <text:p text:style-name="P139">If above file is deleted, PMS will recreate it with it's defaults</text:p>
      <text:p text:style-name="P139">UAS Repo is in V3 also stored in the framework, in the directory named: “ <text:span text:style-name="T16">Library/Plex Media Server/Plug-in Support/</text:span>Data/com.plexapp.plugins.WebTools/DataItems”</text:p>
      <text:p text:style-name="P139"/>
      <text:h text:style-name="P288" text:outline-level="1"/>
      <text:h text:style-name="P293" text:outline-level="1"><text:bookmark-start text:name="__RefHeading__2296_917900238"/>Debug<text:bookmark-end text:name="__RefHeading__2296_917900238"/></text:h>
      <text:p text:style-name="P19">If a file named “debug” exist in the WebTools.bundle <text:span text:style-name="T37">root </text:span>directory, authentication <text:span text:style-name="T40">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55">{</text:p>
            <text:p text:style-name="P255"><text:tab/>"WT_AUTH": false, </text:p>
            <text:p text:style-name="P255"><text:tab/>"JSONTIMESTAMP" : 1006578111,</text:p>
            <text:p text:style-name="P255"><text:tab/>"_UAS_Repo": "https://github.com/ukdtom/UAS2Res", </text:p>
            <text:p text:style-name="P255"><text:tab/>"_UAS_RepoBranch" : "master",</text:p>
            <text:p text:style-name="P255"><text:tab/>"UI" : {"Language" : "da", "debug" : true}</text:p>
            <text:p text:style-name="P255">}</text:p>
          </table:table-cell>
        </table:table-row>
      </table:table>
      <text:p text:style-name="P24"/>
      <text:p text:style-name="P24">Above would override the UAS repo url and the branch used, <text:span text:style-name="T40">as well as indicate, if auth is enabled or not. And JSONExport module would use above Unix TimeStamp.</text:span></text:p>
      <text:p text:style-name="P152">Also the GUI would be set to the Danish language, and with translation set to debug</text:p>
      <text:h text:style-name="P294" text:outline-level="1"><text:bookmark-start text:name="__RefHeading__137_1252382565"/>API <text:span text:style-name="T39">Usage</text:span><text:bookmark-end text:name="__RefHeading__137_1252382565"/></text:h>
      <text:h text:style-name="Heading_20_2" text:outline-level="2"><text:bookmark-start text:name="__RefHeading__105_1252382565"/>Get the Secret <text:span text:style-name="T24">Info</text:span><text:bookmark-end text:name="__RefHeading__105_1252382565"/></text:h>
      <text:p text:style-name="P12">When programming against the WebTools REST API, one must remember to first of all grap the secret<text:span text:style-name="T23">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2">something like </text:span>the following:</text:p>
      <table:table table:name="Table11" table:style-name="Table11">
        <table:table-column table:style-name="Table11.A"/>
        <table:table-row>
          <table:table-cell table:style-name="Table11.A1" office:value-type="string">
            <text:p text:style-name="P6">{'UILanguageDebug': False, 'PasswordSet': False, 'wt_csstheme': u'WhiteBlue.css', 'version': '3.0.0 DEV ****** WARNING Debug mode on *********', 'PlexTVOnline': True, 'UILanguage': u'sv'}</text:p>
          </table:table-cell>
        </table:table-row>
      </table:table>
      <text:p text:style-name="P5"/>
      <text:list xml:id="list2840915241" text:style-name="L4">
        <text:list-item>
          <text:p text:style-name="P264">PlexTVOnline : The PlexTVOnline is a boolean, that indicates if the PMS is signed in to plex.tv. (If so, then we need to auth. <text:span text:style-name="T98">t</text:span>owards it with a user/pwd)</text:p>
        </text:list-item>
        <text:list-item>
          <text:p text:style-name="P265">version: <text:s/><text:span text:style-name="T110">The version is the version number of this plug-in</text:span></text:p>
        </text:list-item>
        <text:list-item>
          <text:p text:style-name="P266"><text:span text:style-name="T110">PasswordSet: </text:span>The PasswordSet is a boolean, that reflects if a <text:span text:style-name="T32">local </text:span>password is set or not. <text:span text:style-name="T32">(Used when the PMS is not authenticated towards plex.tv)</text:span></text:p>
        </text:list-item>
        <text:list-item>
          <text:p text:style-name="P268">wt_csstheme: The selected scheme to use for WT</text:p>
        </text:list-item>
        <text:list-item>
          <text:p text:style-name="P269">UILanguage: The language to use. If unset, we return “en”</text:p>
        </text:list-item>
        <text:list-item>
          <text:p text:style-name="P269">UILanguageDebug: If we should run the translation in debug mode</text:p>
        </text:list-item>
      </text:list>
      <text:h text:style-name="P296"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64">/<text:span text:style-name="T35">login?user=&lt;MyLoginID&gt;&amp;pwd=&lt;mySecretPassword&gt;</text:span></text:p>
          </table:table-cell>
        </table:table-row>
      </table:table>
      <text:p text:style-name="P4"/>
      <text:p text:style-name="P4"><text:soft-page-break/>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308"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3">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309"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63">/logout</text:p>
          </table:table-cell>
        </table:table-row>
      </table:table>
      <text:p text:style-name="P121"><text:bookmark-start text:name="__RefHeading__587_841205411"/><text:bookmark-end text:name="__RefHeading__587_841205411"/></text:p>
      <text:h text:style-name="P310" text:outline-level="3"/>
      <text:p text:style-name="P9"/>
      <text:h text:style-name="P297" text:outline-level="2"><text:soft-page-break/></text:h>
      <text:h text:style-name="P300" text:outline-level="2"><text:bookmark-start text:name="__RefHeading___Toc3669_3543837064"/>Localication<text:bookmark-end text:name="__RefHeading___Toc3669_3543837064"/></text:h>
      <text:p text:style-name="P153">When requesting the endpoint </text:p>
      <table:table table:name="Table134" table:style-name="Table134">
        <table:table-column table:style-name="Table134.A"/>
        <table:table-row>
          <table:table-cell table:style-name="Table134.A1" office:value-type="string">
            <text:p text:style-name="Table_20_Contents">/<text:span text:style-name="T130">version</text:span></text:p>
          </table:table-cell>
        </table:table-row>
      </table:table>
      <text:p text:style-name="P153"/>
      <text:p text:style-name="P153">The returned info regarding language used is what was set during power up.</text:p>
      <text:p text:style-name="P153">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0">api/v3/settings/getSettings/UILanguage</text:span></text:p>
          </table:table-cell>
        </table:table-row>
      </table:table>
      <text:p text:style-name="P153"/>
      <text:h text:style-name="P298" text:outline-level="2"><text:bookmark-start text:name="__RefHeading___Toc3480_2093512064"/>PlayList Module<text:bookmark-end text:name="__RefHeading___Toc3480_2093512064"/></text:h>
      <text:p text:style-name="P137">This module allows access to playlists</text:p>
      <text:h text:style-name="Heading_20_3" text:outline-level="3"><text:bookmark-start text:name="__RefHeading___Toc3482_2093512064"/>List<text:bookmark-end text:name="__RefHeading___Toc3482_2093512064"/></text:h>
      <text:p text:style-name="P137">List will return a json of defined playlists <text:span text:style-name="T124">for either the owner, or a specified user</text:span></text:p>
      <text:p text:style-name="P139">Issue a GET like:</text:p>
      <table:table table:name="Table127" table:style-name="Table127">
        <table:table-column table:style-name="Table127.A"/>
        <table:table-row>
          <table:table-cell table:style-name="Table127.A1" office:value-type="string">
            <text:p text:style-name="P248">/api/v3/playlists/List<text:span text:style-name="T1">[/user/5063154]</text:span></text:p>
          </table:table-cell>
        </table:table-row>
      </table:table>
      <text:p text:style-name="P139"/>
      <text:p text:style-name="P139">Optional /user/&lt;UserID&gt; can be fetched from WT module method “getUsers”</text:p>
      <text:p text:style-name="P140">If user option is used, you must be authenticated towards plex.tv</text:p>
      <text:p text:style-name="P139">Above call would return something like:</text:p>
      <table:table table:name="Table128" table:style-name="Table128">
        <table:table-column table:style-name="Table128.A"/>
        <table:table-row>
          <table:table-cell table:style-name="Table128.A1" office:value-type="string">
            <text:p text:style-name="P248">{</text:p>
            <text:p text:style-name="P248"><text:s text:c="4"/>"21473": {</text:p>
            <text:p text:style-name="P248"><text:s text:c="8"/>"summary": "",</text:p>
            <text:p text:style-name="P248"><text:s text:c="8"/>"playlistType": "video",</text:p>
            <text:p text:style-name="P248"><text:s text:c="8"/>"smart": "0",</text:p>
            <text:p text:style-name="P248"><text:s text:c="8"/>"title": "NuggaListe"</text:p>
            <text:p text:style-name="P248"><text:s text:c="4"/>}</text:p>
            <text:p text:style-name="P248">}</text:p>
          </table:table-cell>
        </table:table-row>
      </table:table>
      <text:p text:style-name="P139"/>
      <text:h text:style-name="P311" text:outline-level="3"><text:bookmark-start text:name="__RefHeading___Toc3540_34690773"/>Delete<text:bookmark-end text:name="__RefHeading___Toc3540_34690773"/></text:h>
      <text:p text:style-name="P142">Delete will delete a playlist name by a key from the list method, either for the owner, or for a user specified with a key from wt.getUsers method.</text:p>
      <text:p text:style-name="P142">Issue a DELETE like:</text:p>
      <table:table table:name="Table129" table:style-name="Table129">
        <table:table-column table:style-name="Table129.A"/>
        <text:soft-page-break/>
        <table:table-row>
          <table:table-cell table:style-name="Table129.A1" office:value-type="string">
            <text:p text:style-name="P249">/api/v3/playlists/Delete/key/21475<text:span text:style-name="T1">[/user/5063153]</text:span></text:p>
          </table:table-cell>
        </table:table-row>
      </table:table>
      <text:p text:style-name="P142"/>
      <text:h text:style-name="P312" text:outline-level="3"><text:bookmark-start text:name="__RefHeading___Toc3559_68051256"/>Download<text:bookmark-end text:name="__RefHeading___Toc3559_68051256"/></text:h>
      <text:p text:style-name="P143">Download will download an m3u8 file from a playlist specified with a key.</text:p>
      <table:table table:name="Table130" table:style-name="Table130">
        <table:table-column table:style-name="Table130.A"/>
        <table:table-row>
          <table:table-cell table:style-name="Table130.A1" office:value-type="string">
            <text:p text:style-name="P250">/api/v3/playlists/download/key/20851<text:span text:style-name="T1">[/user/5063154]</text:span></text:p>
          </table:table-cell>
        </table:table-row>
      </table:table>
      <text:p text:style-name="P143"/>
      <text:p text:style-name="P143">Optional parameter is /user/&lt;UserID&gt; that can be fetched <text:span text:style-name="T124">from WT module method “getUsers”</text:span></text:p>
      <text:p text:style-name="P141">If user option is used, you must be authenticated towards plex.tv</text:p>
      <text:h text:style-name="P313" text:outline-level="3"><text:bookmark-start text:name="__RefHeading___Toc3576_1865417307"/>Copy<text:bookmark-end text:name="__RefHeading___Toc3576_1865417307"/></text:h>
      <text:p text:style-name="P144">Copy will copy a playlist between the users.</text:p>
      <text:p text:style-name="P144">This method req. that PMS is logged on to plex.tv</text:p>
      <text:p text:style-name="P144">Issue a POST like:</text:p>
      <table:table table:name="Table131" table:style-name="Table131">
        <table:table-column table:style-name="Table131.A"/>
        <table:table-row>
          <table:table-cell table:style-name="Table131.A1" office:value-type="string">
            <text:p text:style-name="P251">/api/v3/playlists/Copy/key/&lt;KEY OF PLAYLIST&gt;/UserTo/&lt;ID OF TARGET USER&gt;<text:span text:style-name="T1">[/UserFrom/&lt;ID OF SOURCE USER&gt;]</text:span></text:p>
          </table:table-cell>
        </table:table-row>
      </table:table>
      <text:p text:style-name="P144"/>
      <text:p text:style-name="P144">If UserFrom is not specified in the url, then it will copy from PMS owner</text:p>
      <text:p text:style-name="P144"/>
      <text:h text:style-name="P314" text:outline-level="3"><text:bookmark-start text:name="__RefHeading___Toc3639_47623270"/>Import<text:bookmark-end text:name="__RefHeading___Toc3639_47623270"/></text:h>
      <text:p text:style-name="P151">Import will import a playlist file into a playlist for the owner of the server.</text:p>
      <text:p text:style-name="P151">That way, the owner can check the import, and if needed, after verifying, use the copy function to copy it to any users needed.</text:p>
      <text:p text:style-name="P145">Issue a POST like:</text:p>
      <table:table table:name="Table133" table:style-name="Table133">
        <table:table-column table:style-name="Table133.A"/>
        <table:table-row>
          <table:table-cell table:style-name="Table133.A1" office:value-type="string">
            <text:p text:style-name="P252">/api/v3/playlists/<text:span text:style-name="T129">Import</text:span></text:p>
          </table:table-cell>
        </table:table-row>
      </table:table>
      <text:p text:style-name="P145"/>
      <text:p text:style-name="P150">And with a payload with a parameter named: “localFile” with a type of file</text:p>
      <text:p text:style-name="P145"/>
      <text:h text:style-name="P301" text:outline-level="2"><text:bookmark-start text:name="__RefHeading___Toc6260_1879030306"/><text:span text:style-name="T102">WT</text:span> Module<text:bookmark-end text:name="__RefHeading___Toc6260_1879030306"/></text:h>
      <text:p text:style-name="P50">This module contains basic functions to support WebTools</text:p>
      <text:h text:style-name="P315" text:outline-level="3"><text:bookmark-start text:name="__RefHeading___Toc3861_1520921649"/>upgradeWT<text:bookmark-end text:name="__RefHeading___Toc3861_1520921649"/></text:h>
      <text:p text:style-name="P160"/>
      <text:p text:style-name="P160"><text:span text:style-name="T132">UpgradeWT </text:span>will update WebTools itself, every time it's called.</text:p>
      <text:p text:style-name="P160">This function call <text:span text:style-name="T103">could be</text:span> used when a call for “ <text:span text:style-name="T94">getReleaseInfo” </text:span>against WebTools reveals, that a New update is present.</text:p>
      <text:p text:style-name="P160">Optional, a menu item to do a force update could also be present.</text:p>
      <text:p text:style-name="P160"/>
      <text:p text:style-name="P160">To use it, issue a “PUT” method against this url:</text:p>
      <table:table table:name="Table139" table:style-name="Table139">
        <table:table-column table:style-name="Table139.A"/>
        <table:table-row>
          <table:table-cell table:style-name="Table139.A1" office:value-type="string">
            <text:p text:style-name="P174">/api/v3/<text:span text:style-name="T132">wt</text:span>/upgradeWT</text:p>
          </table:table-cell>
        </table:table-row>
      </table:table>
      <text:p text:style-name="P160"/>
      <text:p text:style-name="P160"><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58">/</text:p>
          </table:table-cell>
        </table:table-row>
      </table:table>
      <text:p text:style-name="P160"/>
      <text:p text:style-name="P160">Is avai<text:span text:style-name="T104">l.</text:span></text:p>
      <text:p text:style-name="P108">Note:<text:span text:style-name="T7"> When testing this, remember to make a backup of the bundle directory before making this call, since it will update to current release, meaning downgrade to V2.4.1 currently</text:span></text:p>
      <text:h text:style-name="P316" text:outline-level="3"><text:bookmark-start text:name="__RefHeading___Toc3831_4155088317"/>updateLanguage<text:bookmark-end text:name="__RefHeading___Toc3831_4155088317"/></text:h>
      <text:p text:style-name="P159"/>
      <text:p text:style-name="P158">updateLanguage will fetch updated translations directly from the translation site.</text:p>
      <text:p text:style-name="P158">Using this call is important, since not only can translators see their work in action right away, but it also makes it possible for WebTools to not having to release a new version, every time a translation is altered or a new language is added</text:p>
      <text:p text:style-name="P158">Issue a POST like:</text:p>
      <table:table table:name="Table138" table:style-name="Table138">
        <table:table-column table:style-name="Table138.A"/>
        <table:table-row>
          <table:table-cell table:style-name="Table138.A1" office:value-type="string">
            <text:p text:style-name="P257">/<text:span text:style-name="T131">api/v3/wt/updateLanguage/lang/</text:span><text:span text:style-name="T6">&lt;Language_Code&gt;</text:span></text:p>
          </table:table-cell>
        </table:table-row>
      </table:table>
      <text:p text:style-name="P158"/>
      <text:p text:style-name="P158"><text:s/>Language Code in above can be fetched from the call named “getLanguageList”</text:p>
      <text:p text:style-name="P158">If all goes well, we return http 200, and front-end <text:span text:style-name="T1">MUST</text:span><text:span text:style-name="T7"> refresh it’s translations, just like when a new </text:span><text:soft-page-break/><text:span text:style-name="T7">language is selected by the user.</text:span></text:p>
      <text:p text:style-name="P158"><text:span text:style-name="T7"/></text:p>
      <text:h text:style-name="Heading_20_3" text:outline-level="3"><text:bookmark-start text:name="__RefHeading___Toc3874_1970867923"/><text:span text:style-name="T133">g</text:span>etTranslatorList<text:bookmark-end text:name="__RefHeading___Toc3874_1970867923"/></text:h>
      <text:p text:style-name="Text_20_body"/>
      <text:p text:style-name="P282">GetTranslatorList will return a json, listing all the translators, as well as what language they translate</text:p>
      <text:p text:style-name="P283">Issue a GET like:</text:p>
      <table:table table:name="Table88" table:style-name="Table88">
        <table:table-column table:style-name="Table88.A"/>
        <table:table-row>
          <table:table-cell table:style-name="Table88.A1" office:value-type="string">
            <text:p text:style-name="P379">/<text:span text:style-name="T131">api/v3/wt/getTranslatorList</text:span></text:p>
          </table:table-cell>
        </table:table-row>
      </table:table>
      <text:p text:style-name="P283"/>
      <text:p text:style-name="P283">It’ll return something like:</text:p>
      <table:table table:name="Table89" table:style-name="Table89">
        <table:table-column table:style-name="Table89.A"/>
        <table:table-row>
          <table:table-cell table:style-name="Table89.A1" office:value-type="string">
            <text:p text:style-name="P380">{'Ismelda Huine': ['fr'], 'dane22': ['da'], 'Hugo': ['pt', 'fr', 'pt-br', 'es'], 'Otto Kerner': ['de'], 'Peter Wall': ['sv'], 'Sander Spies': ['nl'], 'Andy M': ['en'], 'ChuckPa': ['en']}</text:p>
          </table:table-cell>
        </table:table-row>
      </table:table>
      <text:p text:style-name="P283"/>
      <text:h text:style-name="P317" text:outline-level="3"><text:bookmark-start text:name="__RefHeading___Toc3680_3489263003"/>getLanguageList<text:bookmark-end text:name="__RefHeading___Toc3680_3489263003"/></text:h>
      <text:p text:style-name="P156"/>
      <text:p text:style-name="P154">GetLanguageList will return an array of json, that will be fetched directly from the translation site, and list avail translations as well as other info about them, like completion statement</text:p>
      <text:p text:style-name="P154">Issue a GET like:</text:p>
      <table:table table:name="Table136" table:style-name="Table136">
        <table:table-column table:style-name="Table136.A"/>
        <table:table-row>
          <table:table-cell table:style-name="Table136.A1" office:value-type="string">
            <text:p text:style-name="Table_20_Contents">/<text:span text:style-name="T131">api/v3/wt/getLanguageList</text:span></text:p>
          </table:table-cell>
        </table:table-row>
      </table:table>
      <text:p text:style-name="P154"/>
      <text:p text:style-name="P157">And it’ll return something like:</text:p>
      <table:table table:name="Table137" table:style-name="Table137">
        <table:table-column table:style-name="Table137.A"/>
        <table:table-row>
          <table:table-cell table:style-name="Table137.A1" office:value-type="string">
            <text:p text:style-name="P256">[</text:p>
            <text:p text:style-name="P256"><text:s text:c="4"/>{</text:p>
            <text:p text:style-name="P256"><text:s text:c="8"/>"updated": "2017-07-25T19:00:52+0000",</text:p>
            <text:p text:style-name="P256"><text:s text:c="8"/>"percentage": 87.76,</text:p>
            <text:p text:style-name="P256"><text:s text:c="8"/>"code": "da",</text:p>
            <text:p text:style-name="P256"><text:s text:c="8"/>"translations": 43,</text:p>
            <text:p text:style-name="P256"><text:s text:c="8"/>"name": "Danish"</text:p>
            <text:p text:style-name="P256"><text:s text:c="4"/>},</text:p>
            <text:p text:style-name="P256"><text:s text:c="4"/>{</text:p>
            <text:p text:style-name="P256"><text:s text:c="8"/>"updated": "2017-07-24T21:56:57+0000",</text:p>
            <text:p text:style-name="P256"><text:s text:c="8"/>"percentage": 93.88,</text:p>
            <text:p text:style-name="P256"><text:s text:c="8"/>"code": "en",</text:p>
            <text:p text:style-name="P256"><text:s text:c="8"/>"translations": 46,</text:p>
            <text:p text:style-name="P256"><text:s text:c="8"/>"name": "English"</text:p>
            <text:p text:style-name="P256"><text:s text:c="4"/>},</text:p>
            <text:p text:style-name="P256"><text:soft-page-break/><text:s text:c="4"/>{</text:p>
            <text:p text:style-name="P256"><text:s text:c="8"/>"updated": "",</text:p>
            <text:p text:style-name="P256"><text:s text:c="8"/>"percentage": 0,</text:p>
            <text:p text:style-name="P256"><text:s text:c="8"/>"code": "fr",</text:p>
            <text:p text:style-name="P256"><text:s text:c="8"/>"translations": 0,</text:p>
            <text:p text:style-name="P256"><text:s text:c="8"/>"name": "French"</text:p>
            <text:p text:style-name="P256"><text:s text:c="4"/>},</text:p>
            <text:p text:style-name="P256"><text:s text:c="4"/>{</text:p>
            <text:p text:style-name="P256"><text:s text:c="8"/>"updated": "2017-07-27T17:41:21+0000",</text:p>
            <text:p text:style-name="P256"><text:s text:c="8"/>"percentage": 93.88,</text:p>
            <text:p text:style-name="P256"><text:s text:c="8"/>"code": "de",</text:p>
            <text:p text:style-name="P256"><text:s text:c="8"/>"translations": 46,</text:p>
            <text:p text:style-name="P256"><text:s text:c="8"/>"name": "German"</text:p>
            <text:p text:style-name="P256"><text:s text:c="4"/>},</text:p>
            <text:p text:style-name="P256"><text:s text:c="4"/>{</text:p>
            <text:p text:style-name="P256"><text:s text:c="8"/>"updated": "2017-07-23T18:25:15+0000",</text:p>
            <text:p text:style-name="P256"><text:s text:c="8"/>"percentage": 55.1,</text:p>
            <text:p text:style-name="P256"><text:s text:c="8"/>"code": "pt",</text:p>
            <text:p text:style-name="P256"><text:s text:c="8"/>"translations": 27,</text:p>
            <text:p text:style-name="P256"><text:s text:c="8"/>"name": "Portuguese"</text:p>
            <text:p text:style-name="P256"><text:s text:c="4"/>},</text:p>
            <text:p text:style-name="P256"><text:s text:c="4"/>{</text:p>
            <text:p text:style-name="P256"><text:s text:c="8"/>"updated": "2017-07-23T18:24:39+0000",</text:p>
            <text:p text:style-name="P256"><text:s text:c="8"/>"percentage": 55.1,</text:p>
            <text:p text:style-name="P256"><text:s text:c="8"/>"code": "pt-br",</text:p>
            <text:p text:style-name="P256"><text:s text:c="8"/>"translations": 27,</text:p>
            <text:p text:style-name="P256"><text:s text:c="8"/>"name": "Portuguese (BR)"</text:p>
            <text:p text:style-name="P256"><text:s text:c="4"/>},</text:p>
            <text:p text:style-name="P256"><text:s text:c="4"/>{</text:p>
            <text:p text:style-name="P256"><text:s text:c="8"/>"updated": "2017-07-23T18:43:04+0000",</text:p>
            <text:p text:style-name="P256"><text:s text:c="8"/>"percentage": 55.1,</text:p>
            <text:p text:style-name="P256"><text:s text:c="8"/>"code": "es",</text:p>
            <text:p text:style-name="P256"><text:s text:c="8"/>"translations": 27,</text:p>
            <text:p text:style-name="P256"><text:s text:c="8"/>"name": "Spanish"</text:p>
            <text:p text:style-name="P256"><text:s text:c="4"/>},</text:p>
            <text:p text:style-name="P256"><text:s text:c="4"/>{</text:p>
            <text:p text:style-name="P256"><text:s text:c="8"/>"updated": "2017-07-25T09:35:35+0000",</text:p>
            <text:p text:style-name="P256"><text:s text:c="8"/>"percentage": 93.88,</text:p>
            <text:p text:style-name="P256"><text:s text:c="8"/>"code": "sv",</text:p>
            <text:p text:style-name="P256"><text:s text:c="8"/>"translations": 46,</text:p>
            <text:p text:style-name="P256"><text:s text:c="8"/>"name": "Swedish"</text:p>
            <text:p text:style-name="P256"><text:s text:c="4"/>}</text:p>
            <text:p text:style-name="P256">]</text:p>
          </table:table-cell>
        </table:table-row>
      </table:table>
      <text:p text:style-name="P155"><text:s/></text:p>
      <text:p text:style-name="P50"/>
      <text:h text:style-name="P318" text:outline-level="3"><text:bookmark-start text:name="__RefHeading___Toc2893_1866656145"/><text:soft-page-break/>getCSS<text:bookmark-end text:name="__RefHeading___Toc2893_1866656145"/></text:h>
      <text:p text:style-name="P51"/>
      <text:p text:style-name="P50">getCSS function will return a json array of the filenames contained in http/custom_themes with the ext. .css</text:p>
      <text:p text:style-name="P50">Issue a <text:span text:style-name="T45">GET</text:span> like:</text:p>
      <table:table table:name="Table116" table:style-name="Table116">
        <table:table-column table:style-name="Table116.A"/>
        <table:table-row>
          <table:table-cell table:style-name="Table116.A1" office:value-type="string">
            <text:p text:style-name="P169">/<text:span text:style-name="T45">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69">[</text:p>
            <text:p text:style-name="P169"><text:s text:c="4"/>"custom.css",</text:p>
            <text:p text:style-name="P169"><text:s text:c="4"/>"bootstrap.min.css"</text:p>
            <text:p text:style-name="P169">]</text:p>
          </table:table-cell>
        </table:table-row>
      </table:table>
      <text:p text:style-name="P50"/>
      <text:p text:style-name="P50">If nothing is found, we return 204 instead, without a body</text:p>
      <text:h text:style-name="P319" text:outline-level="3"><text:bookmark-start text:name="__RefHeading___Toc3349_1718128708"/>getUsers<text:bookmark-end text:name="__RefHeading___Toc3349_1718128708"/></text:h>
      <text:p text:style-name="P136"/>
      <text:p text:style-name="P135">getUsers <text:s/>would return a json of all users, that has access to the server, with all their properties, including their access token.</text:p>
      <text:p text:style-name="P135">To use this call, you must be authenticated towards plex.tv, <text:span text:style-name="T122">or the call will fail, so do check before using!</text:span></text:p>
      <text:p text:style-name="P135"/>
      <text:p text:style-name="P135">Issue a GET like:</text:p>
      <table:table table:name="Table125" table:style-name="Table125">
        <table:table-column table:style-name="Table125.A"/>
        <table:table-row>
          <table:table-cell table:style-name="Table125.A1" office:value-type="string">
            <text:p text:style-name="P246">/api/v3/wt/getUsers</text:p>
          </table:table-cell>
        </table:table-row>
      </table:table>
      <text:p text:style-name="P135"/>
      <text:p text:style-name="P135">Above would return 200 and something like:</text:p>
      <table:table table:name="Table126" table:style-name="Table126">
        <table:table-column table:style-name="Table126.A"/>
        <table:table-row>
          <table:table-cell table:style-name="Table126.A1" office:value-type="string">
            <text:p text:style-name="P246">{</text:p>
            <text:p text:style-name="P247"><text:s text:c="4"/>"<text:span text:style-name="T123">4579404</text:span>": {</text:p>
            <text:p text:style-name="P246"><text:s text:c="8"/>"filterMusic": "",</text:p>
            <text:p text:style-name="P246"><text:s text:c="8"/>"username": "",</text:p>
            <text:p text:style-name="P246"><text:s text:c="8"/>“<text:span text:style-name="T123">title”:””,</text:span></text:p>
            <text:p text:style-name="P246"><text:s text:c="8"/>"thumb": "https://plex.tv/users/05XXXXXXXXXXXX9e/avatar?c=2015-11-12+07%3A47%3A33+UTC",</text:p>
            <text:p text:style-name="P246"><text:s text:c="8"/>"accessToken": "9rXXXXXXXXXXXXXXXXfJ",</text:p>
            <text:p text:style-name="P246"><text:s text:c="8"/>"shared": {</text:p>
            <text:p text:style-name="P246"><text:s text:c="12"/>"24267033": {</text:p>
            <text:p text:style-name="P246"><text:soft-page-break/><text:s text:c="16"/>"shared": "1",</text:p>
            <text:p text:style-name="P246"><text:s text:c="16"/>"type": "artist",</text:p>
            <text:p text:style-name="P246"><text:s text:c="16"/>"key": "23",</text:p>
            <text:p text:style-name="P246"><text:s text:c="16"/>"title": "Music"</text:p>
            <text:p text:style-name="P246"><text:s text:c="12"/>},</text:p>
            <text:p text:style-name="P246"><text:s text:c="12"/>"27292282": {</text:p>
            <text:p text:style-name="P246"><text:s text:c="16"/>"shared": "1",</text:p>
            <text:p text:style-name="P246"><text:s text:c="16"/>"type": "show",</text:p>
            <text:p text:style-name="P246"><text:s text:c="16"/>"key": "5",</text:p>
            <text:p text:style-name="P246"><text:s text:c="16"/>"title": "New TV Shows"</text:p>
            <text:p text:style-name="P246"><text:s text:c="12"/>}</text:p>
            <text:p text:style-name="P246"><text:s text:c="8"/>},</text:p>
            <text:p text:style-name="P246"><text:s text:c="8"/>"filterTelevision": "",</text:p>
            <text:p text:style-name="P246"><text:s text:c="8"/>"filterAll": "",</text:p>
            <text:p text:style-name="P246"><text:s text:c="8"/>"email": "",</text:p>
            <text:p text:style-name="P246"><text:s text:c="8"/>"recommendationsPlaylistId": null,</text:p>
            <text:p text:style-name="P246"><text:s text:c="8"/>"protected": "0",</text:p>
            <text:p text:style-name="P246"><text:s text:c="8"/>"invitedAt": "1490310679",</text:p>
            <text:p text:style-name="P246"><text:s text:c="8"/>"filterMovies": "",</text:p>
            <text:p text:style-name="P246"><text:s text:c="8"/>"acceptedAt": "1490310679",</text:p>
            <text:p text:style-name="P246"><text:s text:c="8"/>"restricted": "1",</text:p>
            <text:p text:style-name="P246"><text:s text:c="8"/>"home": "1",</text:p>
            <text:p text:style-name="P246"><text:s text:c="8"/>"allowSync": "1",</text:p>
            <text:p text:style-name="P246"><text:s text:c="8"/>"allowCameraUpload": "0",</text:p>
            <text:p text:style-name="P246"><text:s text:c="8"/>"allowChannels": "0",</text:p>
            <text:p text:style-name="P246"><text:s text:c="8"/>"filterPhotos": ""</text:p>
            <text:p text:style-name="P246"><text:s text:c="4"/>}</text:p>
            <text:p text:style-name="P246">}</text:p>
          </table:table-cell>
        </table:table-row>
      </table:table>
      <text:p text:style-name="P135"/>
      <text:h text:style-name="P320" text:outline-level="3"><text:bookmark-start text:name="__RefHeading___Toc2939_1803620939"/>reset<text:bookmark-end text:name="__RefHeading___Toc2939_1803620939"/></text:h>
      <text:p text:style-name="P49">To reset WebTools to factory standard, meaning erase everything stored, issue a <text:span text:style-name="T45">PUT</text:span> like:</text:p>
      <table:table table:name="Table118" table:style-name="Table118">
        <table:table-column table:style-name="Table118.A"/>
        <table:table-row>
          <table:table-cell table:style-name="Table118.A1" office:value-type="string">
            <text:p text:style-name="P170">/<text:span text:style-name="T46">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Also, the GUI should warn user before this, and also tell the user, that if using the uas module, a migrate must be preformed. </text:p>
      <text:p text:style-name="P49"/>
      <text:h text:style-name="P302" text:outline-level="2"><text:bookmark-start text:name="__RefHeading___Toc6275_1879030306"/>Logs <text:span text:style-name="T31">Module</text:span><text:bookmark-end text:name="__RefHeading___Toc6275_1879030306"/></text:h>
      <text:p text:style-name="P54">The REST API also gives you access to the PMS logfiles, and provide <text:span text:style-name="T38">4</text:span> different <text:span text:style-name="T28">methods</text:span> that can be used from an http front-end</text:p>
      <text:h text:style-name="P321" text:outline-level="3"><text:bookmark-start text:name="__RefHeading__1243_372334599"/>Listing<text:bookmark-end text:name="__RefHeading__1243_372334599"/></text:h>
      <text:p text:style-name="P54">To get a list of all the log-files present at the PMS, issue a <text:span text:style-name="T53">GET</text:span> like:</text:p>
      <table:table table:name="Table37" table:style-name="Table37">
        <table:table-column table:style-name="Table37.A"/>
        <table:table-row>
          <table:table-cell table:style-name="Table37.A1" office:value-type="string">
            <text:p text:style-name="P171"><text:span text:style-name="T26">/api/v3/logs/list</text:span><text:span text:style-name="T2">[</text:span><text:span text:style-name="T26">/</text:span><text:span text:style-name="T2">filter]</text:span></text:p>
          </table:table-cell>
        </table:table-row>
      </table:table>
      <text:p text:style-name="P54"/>
      <text:p text:style-name="P59">An optional param can be use<text:span text:style-name="T51">d</text:span> <text:span text:style-name="T51">as a filter</text:span>….See below</text:p>
      <text:p text:style-name="P54">The output will be a <text:span text:style-name="T27">formatted</text:span> output like:</text:p>
      <table:table table:name="Table38" table:style-name="Table38">
        <table:table-column table:style-name="Table38.A"/>
        <table:table-row>
          <table:table-cell table:style-name="Table38.A1" office:value-type="string">
            <text:p text:style-name="P175">[</text:p>
            <text:p text:style-name="P175"><text:s text:c="4"/>"Plex Media Server.log",</text:p>
            <text:p text:style-name="P175"><text:s text:c="4"/>"Plex Media Server.log.1",</text:p>
            <text:p text:style-name="P175"><text:s text:c="4"/>"Plex Media Server.log.2",</text:p>
            <text:p text:style-name="P175"><text:s text:c="4"/>"com.plexapp.plugins.WebTools.log",</text:p>
            <text:p text:style-name="P175"><text:s text:c="4"/>"com.plexapp.plugins.WebTools.log.1",</text:p>
            <text:p text:style-name="P175"><text:s text:c="4"/>"com.plexapp.plugins.WebTools.log.2",</text:p>
            <text:p text:style-name="P175"><text:s text:c="4"/>"com.plexapp.plugins.WebTools.log.3",</text:p>
            <text:p text:style-name="P175"><text:s text:c="4"/>"com.plexapp.plugins.WebTools.log.4",</text:p>
            <text:p text:style-name="P175"><text:s text:c="4"/>"com.plexapp.plugins.WebTools.log.5",</text:p>
            <text:p text:style-name="P175"><text:s text:c="4"/>"com.plexapp.system.log",</text:p>
            <text:p text:style-name="P175"><text:s text:c="4"/>"com.plexapp.system.log.1",</text:p>
            <text:p text:style-name="P175"><text:s text:c="4"/>"com.plexapp.system.log.2"</text:p>
            <text:p text:style-name="P175">]</text:p>
          </table:table-cell>
        </table:table-row>
      </table:table>
      <text:p text:style-name="P55"/>
      <text:p text:style-name="P56">The optional <text:span text:style-name="T52">filter param</text:span> is not case sensitive, and used like:</text:p>
      <table:table table:name="Table60" table:style-name="Table60">
        <table:table-column table:style-name="Table60.A"/>
        <table:table-row>
          <table:table-cell table:style-name="Table60.A1" office:value-type="string">
            <text:p text:style-name="P176">/cOM</text:p>
          </table:table-cell>
        </table:table-row>
      </table:table>
      <text:p text:style-name="P56"/>
      <text:p text:style-name="P56">Then it'll return all log files that in their names have the word com (In any case)</text:p>
      <text:p text:style-name="P56"/>
      <text:h text:style-name="P321" text:outline-level="3"><text:bookmark-start text:name="__RefHeading__1245_372334599"/>Show<text:bookmark-end text:name="__RefHeading__1245_372334599"/></text:h>
      <text:p text:style-name="P54">To show a logfile in a browser, issue a <text:span text:style-name="T54">GET</text:span> like:</text:p>
      <table:table table:name="Table39" table:style-name="Table39">
        <table:table-column table:style-name="Table39.A"/>
        <table:table-row>
          <table:table-cell table:style-name="Table39.A1" office:value-type="string">
            <text:p text:style-name="P177">/<text:span text:style-name="T48">api/v3/</text:span>logs/<text:span text:style-name="T48">s</text:span>how/<text:span text:style-name="T10">&lt;FILENAME&gt;</text:span></text:p>
          </table:table-cell>
        </table:table-row>
      </table:table>
      <text:p text:style-name="P27"/>
      <text:h text:style-name="P322" text:outline-level="3"><text:bookmark-start text:name="__RefHeading__1247_372334599"/><text:soft-page-break/>Download<text:bookmark-end text:name="__RefHeading__1247_372334599"/></text:h>
      <text:p text:style-name="P28">To download a log file, issue a <text:span text:style-name="T56">GET </text:span><text:s/>like:</text:p>
      <table:table table:name="Table40" table:style-name="Table40">
        <table:table-column table:style-name="Table40.A"/>
        <table:table-row>
          <table:table-cell table:style-name="Table40.A1" office:value-type="string">
            <text:p text:style-name="P178">/<text:span text:style-name="T49">api/v3/</text:span>logs/<text:span text:style-name="T49">d</text:span>ownload/<text:span text:style-name="T55">&lt;FILENAME&gt;</text:span></text:p>
          </table:table-cell>
        </table:table-row>
      </table:table>
      <text:p text:style-name="P28"/>
      <text:p text:style-name="P32">Remember, if the file contains spaces, to replace those with %20 etc.</text:p>
      <text:h text:style-name="P323" text:outline-level="3"><text:bookmark-start text:name="__RefHeading__1249_372334599"/>Download entire log directory as a zip<text:bookmark-end text:name="__RefHeading__1249_372334599"/></text:h>
      <text:p text:style-name="P57"><text:span text:style-name="T9">S</text:span><text:span text:style-name="T7">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78">/<text:span text:style-name="T49">api/v3/</text:span>logs/<text:span text:style-name="T49">d</text:span>ownload</text:p>
          </table:table-cell>
        </table:table-row>
      </table:table>
      <text:p text:style-name="P29"/>
      <text:h text:style-name="P326" text:outline-level="3"><text:bookmark-start text:name="__RefHeading__3155_2138859710"/>Entry<text:bookmark-end text:name="__RefHeading__3155_2138859710"/></text:h>
      <text:p text:style-name="P58">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79">/<text:span text:style-name="T50">api/v3/</text:span>logs/<text:span text:style-name="T50">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80">{“text” : “Log this text”}</text:p>
          </table:table-cell>
        </table:table-row>
      </table:table>
      <text:p text:style-name="P58"/>
      <text:p text:style-name="P58">All above calls will return a 200 if okay, <text:span text:style-name="T34">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79">2015-12-10 22:41:36,420 (-b7c9470) : <text:s/>DEBUG (logs:58) - FrontEnd: hello my friend</text:p>
          </table:table-cell>
        </table:table-row>
      </table:table>
      <text:p text:style-name="P52"/>
      <text:p text:style-name="P49"/>
      <text:h text:style-name="P299" text:outline-level="2"/>
      <text:h text:style-name="P303"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7"> prefix the name of the variable with your plug-in name, to avoid a name clash.</text:span></text:p>
      <text:p text:style-name="P33">Core variables are:</text:p>
      <text:list xml:id="list4080447190" text:style-name="L5">
        <text:list-item>
          <text:p text:style-name="P270">options_only_multiple</text:p>
        </text:list-item>
        <text:list-item>
          <text:p text:style-name="P271">options_hide_local</text:p>
        </text:list-item>
        <text:list-item>
          <text:p text:style-name="P270">items_per_page</text:p>
        </text:list-item>
        <text:list-item>
          <text:p text:style-name="P270">options_hide_integrated</text:p>
        </text:list-item>
        <text:list-item>
          <text:p text:style-name="P267">wt_csstheme</text:p>
        </text:list-item>
      </text:list>
      <text:h text:style-name="P327" text:outline-level="3"><text:bookmark-start text:name="__RefHeading__1847_1969542338"/>getSetting<text:span text:style-name="T64">s</text:span><text:bookmark-end text:name="__RefHeading__1847_1969542338"/></text:h>
      <text:p text:style-name="P71">To grab a single setting, and note that all settings are returned as a string, issue a <text:span text:style-name="T63">GET</text:span> like:</text:p>
      <table:table table:name="Table5" table:style-name="Table5">
        <table:table-column table:style-name="Table5.A"/>
        <table:table-row>
          <table:table-cell table:style-name="Table5.A1" office:value-type="string">
            <text:p text:style-name="P188">/<text:span text:style-name="T63">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188">/<text:span text:style-name="T63">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188">"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88">"Setting not found"</text:p>
          </table:table-cell>
        </table:table-row>
      </table:table>
      <text:p text:style-name="P71"/>
      <text:h text:style-name="P328" text:outline-level="3"><text:bookmark-start text:name="__RefHeading__1849_1969542338"/><text:span text:style-name="T65">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189">/<text:span text:style-name="T65">api/v3/</text:span>settings/<text:span text:style-name="T65">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190">Setting saved</text:p>
          </table:table-cell>
        </table:table-row>
      </table:table>
      <text:p text:style-name="P73"/>
      <text:h text:style-name="P329"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6">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192">{</text:p>
            <text:p text:style-name="P192"><text:s text:c="2"/>“OldPwd” : &lt;The Old Password&gt;,</text:p>
            <text:p text:style-name="P192"><text:s text:c="2"/>“NewPwd”: &lt;The New Password”</text:p>
            <text:p text:style-name="P192">}</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191">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191">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191">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04" text:outline-level="2"><text:bookmark-start text:name="__RefHeading___Toc4058_754688734"/>Language <text:span text:style-name="T62">M</text:span>odule<text:bookmark-end text:name="__RefHeading___Toc4058_754688734"/></text:h>
      <text:p text:style-name="P61">This module handles supported languages by PMS</text:p>
      <text:h text:style-name="P330" text:outline-level="3"><text:bookmark-start text:name="__RefHeading___Toc2341_2133117721"/>getCountryCodes<text:bookmark-end text:name="__RefHeading___Toc2341_2133117721"/></text:h>
      <text:p text:style-name="P61">This <text:span text:style-name="T61">GET </text:span>call will return a 2 chars array of supported language codes</text:p>
      <table:table table:name="Table91" table:style-name="Table91">
        <table:table-column table:style-name="Table91.A"/>
        <table:table-row>
          <table:table-cell table:style-name="Table91.A1" office:value-type="string">
            <text:p text:style-name="P181">/<text:span text:style-name="T59">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81">["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31" text:outline-level="3"><text:bookmark-start text:name="__RefHeading___Toc2343_2133117721"/><text:span text:style-name="T60">g</text:span>etMatch<text:bookmark-end text:name="__RefHeading___Toc2343_2133117721"/></text:h>
      <text:p text:style-name="P62"/>
      <text:p text:style-name="P62">Match function will return a 2 character valid language code, based on the language parameters, <text:span text:style-name="T61">when a POST call is issued like:</text:span></text:p>
      <table:table table:name="Table93" table:style-name="Table93">
        <table:table-column table:style-name="Table93.A"/>
        <table:table-row>
          <table:table-cell table:style-name="Table93.A1" office:value-type="string">
            <text:p text:style-name="P187">/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82">"da"</text:p>
          </table:table-cell>
        </table:table-row>
      </table:table>
      <text:p text:style-name="P64"/>
      <text:p text:style-name="P63">Language parameter can be like : “da”, “dan”, “danish” and they'll all return “da”</text:p>
      <text:p text:style-name="P64">If the language specified above is not found, we return “xx”</text:p>
      <text:h text:style-name="P365" text:outline-level="3"><text:bookmark-start text:name="__RefHeading___Toc2345_2133117721"/>getLangCodeList<text:bookmark-end text:name="__RefHeading___Toc2345_2133117721"/></text:h>
      <text:p text:style-name="P67"/>
      <text:p text:style-name="P65">This <text:span text:style-name="T61">GET call</text:span> will return a json with all valid language:code in an alphabetic list</text:p>
      <table:table table:name="Table95" table:style-name="Table95">
        <table:table-column table:style-name="Table95.A"/>
        <table:table-row>
          <table:table-cell table:style-name="Table95.A1" office:value-type="string">
            <text:p text:style-name="P186">/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83">{"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66" text:outline-level="3"><text:bookmark-start text:name="__RefHeading___Toc2349_2133117721"/><text:span text:style-name="T57">g</text:span>etCodeLangList<text:bookmark-end text:name="__RefHeading___Toc2349_2133117721"/></text:h>
      <text:p text:style-name="P67"/>
      <text:p text:style-name="P66">This <text:span text:style-name="T61">GET </text:span>call is the opposite of getLangCodeList, and is called like:</text:p>
      <table:table table:name="Table97" table:style-name="Table97">
        <table:table-column table:style-name="Table97.A"/>
        <table:table-row>
          <table:table-cell table:style-name="Table97.A1" office:value-type="string">
            <text:p text:style-name="P186">/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84">{"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67"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8">all in ISO-639_3</text:span></text:p>
      <text:p text:style-name="P60">Issue a <text:span text:style-name="T61">GET</text:span> like:</text:p>
      <table:table table:name="Table99" table:style-name="Table99">
        <table:table-column table:style-name="Table99.A"/>
        <table:table-row>
          <table:table-cell table:style-name="Table99.A1" office:value-type="string">
            <text:p text:style-name="P187">/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85">{"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67" text:outline-level="3"><text:bookmark-start text:name="__RefHeading___Toc2468_1859005996"/>get3CodeLangList<text:bookmark-end text:name="__RefHeading___Toc2468_1859005996"/></text:h>
      <text:p text:style-name="P60">This is the opposite of getLangCode3List, and when called <text:span text:style-name="T61">with a GET </text:span>like:</text:p>
      <table:table table:name="Table101" table:style-name="Table101">
        <table:table-column table:style-name="Table101.A"/>
        <table:table-row>
          <table:table-cell table:style-name="Table101.A1" office:value-type="string">
            <text:p text:style-name="P185">/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85">{"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76" text:outline-level="2"/>
      <text:h text:style-name="P305" text:outline-level="2"><text:bookmark-start text:name="__RefHeading__1760_1533813955"/>PMS Module<text:bookmark-end text:name="__RefHeading__1760_1533813955"/></text:h>
      <text:p text:style-name="P21">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332" text:outline-level="3"><text:bookmark-start text:name="__RefHeading___Toc2959_2022608021"/>search<text:bookmark-end text:name="__RefHeading___Toc2959_2022608021"/></text:h>
      <text:p text:style-name="P22">The search function allows you to search for a media title <text:span text:style-name="T67">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65">/api/v3/pms/search/<text:span text:style-name="T118">&lt;Title to search for&gt;</text:span></text:p>
          </table:table-cell>
        </table:table-row>
      </table:table>
      <text:p text:style-name="P22"/>
      <text:p text:style-name="P133">Like:</text:p>
      <table:table table:name="Table123" table:style-name="Table123">
        <table:table-column table:style-name="Table123.A"/>
        <table:table-row>
          <table:table-cell table:style-name="Table123.A1" office:value-type="string">
            <text:p text:style-name="P166">/api/v3/pms/search/<text:span text:style-name="T119">THE%20danish%20Gi</text:span></text:p>
          </table:table-cell>
        </table:table-row>
      </table:table>
      <text:p text:style-name="P133"/>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44">{</text:p>
            <text:p text:style-name="P244"><text:s text:c="4"/>"765": {</text:p>
            <text:p text:style-name="P244"><text:s text:c="8"/>"section": "7",</text:p>
            <text:p text:style-name="P244"><text:s text:c="8"/>"type": "movie",</text:p>
            <text:p text:style-name="P244"><text:s text:c="8"/>"title": "The Danish Girl"</text:p>
            <text:p text:style-name="P244"><text:s text:c="4"/>}</text:p>
            <text:p text:style-name="P244">}</text:p>
          </table:table-cell>
        </table:table-row>
      </table:table>
      <text:p text:style-name="P23"/>
      <text:p text:style-name="P23">And in above, the first number for each result is the key.</text:p>
      <text:p text:style-name="P147">Note that the type is either [movie, show, episode], so gui might have to filter on this</text:p>
      <text:h text:style-name="P333" text:outline-level="3"/>
      <text:h text:style-name="P368" text:outline-level="3"><text:bookmark-start text:name="__RefHeading___Toc3610_1464697378"/>uploadSub<text:bookmark-end text:name="__RefHeading___Toc3610_1464697378"/></text:h>
      <text:p text:style-name="P148">To upload a subtitle, is not a simple task!</text:p>
      <text:list xml:id="list1111058643" text:style-name="L6">
        <text:list-item>
          <text:p text:style-name="P277">First, we need to select what language the sub is in, so front-end needs to present the user with a selection of valid language codes. Use endpoint getCountryCodes from the Language module</text:p>
        </text:list-item>
        <text:list-item>
          <text:p text:style-name="P278">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8">Then call uploadSub with the POST method as:</text:p>
      <table:table table:name="Table132" table:style-name="Table132">
        <table:table-column table:style-name="Table132.A"/>
        <table:table-row>
          <table:table-cell table:style-name="Table132.A1" office:value-type="string">
            <text:p text:style-name="P254">api/v3/pms/uploadSub/key/&lt;Key of Media&gt;/part/&lt;ID of part&gt;</text:p>
          </table:table-cell>
        </table:table-row>
      </table:table>
      <text:p text:style-name="P148"/>
      <text:p text:style-name="P149">And with a payload consisting of a parameter named “language” with the country code, and a parameter named “localFile” with the file to upload</text:p>
      <text:h text:style-name="P334"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67"><text:span text:style-name="T43">/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35"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7">GET</text:span> like:</text:p>
      <table:table table:name="Table78" table:style-name="Table78">
        <table:table-column table:style-name="Table78.A"/>
        <table:table-row>
          <table:table-cell table:style-name="Table78.A1" office:value-type="string">
            <text:p text:style-name="P168">/<text:span text:style-name="T44">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68"><text:s text:c="4"/>"https://github.com/ukdtom/DevTools.bundle": {</text:p>
            <text:p text:style-name="P168"><text:s text:c="8"/>"description": "Helper for 3.Party tools",</text:p>
            <text:p text:style-name="P168"><text:s text:c="8"/>"title": "DevTools",</text:p>
            <text:p text:style-name="P168"><text:s text:c="8"/>"bundle": "DevTools.bundle",</text:p>
            <text:p text:style-name="P168"><text:s text:c="8"/>"branch": "master",</text:p>
            <text:p text:style-name="P168"><text:s text:c="8"/>"date": "2015-12-20 13:59:08",</text:p>
            <text:p text:style-name="P168"><text:s text:c="8"/>"identifier": "com.plexapp.plugins.DevTools",</text:p>
            <text:p text:style-name="P168"><text:s text:c="8"/>"type": [</text:p>
            <text:p text:style-name="P168"><text:s text:c="12"/>"Agent"</text:p>
            <text:p text:style-name="P168"><text:s text:c="8"/>],</text:p>
            <text:p text:style-name="P168"><text:s text:c="8"/>"icon": "DevTools.png"</text:p>
            <text:p text:style-name="P168"><text:s text:c="4"/>},</text:p>
            <text:p text:style-name="P168"><text:s text:c="4"/>"https://github.com/mikedm139/SickBeard.bundle": {</text:p>
            <text:p text:style-name="P168"><text:s text:c="8"/>"description": "A plugin for Plex media center to view and control basic functions of SickBeard",</text:p>
            <text:p text:style-name="P168"><text:s text:c="8"/>"title": "SickBeard",</text:p>
            <text:p text:style-name="P168"><text:s text:c="8"/>"bundle": "SickBeard.bundle",</text:p>
            <text:p text:style-name="P168"><text:s text:c="8"/>"branch": "master",</text:p>
            <text:p text:style-name="P168"><text:s text:c="8"/>"date": "",</text:p>
            <text:p text:style-name="P168"><text:s text:c="8"/>"identifier": "com.plexapp.plugins.sickbeard",</text:p>
            <text:p text:style-name="P168"><text:s text:c="8"/>"type": [</text:p>
            <text:p text:style-name="P168"><text:s text:c="12"/>"Application"</text:p>
            <text:p text:style-name="P168"><text:s text:c="8"/>],</text:p>
            <text:p text:style-name="P168"><text:s text:c="8"/>"icon": "sickbeard-icon.png"</text:p>
            <text:p text:style-name="P168"><text:s text:c="4"/>}</text:p>
          </table:table-cell>
        </table:table-row>
      </table:table>
      <text:p text:style-name="P48"/>
      <text:p text:style-name="P48">Note in above, that the date field for the SickBeard bundle is empty, meaning it's not installed</text:p>
      <text:h text:style-name="P336" text:outline-level="3"><text:bookmark-start text:name="__RefHeading___Toc4085_754688734"/>getSection<text:span text:style-name="T68">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34">/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193">[{'type': 'artist', 'key': '3', 'title': 'Home CD Vevo'}, {'type': 'movie', 'key': '1', 'title': 'New Movies'}]</text:p>
          </table:table-cell>
        </table:table-row>
      </table:table>
      <text:p text:style-name="P77"/>
      <text:p text:style-name="P122">The optional param /filter takes a list of fields, case sensitive, and will search those for value been part of it, non case sensitive.</text:p>
      <text:p text:style-name="P122">If above filter was used, output would instead be like:</text:p>
      <table:table table:name="Table32" table:style-name="Table32">
        <table:table-column table:style-name="Table32.A"/>
        <table:table-row>
          <table:table-cell table:style-name="Table32.A1" office:value-type="string">
            <text:p text:style-name="P194">[{'type': 'movie', 'key': '1', 'title': 'New Movies'}]</text:p>
          </table:table-cell>
        </table:table-row>
      </table:table>
      <text:p text:style-name="P122"/>
      <text:h text:style-name="P337"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195">/<text:span text:style-name="T69">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195">149</text:p>
          </table:table-cell>
        </table:table-row>
      </table:table>
      <text:p text:style-name="P79"/>
      <text:h text:style-name="P369"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196">/<text:span text:style-name="T70">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196">{</text:p>
            <text:p text:style-name="P196"><text:s text:c="4"/>"#": {</text:p>
            <text:p text:style-name="P196"><text:s text:c="8"/>"key": "%23",</text:p>
            <text:p text:style-name="P196"><text:s text:c="8"/>"size": "2"</text:p>
            <text:p text:style-name="P196"><text:s text:c="4"/>},</text:p>
            <text:p text:style-name="P196"><text:s text:c="4"/>"A": {</text:p>
            <text:p text:style-name="P196"><text:s text:c="8"/>"key": "A",</text:p>
            <text:p text:style-name="P196"><text:s text:c="8"/>"size": "1"</text:p>
            <text:p text:style-name="P196"><text:s text:c="4"/>},</text:p>
            <text:p text:style-name="P196"><text:s text:c="4"/>"C": {</text:p>
            <text:p text:style-name="P196"><text:s text:c="8"/>"key": "C",</text:p>
            <text:p text:style-name="P196"><text:s text:c="8"/>"size": "4"</text:p>
            <text:p text:style-name="P196"><text:s text:c="4"/>},</text:p>
            <text:p text:style-name="P196"><text:s text:c="4"/>"D": {</text:p>
            <text:p text:style-name="P196"><text:s text:c="8"/>"key": "D",</text:p>
            <text:p text:style-name="P196"><text:s text:c="8"/>"size": "1"</text:p>
            <text:p text:style-name="P196"><text:s text:c="4"/>},</text:p>
            <text:p text:style-name="P196"><text:s text:c="4"/>"G": {</text:p>
            <text:p text:style-name="P196"><text:s text:c="8"/>"key": "G",</text:p>
            <text:p text:style-name="P196"><text:s text:c="8"/>"size": "1"</text:p>
            <text:p text:style-name="P196"><text:s text:c="4"/>},</text:p>
            <text:p text:style-name="P196"><text:s text:c="4"/>"H": {</text:p>
            <text:p text:style-name="P196"><text:s text:c="8"/>"key": "H",</text:p>
            <text:p text:style-name="P196"><text:s text:c="8"/>"size": "1"</text:p>
            <text:p text:style-name="P196"><text:s text:c="4"/>},</text:p>
            <text:p text:style-name="P196"><text:s text:c="4"/>"K": {</text:p>
            <text:p text:style-name="P196"><text:s text:c="8"/>"key": "K",</text:p>
            <text:p text:style-name="P196"><text:s text:c="8"/>"size": "1"</text:p>
            <text:p text:style-name="P196"><text:s text:c="4"/>}</text:p>
            <text:p text:style-name="P196">}</text:p>
          </table:table-cell>
        </table:table-row>
      </table:table>
      <text:p text:style-name="P80"/>
      <text:h text:style-name="P338" text:outline-level="3"/>
      <text:h text:style-name="P370"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53"><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1"/>
      <text:p text:style-name="P146">If the optional parameter title is present, we search for titles that contain the string</text:p>
      <text:p text:style-name="P84">If the optional parameter letterKey is present, only titles starting with that will be fetched, <text:span text:style-name="T125">and title search is discarded.</text:span></text:p>
      <text:p text:style-name="P83">If the optional parameter /getSubs <text:s/>is <text:span text:style-name="T72">present</text:span>, <text:span text:style-name="T125">regardless of above parameters, </text:span>then subtitle information will also be returned.</text:p>
      <text:p text:style-name="P83">Not<text:span text:style-name="T71">e</text:span> though, that this req. <text:span text:style-name="T72">req. </text:span>one additional call towards the PMS, so it's slower</text:p>
      <text:p text:style-name="P259"/>
      <text:p text:style-name="P81">Sample:</text:p>
      <table:table table:name="Table13" table:style-name="Table13">
        <table:table-column table:style-name="Table13.A"/>
        <table:table-row>
          <table:table-cell table:style-name="Table13.A1" office:value-type="string">
            <text:p text:style-name="P197">/<text:span text:style-name="T72">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198">[</text:p>
            <text:p text:style-name="P198"><text:s text:c="4"/>{</text:p>
            <text:p text:style-name="P198"><text:s text:c="8"/>"key": "7897",</text:p>
            <text:p text:style-name="P198"><text:s text:c="8"/>"title": "1 movie"</text:p>
            <text:p text:style-name="P198"><text:s text:c="4"/>},</text:p>
            <text:p text:style-name="P198"><text:s text:c="4"/>{</text:p>
            <text:p text:style-name="P198"><text:s text:c="8"/>"key": "7938",</text:p>
            <text:p text:style-name="P198"><text:s text:c="8"/>"title": "movie 2"</text:p>
            <text:p text:style-name="P198"><text:s text:c="4"/>},</text:p>
            <text:p text:style-name="P198"><text:s text:c="4"/>{</text:p>
            <text:p text:style-name="P198"><text:s text:c="8"/>"key": "7465",</text:p>
            <text:p text:style-name="P198"><text:s text:c="8"/>"title": "some movie"</text:p>
            <text:p text:style-name="P198"><text:s text:c="4"/>}</text:p>
            <text:p text:style-name="P198">]</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199">/<text:span text:style-name="T72">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00">[</text:p>
            <text:p text:style-name="P200"><text:s text:c="4"/>{</text:p>
            <text:p text:style-name="P200"><text:s text:c="8"/>"subtitles": [</text:p>
            <text:p text:style-name="P200"><text:s text:c="12"/>{</text:p>
            <text:p text:style-name="P200"><text:s text:c="16"/>"languageCode": null,</text:p>
            <text:p text:style-name="P200"><text:s text:c="16"/>"codec": "srt",</text:p>
            <text:p text:style-name="P200"><text:s text:c="16"/>"selected": "1",</text:p>
            <text:p text:style-name="P200"><text:s text:c="16"/>"key": "26054",</text:p>
            <text:p text:style-name="P200"><text:s text:c="16"/>"location": "Sidecar"</text:p>
            <text:p text:style-name="P200"><text:s text:c="12"/>}</text:p>
            <text:p text:style-name="P200"><text:s text:c="8"/>],</text:p>
            <text:p text:style-name="P200"><text:s text:c="8"/>"key": "7897",</text:p>
            <text:p text:style-name="P200"><text:s text:c="8"/>"title": "100 Feet"</text:p>
            <text:p text:style-name="P200"><text:s text:c="4"/>},</text:p>
            <text:p text:style-name="P200"><text:s text:c="4"/>{</text:p>
            <text:p text:style-name="P200"><text:s text:c="8"/>"subtitles": [</text:p>
            <text:p text:style-name="P200"><text:s text:c="12"/>{</text:p>
            <text:p text:style-name="P200"><text:soft-page-break/><text:s text:c="16"/>"languageCode": null,</text:p>
            <text:p text:style-name="P200"><text:s text:c="16"/>"codec": "srt",</text:p>
            <text:p text:style-name="P200"><text:s text:c="16"/>"selected": "1",</text:p>
            <text:p text:style-name="P200"><text:s text:c="16"/>"key": "26267",</text:p>
            <text:p text:style-name="P200"><text:s text:c="16"/>"location": "Sidecar"</text:p>
            <text:p text:style-name="P200"><text:s text:c="12"/>}</text:p>
            <text:p text:style-name="P200"><text:s text:c="8"/>],</text:p>
            <text:p text:style-name="P200"><text:s text:c="8"/>"key": "7938",</text:p>
            <text:p text:style-name="P200"><text:s text:c="8"/>"title": "11-11-11"</text:p>
            <text:p text:style-name="P200"><text:s text:c="4"/>},</text:p>
            <text:p text:style-name="P200"><text:s text:c="4"/>{</text:p>
            <text:p text:style-name="P200"><text:s text:c="8"/>"subtitles": [],</text:p>
            <text:p text:style-name="P200"><text:s text:c="8"/>"key": "7465",</text:p>
            <text:p text:style-name="P200"><text:s text:c="8"/>"title": "11:14"</text:p>
            <text:p text:style-name="P200"><text:s text:c="4"/>}</text:p>
            <text:p text:style-name="P200">]</text:p>
          </table:table-cell>
        </table:table-row>
      </table:table>
      <text:p text:style-name="P81"/>
      <text:h text:style-name="P339" text:outline-level="3"><text:bookmark-start text:name="__RefHeading___Toc4102_754688734"/>getSectionByLetter<text:bookmark-end text:name="__RefHeading___Toc4102_754688734"/></text:h>
      <text:p text:style-name="P84">Discontinued since API V3.</text:p>
      <text:p text:style-name="P84">See getSection</text:p>
      <text:h text:style-name="P340" text:outline-level="3"><text:bookmark-start text:name="__RefHeading___Toc4108_754688734"/>getSubtitles<text:bookmark-end text:name="__RefHeading___Toc4108_754688734"/></text:h>
      <text:p text:style-name="P85">To get a list of subtitles for a media, issue a <text:span text:style-name="T75">GET</text:span> like:</text:p>
      <table:table table:name="Table47" table:style-name="Table47">
        <table:table-column table:style-name="Table47.A"/>
        <table:table-row>
          <table:table-cell table:style-name="Table47.A1" office:value-type="string">
            <text:p text:style-name="P201">/<text:span text:style-name="T73">api/v3/</text:span>pms/getSubtitles/&lt;Media Rating Key&gt;[/<text:span text:style-name="T1">getFile</text:span><text:span text:style-name="T7">]</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01">[{</text:p>
            <text:p text:style-name="P201">'languageCode': 'dan', </text:p>
            <text:p text:style-name="P201">'url': 'file:///share/CACHEDEV1_DATA/video/Nyt/movies/nov/<text:span text:style-name="T32">myMovie</text:span> (2015)/<text:span text:style-name="T32">myMovie</text:span>.2015.1080p.BluRay.x264.da.srt', </text:p>
            <text:p text:style-name="P201">'selected': '1', </text:p>
            <text:p text:style-name="P201">'codec': 'srt', </text:p>
            <text:p text:style-name="P201">'location': 'Sidecar', </text:p>
            <text:p text:style-name="P201">'key': '103701'}]</text:p>
          </table:table-cell>
        </table:table-row>
      </table:table>
      <text:p text:style-name="P85"/>
      <text:h text:style-name="P341"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4">GET</text:span> like:</text:p>
      <table:table table:name="Table84" table:style-name="Table84">
        <table:table-column table:style-name="Table84.A"/>
        <table:table-row>
          <table:table-cell table:style-name="Table84.A1" office:value-type="string">
            <text:p text:style-name="P202">/<text:span text:style-name="T74">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02">/<text:span text:style-name="T74">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02">{</text:p>
            <text:p text:style-name="P202"><text:s text:c="4"/>"8797": "/share/CACHEDEV1_DATA/video/movies/myMovie pt1.mkv",</text:p>
            <text:p text:style-name="P202"><text:s text:c="4"/>"8798": "/share/CACHEDEV1_DATA/video/movies/myMovie pt2.mkv",</text:p>
            <text:p text:style-name="P202"><text:s text:c="4"/>"8799": "/share/CACHEDEV1_DATA/video/movies/myMovie pt3.mkv"</text:p>
            <text:p text:style-name="P202">}</text:p>
          </table:table-cell>
        </table:table-row>
      </table:table>
      <text:p text:style-name="P87"/>
      <text:p text:style-name="P86">Where the key is the part ID</text:p>
      <text:p text:style-name="P86"/>
      <text:h text:style-name="P342" text:outline-level="3"/>
      <text:h text:style-name="P371" text:outline-level="3"><text:bookmark-start text:name="__RefHeading___Toc4115_754688734"/><text:span text:style-name="T79">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03">/<text:span text:style-name="T77">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04">[</text:p>
            <text:p text:style-name="P204"><text:s text:c="4"/>"1",</text:p>
            <text:p text:style-name="P204"><text:s text:c="4"/>"00:00:19,400 --&gt; 00:00:20,942",</text:p>
            <text:p text:style-name="P204"><text:s text:c="4"/>"Welcome to WebTools",</text:p>
            <text:p text:style-name="P204"><text:s text:c="4"/>"",</text:p>
            <text:p text:style-name="P204"><text:s text:c="4"/>"<text:span text:style-name="T76">2</text:span>",</text:p>
            <text:p text:style-name="P204"><text:s text:c="4"/>"00:00:21,400 --&gt; 00:00:24,108",</text:p>
            <text:p text:style-name="P204"><text:s text:c="4"/>"Now with a:.",</text:p>
            <text:p text:style-name="P204"><text:s text:c="4"/>"Rest API",</text:p>
            <text:p text:style-name="P204"><text:s text:c="4"/>""</text:p>
            <text:p text:style-name="P204">]</text:p>
          </table:table-cell>
        </table:table-row>
      </table:table>
      <text:h text:style-name="P343" text:outline-level="3"><text:bookmark-start text:name="__RefHeading___Toc6315_645251985"/>Download Subtitle<text:bookmark-end text:name="__RefHeading___Toc6315_645251985"/></text:h>
      <text:p text:style-name="P134">To download a subtitle, issue a GET like:</text:p>
      <table:table table:name="Table124" table:style-name="Table124">
        <table:table-column table:style-name="Table124.A"/>
        <table:table-row>
          <table:table-cell table:style-name="Table124.A1" office:value-type="string">
            <text:p text:style-name="P245">/<text:span text:style-name="T120">api/v3/pms/</text:span>downloadSubtitle/<text:span text:style-name="T120">&lt;</text:span>Key of Subtitle&gt;</text:p>
          </table:table-cell>
        </table:table-row>
      </table:table>
      <text:p text:style-name="P134"/>
      <text:h text:style-name="P344"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05">/<text:span text:style-name="T78">api/v3/</text:span>pms/delBundle/<text:span text:style-name="T78">&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05">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45" text:outline-level="3"/>
      <text:h text:style-name="P372"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06">/<text:span text:style-name="T80">api/v3/</text:span>pms/<text:span text:style-name="T80">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07"><text:span text:style-name="T81">/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06">6</text:p>
          </table:table-cell>
        </table:table-row>
      </table:table>
      <text:p text:style-name="P90"/>
      <text:h text:style-name="P346" text:outline-level="3"><text:bookmark-start text:name="__RefHeading___Toc4126_754688734"/>TV-Shows <text:span text:style-name="T82">S</text:span>eason<text:span text:style-name="T82">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08"><text:span text:style-name="T83">/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09">/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08">[</text:p>
            <text:p text:style-name="P208"><text:s text:c="4"/>{</text:p>
            <text:p text:style-name="P208"><text:s text:c="8"/>"season": "0",</text:p>
            <text:p text:style-name="P208"><text:s text:c="8"/>"size": "1",</text:p>
            <text:p text:style-name="P208"><text:s text:c="8"/>"key": "13915",</text:p>
            <text:p text:style-name="P208"><text:s text:c="8"/>"title": "Specials"</text:p>
            <text:p text:style-name="P208"><text:s text:c="4"/>},</text:p>
            <text:p text:style-name="P208"><text:s text:c="4"/>{</text:p>
            <text:p text:style-name="P208"><text:s text:c="8"/>"season": "1",</text:p>
            <text:p text:style-name="P208"><text:s text:c="8"/>"size": "23",</text:p>
            <text:p text:style-name="P208"><text:s text:c="8"/>"key": "13891",</text:p>
            <text:p text:style-name="P208"><text:s text:c="8"/>"title": "Season 1"</text:p>
            <text:p text:style-name="P208"><text:s text:c="4"/>},</text:p>
            <text:p text:style-name="P208"><text:s text:c="4"/>{</text:p>
            <text:p text:style-name="P208"><text:s text:c="8"/>"season": "2",</text:p>
            <text:p text:style-name="P208"><text:s text:c="8"/>"size": "23",</text:p>
            <text:p text:style-name="P208"><text:s text:c="8"/>"key": "13867",</text:p>
            <text:p text:style-name="P208"><text:s text:c="8"/>"title": "Season 2"</text:p>
            <text:p text:style-name="P208"><text:soft-page-break/><text:s text:c="4"/>},</text:p>
            <text:p text:style-name="P208"><text:s text:c="4"/>{</text:p>
            <text:p text:style-name="P208"><text:s text:c="8"/>"season": "3",</text:p>
            <text:p text:style-name="P208"><text:s text:c="8"/>"size": "23",</text:p>
            <text:p text:style-name="P208"><text:s text:c="8"/>"key": "13843",</text:p>
            <text:p text:style-name="P208"><text:s text:c="8"/>"title": "Season 3"</text:p>
            <text:p text:style-name="P208"><text:s text:c="4"/>}</text:p>
            <text:p text:style-name="P208">]</text:p>
          </table:table-cell>
        </table:table-row>
      </table:table>
      <text:p text:style-name="P92"/>
      <text:h text:style-name="P347"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7">/api/v3/pms/getShowSeason/&lt;Key of Season&gt;</text:span><text:span text:style-name="T1">/[getSub]/[getFile]</text:span></text:p>
          </table:table-cell>
        </table:table-row>
      </table:table>
      <text:p text:style-name="P93"/>
      <text:p text:style-name="P93">If getSubs <text:span text:style-name="T85">is part of the uri</text:span>, then subtitles info will be returned as well.</text:p>
      <text:p text:style-name="P93">If getSubs is <text:span text:style-name="T85">present</text:span>, and getFile <text:span text:style-name="T85">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10">[</text:p>
            <text:p text:style-name="P210"><text:s text:c="4"/>{</text:p>
            <text:p text:style-name="P210"><text:s text:c="8"/>"episode": "1",</text:p>
            <text:p text:style-name="P21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210"><text:s text:c="8"/>"key": "13892",</text:p>
            <text:p text:style-name="P210"><text:s text:c="8"/>"title": "Pilot"</text:p>
            <text:p text:style-name="P210"><text:s text:c="4"/>},</text:p>
            <text:p text:style-name="P210"><text:s text:c="4"/>{</text:p>
            <text:p text:style-name="P210"><text:s text:c="8"/>"episode": "2",</text:p>
            <text:p text:style-name="P210"><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210"><text:s text:c="8"/>"key": "13893",</text:p>
            <text:p text:style-name="P210"><text:s text:c="8"/>"title": "<text:span text:style-name="T84">first episode</text:span>"</text:p>
            <text:p text:style-name="P210"><text:s text:c="4"/>}</text:p>
            <text:p text:style-name="P210">]</text:p>
          </table:table-cell>
        </table:table-row>
      </table:table>
      <text:p text:style-name="P93"/>
      <text:h text:style-name="P348"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12"><text:span text:style-name="T7">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12">/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11">[</text:p>
            <text:p text:style-name="P211"><text:s text:c="4"/>{</text:p>
            <text:p text:style-name="P211"><text:s text:c="8"/>"season": "4",</text:p>
            <text:p text:style-name="P211"><text:s text:c="8"/>"episode": "5",</text:p>
            <text:p text:style-name="P211"><text:s text:c="8"/>"subtitles": "[{'languageCode': 'dan', 'codec': 'srt', 'selected': '1', 'key': '101715', 'location': 'Sidecar'}, {'languageCode': 'eng', 'codec': 'srt', 'selected': None, 'key': '101714', 'location': 'Sidecar'}]",</text:p>
            <text:p text:style-name="P211"><text:s text:c="8"/>"key": "42324",</text:p>
            <text:p text:style-name="P211"><text:s text:c="8"/>"title": "<text:span text:style-name="T84">myMovie</text:span>"</text:p>
            <text:p text:style-name="P211"><text:s text:c="4"/>},</text:p>
            <text:p text:style-name="P211"><text:s text:c="4"/>{</text:p>
            <text:p text:style-name="P211"><text:s text:c="8"/>"season": "4",</text:p>
            <text:p text:style-name="P211"><text:s text:c="8"/>"episode": "6",</text:p>
            <text:p text:style-name="P211"><text:s text:c="8"/>"subtitles": "[{'languageCode': 'dan', 'codec': 'srt', 'selected': '1', 'key': '101720', 'location': 'Sidecar'}, {'languageCode': 'eng', 'codec': 'srt', 'selected': None, 'key': '101719', 'location': 'Sidecar'}]",</text:p>
            <text:p text:style-name="P211"><text:s text:c="8"/>"key": "42325",</text:p>
            <text:p text:style-name="P211"><text:s text:c="8"/>"title": "<text:span text:style-name="T84">Some Movie</text:span>"</text:p>
            <text:p text:style-name="P211"><text:s text:c="4"/>}</text:p>
            <text:p text:style-name="P211">]</text:p>
          </table:table-cell>
        </table:table-row>
      </table:table>
      <text:p text:style-name="P96"/>
      <text:p text:style-name="P95">Do note, that i<text:span text:style-name="T87">f</text:span> getSubs <text:span text:style-name="T86">is part of the url</text:span>, then an additional call will be made for each episode, so kinda costly</text:p>
      <text:p text:style-name="P95"/>
      <text:h text:style-name="P349" text:outline-level="3"/>
      <text:h text:style-name="P373" text:outline-level="3"><text:bookmark-start text:name="__RefHeading___Toc4139_754688734"/>Delete Subtitle<text:bookmark-end text:name="__RefHeading___Toc4139_754688734"/></text:h>
      <text:p text:style-name="P97">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16">/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16">/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13">{</text:p>
            <text:p text:style-name="P213"><text:s text:c="4"/>"Deleted file": "/share/CACHEDEV1_DATA/video/Nyt/movies/nov/myMovie/myMovie.2015.1080p.BluRay.x264.da.srt"</text:p>
            <text:p text:style-name="P213">}</text:p>
          </table:table-cell>
        </table:table-row>
      </table:table>
      <text:p text:style-name="P97"/>
      <text:p text:style-name="P98">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14">{</text:p>
            <text:p text:style-name="P214"><text:s text:c="4"/>"SymbLink": "/root/Library/Plex Media Server/Media/localhost/8/7de530475ce1adb8a4c731737b8a3f62bdd54ae.bundle/Contents/Subtitles/nl/com.plexapp.agents.opensubtitles_c0254bac627eb1f760cbff1cae4553862353318f.srt",</text:p>
            <text:p text:style-name="P214"><text:s text:c="4"/>"FilePath": "/root/Library/Plex Media Server/Media/localhost/8/7de530475ce1adb8a4c731737b8a3f62bdd54ae.bundle/Subtitle Contributions/com.plexapp.agents.opensubtitles/nl/c0254bac627eb1f760cbff1cae4553862353318f.srt"</text:p>
            <text:p text:style-name="P214">}</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15">Hmmm....This is invalid, and most likely due to trying to delete an embedded sub :-)</text:p>
          </table:table-cell>
        </table:table-row>
      </table:table>
      <text:p text:style-name="P34"/>
      <text:p text:style-name="P34"/>
      <text:h text:style-name="P306" text:outline-level="2"><text:bookmark-start text:name="__RefHeading___Toc5272_270343148"/><text:span text:style-name="T90">Git</text:span> module<text:bookmark-end text:name="__RefHeading___Toc5272_270343148"/></text:h>
      <text:p text:style-name="P99">The <text:span text:style-name="T90">Git</text:span> module will <text:span text:style-name="T91">handle information from GitHub.</text:span></text:p>
      <text:p text:style-name="P100">Before doing any thing with the Git Module related to the UAS, you <text:span text:style-name="T1">must</text:span><text:span text:style-name="T7"> update the cache first</text:span></text:p>
      <text:p text:style-name="P35">See updateUASCache <text:span text:style-name="T89">below</text:span></text:p>
      <text:h text:style-name="P350" text:outline-level="3"><text:bookmark-start text:name="__RefHeading___Toc5274_270343148"/>List<text:bookmark-end text:name="__RefHeading___Toc5274_270343148"/></text:h>
      <text:p text:style-name="P101">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18">/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17">{</text:p>
            <text:p text:style-name="P217"><text:s text:c="4"/>"https://github.com/ukdtom/DevTools.bundle": {</text:p>
            <text:p text:style-name="P217"><text:s text:c="8"/>"description": "Helper for 3.Party tools",</text:p>
            <text:p text:style-name="P217"><text:s text:c="8"/>"title": "DevTools",</text:p>
            <text:p text:style-name="P217"><text:s text:c="8"/>"bundle": "DevTools.bundle",</text:p>
            <text:p text:style-name="P217"><text:s text:c="8"/>"branch": "master",</text:p>
            <text:p text:style-name="P217"><text:s text:c="8"/>"date": "2015-12-20 13:59:08",</text:p>
            <text:p text:style-name="P217"><text:s text:c="8"/>"identifier": "com.plexapp.plugins.DevTools",</text:p>
            <text:p text:style-name="P217"><text:s text:c="8"/>"type": [</text:p>
            <text:p text:style-name="P217"><text:s text:c="12"/>"Agent"</text:p>
            <text:p text:style-name="P217"><text:s text:c="8"/>],</text:p>
            <text:p text:style-name="P217"><text:s text:c="8"/>"icon": "DevTools.png"</text:p>
            <text:p text:style-name="P217"><text:s text:c="4"/>}</text:p>
          </table:table-cell>
        </table:table-row>
      </table:table>
      <text:p text:style-name="P101"/>
      <text:p text:style-name="P102">If some of the json strings are empty, then it means that the user installed the bundle manually, and not via our UAS.</text:p>
      <text:p text:style-name="P103">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17">{</text:p>
            <text:p text:style-name="P217"><text:s text:c="4"/>"https://github.com/ukdtom/DevTools.bundle": {</text:p>
            <text:p text:style-name="P217"><text:s text:c="8"/>"description": "Helper for 3.Party tools",</text:p>
            <text:p text:style-name="P217"><text:s text:c="8"/>"title": "DevTools",</text:p>
            <text:p text:style-name="P217"><text:s text:c="8"/>"bundle": "DevTools.bundle",</text:p>
            <text:p text:style-name="P217"><text:s text:c="8"/>"branch": "master",</text:p>
            <text:p text:style-name="P217"><text:s text:c="8"/>"date": "2015-12-20 13:59:08",</text:p>
            <text:p text:style-name="P217"><text:s text:c="8"/>"identifier": "com.plexapp.plugins.DevTools",</text:p>
            <text:p text:style-name="P217"><text:s text:c="8"/>"type": [</text:p>
            <text:p text:style-name="P217"><text:soft-page-break/><text:s text:c="12"/>"Agent"</text:p>
            <text:p text:style-name="P217"><text:s text:c="8"/>],</text:p>
            <text:p text:style-name="P217"><text:s text:c="8"/>"icon": "DevTools.png"</text:p>
            <text:p text:style-name="P217"><text:s text:c="4"/>},</text:p>
            <text:p text:style-name="P217"><text:s text:c="4"/>"com.plexapp.plugins.findUnmatch": {</text:p>
            <text:p text:style-name="P217"><text:s text:c="8"/>"description": "",</text:p>
            <text:p text:style-name="P217"><text:s text:c="8"/>"title": "Plex-FindUnmatched",</text:p>
            <text:p text:style-name="P217"><text:s text:c="8"/>"bundle": "Plex-FindUnmatched.bundle",</text:p>
            <text:p text:style-name="P217"><text:s text:c="8"/>"branch": "",</text:p>
            <text:p text:style-name="P217"><text:s text:c="8"/>"date": "2015-12-20 14:05:53",</text:p>
            <text:p text:style-name="P217"><text:s text:c="8"/>"identifier": "com.plexapp.plugins.findUnmatch",</text:p>
            <text:p text:style-name="P217"><text:s text:c="8"/>"type": [],</text:p>
            <text:p text:style-name="P217"><text:s text:c="8"/>"icon": ""</text:p>
            <text:p text:style-name="P217"><text:s text:c="4"/>}</text:p>
          </table:table-cell>
        </table:table-row>
      </table:table>
      <text:p text:style-name="P37"/>
      <text:h text:style-name="P351" text:outline-level="3"><text:bookmark-start text:name="__RefHeading___Toc5278_270343148"/><text:span text:style-name="T97">g</text:span>etReleaseInfo<text:bookmark-end text:name="__RefHeading___Toc5278_270343148"/></text:h>
      <text:p text:style-name="P109">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09"><text:span text:style-name="T93">/api/v3/git/getReleaseInfo/url/&lt;Escaped url&gt;</text:span><text:span text:style-name="T5">/version/</text:span><text:span text:style-name="T1">[latest,all]</text:span></text:p>
          </table:table-cell>
        </table:table-row>
      </table:table>
      <text:p text:style-name="P109"/>
      <text:p text:style-name="P109">You can add a version parameter saying version=[<text:span text:style-name="T1">latest</text:span><text:span text:style-name="T7">, all] if needed</text:span></text:p>
      <text:p text:style-name="P39"/>
      <text:p text:style-name="P39">Sample:</text:p>
      <table:table table:name="Table57" table:style-name="Table57">
        <table:table-column table:style-name="Table57.A"/>
        <table:table-row>
          <table:table-cell table:style-name="Table57.A1" office:value-type="string">
            <text:p text:style-name="P220">/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19">{</text:p>
            <text:p text:style-name="P219"><text:s text:c="2"/>"url": "https://api.github.com/repos/dagalufh/WebTools.bundle/releases/2015631",</text:p>
            <text:p text:style-name="P219"><text:s text:c="2"/>"assets_url": "https://api.github.com/repos/dagalufh/WebTools.bundle/releases/2015631/assets",</text:p>
            <text:p text:style-name="P219"><text:s text:c="2"/>"upload_url": "https://uploads.github.com/repos/dagalufh/WebTools.bundle/releases/2015631/assets{?name,label}",</text:p>
            <text:p text:style-name="P219"><text:s text:c="2"/>"html_url": "https://github.com/dagalufh/WebTools.bundle/releases/tag/1.1",</text:p>
            <text:p text:style-name="P219"><text:s text:c="2"/>"id": 2015631,</text:p>
            <text:p text:style-name="P219"><text:s text:c="2"/>"tag_name": "1.1",</text:p>
            <text:p text:style-name="P219"><text:s text:c="2"/>"target_commitish": "master",</text:p>
            <text:p text:style-name="P219"><text:s text:c="2"/>"name": "Version 1.1",</text:p>
            <text:p text:style-name="P219"><text:s text:c="2"/>"draft": false,</text:p>
            <text:p text:style-name="P219"><text:s text:c="2"/>"author": {</text:p>
            <text:p text:style-name="P219"><text:s text:c="4"/>"login": "dagalufh",</text:p>
            <text:p text:style-name="P219"><text:s text:c="4"/>"id": 8938352,</text:p>
            <text:p text:style-name="P219"><text:soft-page-break/><text:s text:c="4"/>"avatar_url": "https://avatars.githubusercontent.com/u/8938352?v=3",</text:p>
            <text:p text:style-name="P219"><text:s text:c="4"/>"gravatar_id": "",</text:p>
            <text:p text:style-name="P219"><text:s text:c="4"/>"url": "https://api.github.com/users/dagalufh",</text:p>
            <text:p text:style-name="P219"><text:s text:c="4"/>"html_url": "https://github.com/dagalufh",</text:p>
            <text:p text:style-name="P219"><text:s text:c="4"/>"followers_url": "https://api.github.com/users/dagalufh/followers",</text:p>
            <text:p text:style-name="P219"><text:s text:c="4"/>"following_url": "https://api.github.com/users/dagalufh/following{/other_user}",</text:p>
            <text:p text:style-name="P219"><text:s text:c="4"/>"gists_url": "https://api.github.com/users/dagalufh/gists{/gist_id}",</text:p>
            <text:p text:style-name="P219"><text:s text:c="4"/>"starred_url": "https://api.github.com/users/dagalufh/starred{/owner}{/repo}",</text:p>
            <text:p text:style-name="P219"><text:s text:c="4"/>"subscriptions_url": "https://api.github.com/users/dagalufh/subscriptions",</text:p>
            <text:p text:style-name="P219"><text:s text:c="4"/>"organizations_url": "https://api.github.com/users/dagalufh/orgs",</text:p>
            <text:p text:style-name="P219"><text:s text:c="4"/>"repos_url": "https://api.github.com/users/dagalufh/repos",</text:p>
            <text:p text:style-name="P219"><text:s text:c="4"/>"events_url": "https://api.github.com/users/dagalufh/events{/privacy}",</text:p>
            <text:p text:style-name="P219"><text:s text:c="4"/>"received_events_url": "https://api.github.com/users/dagalufh/received_events",</text:p>
            <text:p text:style-name="P219"><text:s text:c="4"/>"type": "User",</text:p>
            <text:p text:style-name="P219"><text:s text:c="4"/>"site_admin": false</text:p>
            <text:p text:style-name="P219"><text:s text:c="2"/>},</text:p>
            <text:p text:style-name="P219"><text:s text:c="2"/>"prerelease": false,</text:p>
            <text:p text:style-name="P219"><text:s text:c="2"/>"created_at": "2015-10-25T18:11:25Z",</text:p>
            <text:p text:style-name="P219"><text:s text:c="2"/>"published_at": "2015-10-25T18:12:53Z",</text:p>
            <text:p text:style-name="P219"><text:s text:c="2"/>"assets": [</text:p>
            <text:p text:style-name="P219"/>
            <text:p text:style-name="P219"><text:s text:c="2"/>],</text:p>
            <text:p text:style-name="P219"><text:s text:c="2"/>"tarball_url": "https://api.github.com/repos/dagalufh/WebTools.bundle/tarball/1.1",</text:p>
            <text:p text:style-name="P219"><text:s text:c="2"/>"zipball_url": "https://api.github.com/repos/dagalufh/WebTools.bundle/zipball/1.1",</text:p>
            <text:p text:style-name="P219"><text:s text:c="2"/>"body": "Fixed an error reported by stripy007 on Plex Forums regarding languages and flags. Removed the flags, now displaying correct languagename instead. If lanugage name is too long, it will be shortned and shown via tooltip instead."</text:p>
            <text:p text:style-name="P219">}</text:p>
          </table:table-cell>
        </table:table-row>
      </table:table>
      <text:p text:style-name="P109"/>
      <text:p text:style-name="P109">Note that if <text:span text:style-name="T90">omitting</text:span> version, or use “latest” then the respond would be a json string.</text:p>
      <text:p text:style-name="P39">If using “version=all” then the respond would be an array of json strings.</text:p>
      <text:h text:style-name="P352"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21">/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22">{</text:p>
            <text:p text:style-name="P222"><text:s text:c="4"/>"Metadata Agent": {</text:p>
            <text:p text:style-name="P222"><text:s text:c="8"/>"total": 9,</text:p>
            <text:p text:style-name="P222"><text:s text:c="8"/>"installed": 0</text:p>
            <text:p text:style-name="P222"><text:s text:c="4"/>},</text:p>
            <text:p text:style-name="P222"><text:s text:c="4"/>"Pictures": {</text:p>
            <text:p text:style-name="P222"><text:soft-page-break/><text:s text:c="8"/>"total": 3,</text:p>
            <text:p text:style-name="P222"><text:s text:c="8"/>"installed": 0</text:p>
            <text:p text:style-name="P222"><text:s text:c="4"/>},</text:p>
            <text:p text:style-name="P222"><text:s text:c="4"/>"Agent": {</text:p>
            <text:p text:style-name="P222"><text:s text:c="8"/>"total": 4,</text:p>
            <text:p text:style-name="P222"><text:s text:c="8"/>"installed": 0</text:p>
            <text:p text:style-name="P222"><text:s text:c="4"/>},</text:p>
            <text:p text:style-name="P222"><text:s text:c="4"/>"Application": {</text:p>
            <text:p text:style-name="P222"><text:s text:c="8"/>"total": 9,</text:p>
            <text:p text:style-name="P222"><text:s text:c="8"/>"installed": 1</text:p>
            <text:p text:style-name="P222"><text:s text:c="4"/>},</text:p>
            <text:p text:style-name="P222"><text:s text:c="4"/>"Music": {</text:p>
            <text:p text:style-name="P222"><text:s text:c="8"/>"total": 6,</text:p>
            <text:p text:style-name="P222"><text:s text:c="8"/>"installed": 0</text:p>
            <text:p text:style-name="P222"><text:s text:c="4"/>},</text:p>
            <text:p text:style-name="P222"><text:s text:c="4"/>"Adult": {</text:p>
            <text:p text:style-name="P222"><text:s text:c="8"/>"total": 10,</text:p>
            <text:p text:style-name="P222"><text:s text:c="8"/>"installed": 0</text:p>
            <text:p text:style-name="P222"><text:s text:c="4"/>},</text:p>
            <text:p text:style-name="P222"><text:s text:c="4"/>"Social": {</text:p>
            <text:p text:style-name="P222"><text:s text:c="8"/>"total": 1,</text:p>
            <text:p text:style-name="P222"><text:s text:c="8"/>"installed": 0</text:p>
            <text:p text:style-name="P222"><text:s text:c="4"/>},</text:p>
            <text:p text:style-name="P222"><text:s text:c="4"/>"Video": {</text:p>
            <text:p text:style-name="P222"><text:s text:c="8"/>"total": 69,</text:p>
            <text:p text:style-name="P222"><text:s text:c="8"/>"installed": 0</text:p>
            <text:p text:style-name="P222"><text:s text:c="4"/>},</text:p>
            <text:p text:style-name="P222"><text:s text:c="4"/>"Subtitles": {</text:p>
            <text:p text:style-name="P222"><text:s text:c="8"/>"total": 4,</text:p>
            <text:p text:style-name="P222"><text:s text:c="8"/>"installed": 0</text:p>
            <text:p text:style-name="P222"><text:s text:c="4"/>}</text:p>
            <text:p text:style-name="P222">}</text:p>
          </table:table-cell>
        </table:table-row>
      </table:table>
      <text:p text:style-name="P40"/>
      <text:p text:style-name="P41">If not found, we return 404</text:p>
      <text:h text:style-name="P374" text:outline-level="3"><text:bookmark-start text:name="__RefHeading___Toc5284_270343148"/><text:span text:style-name="T96">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23">/webtools2?module=<text:span text:style-name="T90">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24">{</text:p>
            <text:p text:style-name="P224"><text:s text:c="4"/>"https://github.com/papalozarou/HDStreaming.bundle": {</text:p>
            <text:p text:style-name="P224"><text:s text:c="8"/>"description": "Watch streams from the HD Streaming website",</text:p>
            <text:p text:style-name="P224"><text:s text:c="8"/>"title": "HD Streaming",</text:p>
            <text:p text:style-name="P224"><text:s text:c="8"/>"bundle": "HDStreaming.bundle",</text:p>
            <text:p text:style-name="P224"><text:s text:c="8"/>"branch": "master",</text:p>
            <text:p text:style-name="P224"><text:s text:c="8"/>"identifier": "com.plexapp.plugins.hdstreaming",</text:p>
            <text:p text:style-name="P224"><text:s text:c="8"/>"type": [</text:p>
            <text:p text:style-name="P224"><text:s text:c="12"/>"Video"</text:p>
            <text:p text:style-name="P224"><text:s text:c="8"/>],</text:p>
            <text:p text:style-name="P224"><text:s text:c="8"/>"icon": "hdstreaming-icon.png"</text:p>
            <text:p text:style-name="P224"><text:s text:c="4"/>},</text:p>
            <text:p text:style-name="P224"><text:s text:c="4"/>"https://github.com/realriot/PLinkTV.bundle": {</text:p>
            <text:p text:style-name="P224"><text:s text:c="8"/>"description": "Build your own VOD service by hosting the media at any cloud service.",</text:p>
            <text:p text:style-name="P224"><text:s text:c="8"/>"title": "PLinkTV - Plex Link TV",</text:p>
            <text:p text:style-name="P224"><text:s text:c="8"/>"bundle": "PLinkTV.bundle",</text:p>
            <text:p text:style-name="P224"><text:s text:c="8"/>"branch": "master",</text:p>
            <text:p text:style-name="P224"><text:s text:c="8"/>"identifier": "com.plexapp.plugins.plinktv",</text:p>
            <text:p text:style-name="P224"><text:s text:c="8"/>"type": [</text:p>
            <text:p text:style-name="P224"><text:s text:c="12"/>"Video"</text:p>
            <text:p text:style-name="P224"><text:s text:c="8"/>],</text:p>
            <text:p text:style-name="P224"><text:s text:c="8"/>"icon": "plinktv-icon.png"</text:p>
            <text:p text:style-name="P224"><text:s text:c="4"/>}</text:p>
          </table:table-cell>
        </table:table-row>
      </table:table>
      <text:p text:style-name="P42"/>
      <text:h text:style-name="P353" text:outline-level="3"><text:bookmark-start text:name="__RefHeading___Toc5289_270343148"/><text:span text:style-name="T96">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25">/api/v3/git/getLastUpdateTime/<text:span text:style-name="T95">&lt;</text:span>escaped <text:span text:style-name="T95">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25">/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25">2017-02-19 17:00:21</text:p>
          </table:table-cell>
        </table:table-row>
      </table:table>
      <text:p text:style-name="P112"><text:soft-page-break/></text:p>
      <text:h text:style-name="P324"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27">/api/v3/git/getUpdateList</text:p>
          </table:table-cell>
        </table:table-row>
      </table:table>
      <text:p text:style-name="P38"/>
      <text:p text:style-name="P105"><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26">{</text:p>
            <text:p text:style-name="P226"><text:s text:c="4"/>"https://github.com/ukdtom/Plex-FindUnmatched.bundle": {</text:p>
            <text:p text:style-name="P226"><text:s text:c="8"/>"gitHubTime": "2015-12-15 22:10:48",</text:p>
            <text:p text:style-name="P226"><text:s text:c="8"/>"description": "Scan your medias, and report medias missing from the database.",</text:p>
            <text:p text:style-name="P226"><text:s text:c="8"/>"LastUpdateTime": "2015-12-15 22:10:48",</text:p>
            <text:p text:style-name="P226"><text:s text:c="8"/>"title": "FindUnmatched",</text:p>
            <text:p text:style-name="P226"><text:s text:c="8"/>"bundle": "Plex-FindUnmatched.bundle",</text:p>
            <text:p text:style-name="P226"><text:s text:c="8"/>"branch": "master",</text:p>
            <text:p text:style-name="P226"><text:s text:c="8"/>"date": "2015-12-20 14:05:53",</text:p>
            <text:p text:style-name="P226"><text:s text:c="8"/>"identifier": "com.plexapp.plugins.findUnmatch",</text:p>
            <text:p text:style-name="P226"><text:s text:c="8"/>"type": [</text:p>
            <text:p text:style-name="P226"><text:s text:c="12"/>"Application"</text:p>
            <text:p text:style-name="P226"><text:s text:c="8"/>],</text:p>
            <text:p text:style-name="P226"><text:s text:c="8"/>"icon": "icon-FindUnmatched.png"</text:p>
            <text:p text:style-name="P226"><text:s text:c="4"/>},</text:p>
            <text:p text:style-name="P226"><text:s text:c="4"/>"https://github.com/trakt/Plex-Trakt-Scrobbler": {</text:p>
            <text:p text:style-name="P226"><text:s text:c="8"/>"gitHubTime": "2015-08-14 16:08:49",</text:p>
            <text:p text:style-name="P226"><text:s text:c="8"/>"description": "Automatically scrobble all TV episodes and movies you are watching to trakt.tv!",</text:p>
            <text:p text:style-name="P226"><text:s text:c="8"/>"title": "Trakt.tv plugin",</text:p>
            <text:p text:style-name="P226"><text:s text:c="8"/>"supporturl": "",</text:p>
            <text:p text:style-name="P226"><text:s text:c="8"/>"bundle": "trakttv.bundle",</text:p>
            <text:p text:style-name="P226"><text:s text:c="8"/>"branch": "master",</text:p>
            <text:p text:style-name="P226"><text:s text:c="8"/>"date": "2015-12-24 12:08:40",</text:p>
            <text:p text:style-name="P226"><text:s text:c="8"/>"identifier": "com.plexapp.plugins.trakttv",</text:p>
            <text:p text:style-name="P226"><text:s text:c="8"/>"type": [</text:p>
            <text:p text:style-name="P226"><text:s text:c="12"/>"Application"</text:p>
            <text:p text:style-name="P226"><text:s text:c="8"/>],</text:p>
            <text:p text:style-name="P226"><text:s text:c="8"/>"icon": "trakttv-icon.png"</text:p>
            <text:p text:style-name="P226"><text:s text:c="4"/>}</text:p>
            <text:p text:style-name="P226">}</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26">{}</text:p>
          </table:table-cell>
        </table:table-row>
      </table:table>
      <text:p text:style-name="P43"><text:soft-page-break/></text:p>
      <text:p text:style-name="P43">And last, if no bundles has been installed, we return a 204</text:p>
      <text:h text:style-name="P325"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28">/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28">/uas/Resources/couchpotato-icon.png</text:p>
          </table:table-cell>
        </table:table-row>
      </table:table>
      <text:p text:style-name="P36"/>
      <text:p text:style-name="P36">To update the Cache, issue a <text:span text:style-name="T99">POST </text:span>like:</text:p>
      <table:table table:name="Table21" table:style-name="Table21">
        <table:table-column table:style-name="Table21.A"/>
        <table:table-row>
          <table:table-cell table:style-name="Table21.A1" office:value-type="string">
            <text:p text:style-name="P229">/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9">f</text:span>orce <text:span text:style-name="T99">is present</text:span>, UASCache will be forced updated</text:p>
      <text:h text:style-name="P354"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31">/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30">{</text:p>
            <text:p text:style-name="P230"><text:s text:c="4"/>"https://github.com/ukdtom/SRT2UTF-8.bundle": {</text:p>
            <text:p text:style-name="P230"><text:s text:c="8"/>"description": "Plex Media Agent, that'll convert sidecar subtitle files into UTF-8, if not",</text:p>
            <text:p text:style-name="P230"><text:s text:c="8"/>"title": "Srt2Utf-8",</text:p>
            <text:p text:style-name="P230"><text:soft-page-break/><text:s text:c="8"/>"bundle": "SRT2UTF-8.bundle",</text:p>
            <text:p text:style-name="P230"><text:s text:c="8"/>"branch": "master",</text:p>
            <text:p text:style-name="P230"><text:s text:c="8"/>"date": "2015-12-28 09:36:34",</text:p>
            <text:p text:style-name="P230"><text:s text:c="8"/>"identifier": "com.plexapp.agents.srt2utf8",</text:p>
            <text:p text:style-name="P230"><text:s text:c="8"/>"type": [</text:p>
            <text:p text:style-name="P230"><text:s text:c="12"/>"Agent",</text:p>
            <text:p text:style-name="P230"><text:s text:c="12"/>"Subtitles"</text:p>
            <text:p text:style-name="P230"><text:s text:c="8"/>],</text:p>
            <text:p text:style-name="P230"><text:s text:c="8"/>"icon": "srt2utf-8.png"</text:p>
            <text:p text:style-name="P230"><text:s text:c="4"/>},</text:p>
            <text:p text:style-name="P230"><text:s text:c="4"/>"https://github.com/ukdtom/Plex-FindUnmatched.bundle": {</text:p>
            <text:p text:style-name="P230"><text:s text:c="8"/>"description": "Scan your medias, and report medias missing from the database.",</text:p>
            <text:p text:style-name="P230"><text:s text:c="8"/>"title": "FindUnmatched",</text:p>
            <text:p text:style-name="P230"><text:s text:c="8"/>"bundle": "Plex-FindUnmatched.bundle",</text:p>
            <text:p text:style-name="P230"><text:s text:c="8"/>"branch": "master",</text:p>
            <text:p text:style-name="P230"><text:s text:c="8"/>"date": "2015-12-28 15:57:25",</text:p>
            <text:p text:style-name="P230"><text:s text:c="8"/>"identifier": "com.plexapp.plugins.findUnmatch",</text:p>
            <text:p text:style-name="P230"><text:s text:c="8"/>"type": [</text:p>
            <text:p text:style-name="P230"><text:s text:c="12"/>"Application"</text:p>
            <text:p text:style-name="P230"><text:s text:c="8"/>],</text:p>
            <text:p text:style-name="P230"><text:s text:c="8"/>"icon": "icon-FindUnmatched.png"</text:p>
            <text:p text:style-name="P230"><text:s text:c="4"/>}</text:p>
          </table:table-cell>
        </table:table-row>
      </table:table>
      <text:p text:style-name="P115"/>
      <text:p text:style-name="P104">NOTE:<text:span text:style-name="T7"> Since there's </text:span><text:span text:style-name="T14">might not be an</text:span><text:span text:style-name="T7"> icon for those, we suggest using a common icon, </text:span><text:span text:style-name="T14">if the icon value is empty</text:span></text:p>
      <text:p text:style-name="P46"/>
      <text:h text:style-name="P355" text:outline-level="3"><text:bookmark-start text:name="__RefHeading___Toc18732_270343148"/>Install/Update<text:bookmark-end text:name="__RefHeading___Toc18732_270343148"/></text:h>
      <text:p text:style-name="P53">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72">/api/v3/git/install</text:p>
          </table:table-cell>
        </table:table-row>
      </table:table>
      <text:p text:style-name="P53"/>
      <text:p text:style-name="P106"><text:span text:style-name="T14">W</text:span><text:span text:style-name="T7">ith a payload like:</text:span></text:p>
      <table:table table:name="Table23" table:style-name="Table23">
        <table:table-column table:style-name="Table23.A"/>
        <table:table-row>
          <table:table-cell table:style-name="Table23.A1" office:value-type="string">
            <text:p text:style-name="P232">{</text:p>
            <text:p text:style-name="P232"><text:s text:c="2"/>"url" : "https://github.com/ukdtom/plex2csv22.bundle"</text:p>
            <text:p text:style-name="P232">}</text:p>
          </table:table-cell>
        </table:table-row>
      </table:table>
      <text:p text:style-name="P161"/>
      <text:h text:style-name="P307" text:outline-level="2"><text:bookmark-start text:name="__RefHeading___Toc18940_270343148"/>findMedia Module<text:bookmark-end text:name="__RefHeading___Toc18940_270343148"/></text:h>
      <text:p text:style-name="P118">The findMedia module is a plug-in to WebTools, that allows a user to locate either medias, that are present in the filesystem, but not in the database, or visa versa.</text:p>
      <text:p text:style-name="P118">To use this module from a front-end, the front-end has to take care of the following:</text:p>
      <text:list xml:id="list822474710" text:style-name="L7">
        <text:list-item>
          <text:p text:style-name="P279">Allow access to the settings of this module, <text:span text:style-name="T105">both get, set and reset</text:span></text:p>
        </text:list-item>
        <text:list-item>
          <text:p text:style-name="P279">Present the user with a selection of <text:span text:style-name="T115">supported </text:span>sections to scan, of the <text:span text:style-name="T115">supported type</text:span></text:p>
          <text:list>
            <text:list-item>
              <text:p text:style-name="P280">See getSectionList function</text:p>
            </text:list-item>
          </text:list>
        </text:list-item>
        <text:list-item>
          <text:p text:style-name="P279">Start the scanning, based on user selection from above</text:p>
        </text:list-item>
        <text:list-item>
          <text:p text:style-name="P280">Provide the user a way to abort the scan, if wanted so by the user</text:p>
        </text:list-item>
        <text:list-item>
          <text:p text:style-name="P279">Show user the progress of this module, since it could take a long time to finish, depending on the size of the sections</text:p>
          <text:list>
            <text:list-item>
              <text:p text:style-name="P280">Here sadly, a scheduled poll is needed, since Tornado V1.0 doesn't support WebSockets</text:p>
            </text:list-item>
          </text:list>
        </text:list-item>
        <text:list-item>
          <text:p text:style-name="P279">Show the result</text:p>
        </text:list-item>
      </text:list>
      <text:p text:style-name="P116">To assist the front-end with that, the findMedia plug-in provides the methods below:</text:p>
      <text:h text:style-name="P356" text:outline-level="3"/>
      <text:h text:style-name="P358" text:outline-level="3"/>
      <text:h text:style-name="P375" text:outline-level="3"><text:bookmark-start text:name="__RefHeading___Toc18943_270343148"/>getSection<text:span text:style-name="T113">s</text:span>List<text:bookmark-end text:name="__RefHeading___Toc18943_270343148"/></text:h>
      <text:p text:style-name="P119">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39">/api/v3/findMedia/getSectionsList</text:p>
          </table:table-cell>
        </table:table-row>
      </table:table>
      <text:p text:style-name="P128"/>
      <text:p text:style-name="P107">Note:<text:span text:style-name="T7"> The </text:span><text:span text:style-name="T15">getSectionsList </text:span><text:span text:style-name="T7">call from this module automatic returns a filtered list of supported sections only</text:span></text:p>
      <text:p text:style-name="P129">Above would return something like:</text:p>
      <table:table table:name="Table42" table:style-name="Table42">
        <table:table-column table:style-name="Table42.A"/>
        <table:table-row>
          <table:table-cell table:style-name="Table42.A1" office:value-type="string">
            <text:p text:style-name="P239">[</text:p>
            <text:p text:style-name="P239"><text:s text:c="4"/>{</text:p>
            <text:p text:style-name="P239"><text:s text:c="8"/>"type": "movie",</text:p>
            <text:p text:style-name="P239"><text:s text:c="8"/>"key": "18",</text:p>
            <text:p text:style-name="P239"><text:s text:c="8"/>"title": "DVR Movies"</text:p>
            <text:p text:style-name="P239"><text:s text:c="4"/>},</text:p>
            <text:p text:style-name="P239"><text:s text:c="4"/>{</text:p>
            <text:p text:style-name="P239"><text:s text:c="8"/>"type": "show",</text:p>
            <text:p text:style-name="P239"><text:s text:c="8"/>"key": "17",</text:p>
            <text:p text:style-name="P239"><text:s text:c="8"/>"title": "DVR TV Shows"</text:p>
            <text:p text:style-name="P239"><text:s text:c="4"/>},</text:p>
            <text:p text:style-name="P239"><text:s text:c="4"/>{</text:p>
            <text:p text:style-name="P239"><text:s text:c="8"/>"type": "show",</text:p>
            <text:p text:style-name="P239"><text:s text:c="8"/>"key": "14",</text:p>
            <text:p text:style-name="P239"><text:s text:c="8"/>"title": "LMA TV Shows"</text:p>
            <text:p text:style-name="P239"><text:s text:c="4"/>},</text:p>
            <text:p text:style-name="P239"><text:s text:c="4"/>{</text:p>
            <text:p text:style-name="P239"><text:s text:c="8"/>"type": "movie",</text:p>
            <text:p text:style-name="P239"><text:s text:c="8"/>"key": "4",</text:p>
            <text:p text:style-name="P239"><text:s text:c="8"/>"title": "Nyt Movies"</text:p>
            <text:p text:style-name="P239"><text:s text:c="4"/>},</text:p>
            <text:p text:style-name="P239"><text:s text:c="4"/>{</text:p>
            <text:p text:style-name="P239"><text:s text:c="8"/>"type": "movie",</text:p>
            <text:p text:style-name="P239"><text:s text:c="8"/>"key": "7",</text:p>
            <text:p text:style-name="P239"><text:s text:c="8"/>"title": "Old Movies"</text:p>
            <text:p text:style-name="P239"><text:s text:c="4"/>},</text:p>
            <text:p text:style-name="P239"><text:s text:c="4"/>{</text:p>
            <text:p text:style-name="P239"><text:s text:c="8"/>"type": "show",</text:p>
            <text:p text:style-name="P239"><text:s text:c="8"/>"key": "12",</text:p>
            <text:p text:style-name="P239"><text:s text:c="8"/>"title": "Old TV Shows"</text:p>
            <text:p text:style-name="P239"><text:s text:c="4"/>},</text:p>
            <text:p text:style-name="P239"><text:s text:c="4"/>{</text:p>
            <text:p text:style-name="P239"><text:s text:c="8"/>"type": "show",</text:p>
            <text:p text:style-name="P239"><text:s text:c="8"/>"key": "9",</text:p>
            <text:p text:style-name="P239"><text:s text:c="8"/>"title": "Test extended Char TV Shows"</text:p>
            <text:p text:style-name="P239"><text:s text:c="4"/>}</text:p>
            <text:p text:style-name="P239">]</text:p>
          </table:table-cell>
        </table:table-row>
      </table:table>
      <text:p text:style-name="P129"><text:soft-page-break/></text:p>
      <text:h text:style-name="P357" text:outline-level="3"><text:bookmark-start text:name="__RefHeading___Toc6203_645251985"/>getSettings<text:bookmark-end text:name="__RefHeading___Toc6203_645251985"/></text:h>
      <text:p text:style-name="P117">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41">/api/v3/findMedia/getSettings</text:p>
          </table:table-cell>
        </table:table-row>
      </table:table>
      <text:p text:style-name="P117"/>
      <text:p text:style-name="P117">If all is well, it'll return a 200, else an error code, and regardless, the outcome will be in the body.</text:p>
      <text:p text:style-name="P117">If 200, we return something like:</text:p>
      <table:table table:name="Table104" table:style-name="Table104">
        <table:table-column table:style-name="Table104.A"/>
        <table:table-row>
          <table:table-cell table:style-name="Table104.A1" office:value-type="string">
            <text:p text:style-name="P242">{</text:p>
            <text:p text:style-name="P242">"IGNORE_HIDDEN": "<text:span text:style-name="T107">True</text:span>", </text:p>
            <text:p text:style-name="P242">"IGNORED_DIRS": [".@__thumb", ".AppleDouble", "lost+found"],</text:p>
            <text:p text:style-name="P242"><text:s/>"VALID_EXTENSIONS": [".m4v", ".3gp", ".nsv", ".ts", ".ty", ".strm", ".rm", ".rmvb", ".m3u", ".mov", ".qt", ".divx", ".xvid", ".bivx", ".vob", ".nrg", ".img", ".iso", ".pva", ".wmv", ".asf", ".asx", ".ogm", ".m2v", ".avi", ".bin", ".dat", ".dvr-ms", ".mpg", ".mpeg", ".mp4", ".mkv", ".avc", ".vp3", ".svq3", ".nuv", ".viv", ".dv", ".fli", ".flv", ".rar", ".001", ".wpl", ".zip", ".mp3"]</text:p>
            <text:p text:style-name="P242">}</text:p>
          </table:table-cell>
        </table:table-row>
      </table:table>
      <text:p text:style-name="P117"/>
      <text:h text:style-name="P359" text:outline-level="3"><text:bookmark-start text:name="__RefHeading___Toc6205_645251985"/>setSettings<text:bookmark-end text:name="__RefHeading___Toc6205_645251985"/></text:h>
      <text:p text:style-name="P132">To alter the settings of this module, issue a POST like:</text:p>
      <table:table table:name="Table114" table:style-name="Table114">
        <table:table-column table:style-name="Table114.A"/>
        <table:table-row>
          <table:table-cell table:style-name="Table114.A1" office:value-type="string">
            <text:p text:style-name="P243">/api/v3/findMedia/setSettings</text:p>
          </table:table-cell>
        </table:table-row>
      </table:table>
      <text:p text:style-name="P132"/>
      <text:p text:style-name="P132">With a body like:</text:p>
      <table:table table:name="Table122" table:style-name="Table122">
        <table:table-column table:style-name="Table122.A"/>
        <table:table-row>
          <table:table-cell table:style-name="Table122.A1" office:value-type="string">
            <text:p text:style-name="P243">{</text:p>
            <text:p text:style-name="P243"><text:s text:c="4"/>"IGNORE_HIDDEN": true,</text:p>
            <text:p text:style-name="P243"><text:s text:c="4"/>"IGNORED_DIRS": [</text:p>
            <text:p text:style-name="P243"><text:s text:c="8"/>".@__thumb",</text:p>
            <text:p text:style-name="P243"><text:s text:c="8"/>"lost+found"</text:p>
            <text:p text:style-name="P243"><text:s text:c="4"/>]</text:p>
            <text:p text:style-name="P243">}</text:p>
          </table:table-cell>
        </table:table-row>
      </table:table>
      <text:p text:style-name="P132"/>
      <text:p text:style-name="P132">To see valid keys lookup getSettings</text:p>
      <text:h text:style-name="P360" text:outline-level="3"><text:bookmark-start text:name="__RefHeading___Toc18946_270343148"/>resetSettings<text:bookmark-end text:name="__RefHeading___Toc18946_270343148"/></text:h>
      <text:p text:style-name="P120">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33">/api/v3/findMedia/resetSettings</text:p>
          </table:table-cell>
        </table:table-row>
      </table:table>
      <text:p text:style-name="P120"/>
      <text:p text:style-name="P123"><text:soft-page-break/>Above would return a 200</text:p>
      <text:h text:style-name="P361" text:outline-level="3"><text:bookmark-start text:name="__RefHeading___Toc6190_645251985"/>getStatus<text:bookmark-end text:name="__RefHeading___Toc6190_645251985"/></text:h>
      <text:p text:style-name="P124">While the job in not active, a GET to</text:p>
      <table:table table:name="Table107" table:style-name="Table107">
        <table:table-column table:style-name="Table107.A"/>
        <table:table-row>
          <table:table-cell table:style-name="Table107.A1" office:value-type="string">
            <text:p text:style-name="P237">/api/v3/findMedia/getStatus</text:p>
          </table:table-cell>
        </table:table-row>
      </table:table>
      <text:p text:style-name="P124"/>
      <text:p text:style-name="P124">will return 200 and a body of:</text:p>
      <table:table table:name="Table108" table:style-name="Table108">
        <table:table-column table:style-name="Table108.A"/>
        <table:table-row>
          <table:table-cell table:style-name="Table108.A1" office:value-type="string">
            <text:p text:style-name="P235">Idle</text:p>
          </table:table-cell>
        </table:table-row>
      </table:table>
      <text:p text:style-name="P124"/>
      <text:p text:style-name="P124">During running. the status call returns more info to the user, like:</text:p>
      <table:table table:name="Table109" table:style-name="Table109">
        <table:table-column table:style-name="Table109.A"/>
        <table:table-row>
          <table:table-cell table:style-name="Table109.A1" office:value-type="string">
            <text:p text:style-name="P235">Scanning database show 1 of 92 : <text:span text:style-name="T111">My TV Show Season 2</text:span></text:p>
          </table:table-cell>
        </table:table-row>
      </table:table>
      <text:p text:style-name="P124"/>
      <text:h text:style-name="P362" text:outline-level="3"><text:bookmark-start text:name="__RefHeading___Toc6193_645251985"/><text:span text:style-name="T112">g</text:span>etResult<text:bookmark-end text:name="__RefHeading___Toc6193_645251985"/></text:h>
      <text:p text:style-name="P12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38">/api/v3/findMedia/getResult</text:p>
          </table:table-cell>
        </table:table-row>
      </table:table>
      <text:p text:style-name="P125"/>
      <text:p text:style-name="P125">Above would return 200 and a body like:</text:p>
      <table:table table:name="Table111" table:style-name="Table111">
        <table:table-column table:style-name="Table111.A"/>
        <table:table-row>
          <table:table-cell table:style-name="Table111.A1" office:value-type="string">
            <text:p text:style-name="P236">{</text:p>
            <text:p text:style-name="P236"><text:s text:c="4"/>"MissingFromDB": [</text:p>
            <text:p text:style-name="P236"><text:s text:c="8"/>"/share/CACHEDEV1_DATA/video/tv-series/myShow/Season 01/myShow.S01E01.avi",</text:p>
            <text:p text:style-name="P236"><text:s text:c="8"/>"/share/CACHEDEV1_DATA/video/tv-series/myShow/Season 03/myShow.S03E01.avi",</text:p>
            <text:p text:style-name="P236"><text:s text:c="4"/>],</text:p>
            <text:p text:style-name="P236"><text:s text:c="4"/>"MissingFromFS": []</text:p>
            <text:p text:style-name="P236">}</text:p>
          </table:table-cell>
        </table:table-row>
      </table:table>
      <text:p text:style-name="P125"/>
      <text:p text:style-name="P126">If scanning is still in progress, or has been aborted, we instead return 204</text:p>
      <text:p text:style-name="P126"/>
      <text:h text:style-name="P363" text:outline-level="3"><text:bookmark-start text:name="__RefHeading___Toc6196_645251985"/>Abort<text:bookmark-end text:name="__RefHeading___Toc6196_645251985"/></text:h>
      <text:p text:style-name="P127">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40">/api/v3/findMedia/abort</text:p>
          </table:table-cell>
        </table:table-row>
      </table:table>
      <text:p text:style-name="P127"/>
      <text:p text:style-name="P127">Above would return 200, and scanning will then be aborted ASAP, and status will be set to “Idle”</text:p>
      <text:h text:style-name="P364" text:outline-level="3"><text:bookmark-start text:name="__RefHeading___Toc6200_645251985"/><text:soft-page-break/>scanSection<text:bookmark-end text:name="__RefHeading___Toc6200_645251985"/></text:h>
      <text:p text:style-name="P130">To start scanning a section, issue a GET like:</text:p>
      <table:table table:name="Table106" table:style-name="Table106">
        <table:table-column table:style-name="Table106.A"/>
        <table:table-row>
          <table:table-cell table:style-name="Table106.A1" office:value-type="string">
            <text:p text:style-name="P173"><text:span text:style-name="T116">/api/v3/findMedia/scanSection/</text:span>&lt;Sectionnumber&gt;</text:p>
          </table:table-cell>
        </table:table-row>
      </table:table>
      <text:p text:style-name="P130"/>
      <text:p text:style-name="P130">Above would return a 200 right away, and kick off a thread on the PMS, that would start to scan the section, as well as the file-system assigned to that section.</text:p>
      <text:p text:style-name="P131">After this call, front-end has to do scheduled calls to getStatus until finished, and when so, call getResult</text:p>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8-11T22:01:37.236697826</dc:date>
    <meta:editing-duration>P32DT12H44M44S</meta:editing-duration>
    <meta:editing-cycles>330</meta:editing-cycles>
    <meta:generator>LibreOffice/5.3.3.2$Linux_X86_64 LibreOffice_project/30m0$Build-2</meta:generator>
    <meta:document-statistic meta:table-count="140" meta:image-count="1" meta:object-count="0" meta:page-count="55" meta:paragraph-count="1193" meta:word-count="7786" meta:character-count="59641" meta:non-whitespace-character-count="49607"/>
  </office:meta>
</office:document-meta>
</file>